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8" style:family="graphic" style:parent-style-name="standard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1" style:family="graphic" style:parent-style-name="standard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4" style:family="graphic" style:parent-style-name="standard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5" style:family="graphic">
      <style:graphic-properties style:protect="size"/>
    </style:style>
    <style:style style:name="gr16" style:family="graphic" style:parent-style-name="Alapértelmezett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Alapértelmezett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8" style:family="graphic" style:parent-style-name="Alapértelmezett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19" style:family="graphic" style:parent-style-name="Alapértelmezett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20" style:family="graphic" style:parent-style-name="Alapértelmezett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21" style:family="graphic" style:parent-style-name="Alapértelmezett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22" style:family="graphic" style:parent-style-name="Alapértelmezett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23" style:family="graphic" style:parent-style-name="Alapértelmezett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4" style:family="graphic" style:parent-style-name="Alapértelmezett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5" style:family="graphic" style:parent-style-name="Alapértelmezett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26" style:family="graphic" style:parent-style-name="Alapértelmezett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7" style:family="graphic" style:parent-style-name="Alapértelmezett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8" style:family="graphic" style:parent-style-name="Kitöltetlen_20_objektum_5f_1">
      <style:graphic-properties draw:marker-end="Arrow" draw:marker-end-width="0.3cm" draw:fill="none" draw:textarea-vertical-align="middle"/>
    </style:style>
    <style:style style:name="gr29" style:family="graphic" style:parent-style-name="Kitöltetlen_20_objektum_5f_1">
      <style:graphic-properties draw:fill="none" draw:textarea-vertical-align="middle"/>
    </style:style>
    <style:style style:name="gr30" style:family="graphic" style:parent-style-name="Alapértelmezett_5f_2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1" style:family="graphic" style:parent-style-name="Alapértelmezett_5f_2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32" style:family="graphic" style:parent-style-name="Alapértelmezett_5f_2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33" style:family="graphic" style:parent-style-name="Alapértelmezet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Alapértelmezett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5" style:family="graphic" style:parent-style-name="Alapértelmezett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36" style:family="graphic" style:parent-style-name="Alapértelmezett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37" style:family="graphic" style:parent-style-name="Alapértelmezett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38" style:family="graphic" style:parent-style-name="Alapértelmezett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39" style:family="graphic" style:parent-style-name="Alapértelmezett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40" style:family="graphic" style:parent-style-name="Alapértelmezett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41" style:family="graphic" style:parent-style-name="Alapértelmezett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42" style:family="graphic" style:parent-style-name="Alapértelmezett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43" style:family="graphic" style:parent-style-name="Alapértelmezett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44" style:family="graphic" style:parent-style-name="Alapértelmezett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5" style:family="graphic" style:parent-style-name="Kitöltetlen_20_objektum_5f_1_5f_1">
      <style:graphic-properties draw:marker-end="Arrow" draw:marker-end-width="0.3cm" draw:fill="none" draw:textarea-vertical-align="middle"/>
    </style:style>
    <style:style style:name="gr46" style:family="graphic" style:parent-style-name="Kitöltetlen_20_objektum_5f_1_5f_1">
      <style:graphic-properties draw:fill="none" draw:textarea-vertical-align="middle"/>
    </style:style>
    <style:style style:name="gr47" style:family="graphic" style:parent-style-name="Alapértelmezett_5f_2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48" style:family="graphic" style:parent-style-name="Alapértelmezett_5f_2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49" style:family="graphic" style:parent-style-name="Alapértelmezett_5f_2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50" style:family="graphic" style:parent-style-name="Alapértelmezett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Alapértelmezett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52" style:family="graphic" style:parent-style-name="Alapértelmezett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53" style:family="graphic" style:parent-style-name="Alapértelmezett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54" style:family="graphic" style:parent-style-name="Alapértelmezett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55" style:family="graphic" style:parent-style-name="Alapértelmezett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56" style:family="graphic" style:parent-style-name="Alapértelmezett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57" style:family="graphic" style:parent-style-name="Alapértelmezett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58" style:family="graphic" style:parent-style-name="Alapértelmezett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59" style:family="graphic" style:parent-style-name="Alapértelmezett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60" style:family="graphic" style:parent-style-name="Alapértelmezett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61" style:family="graphic" style:parent-style-name="Alapértelmezett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2" style:family="graphic" style:parent-style-name="Kitöltetlen_20_objektum_5f_1_5f_1_5f_1">
      <style:graphic-properties draw:marker-end="Arrow" draw:marker-end-width="0.3cm" draw:fill="none" draw:textarea-vertical-align="middle"/>
    </style:style>
    <style:style style:name="gr63" style:family="graphic" style:parent-style-name="Kitöltetlen_20_objektum_5f_1_5f_1_5f_1">
      <style:graphic-properties draw:fill="none" draw:textarea-vertical-align="middle"/>
    </style:style>
    <style:style style:name="gr64" style:family="graphic" style:parent-style-name="Alapértelmezett_5f_2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65" style:family="graphic" style:parent-style-name="Alapértelmezett_5f_2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66" style:family="graphic" style:parent-style-name="Alapértelmezett_5f_2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67" style:family="graphic" style:parent-style-name="Alapértelmezett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68" style:family="graphic" style:parent-style-name="Alapértelmezett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69" style:family="graphic" style:parent-style-name="Alapértelmezett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70" style:family="graphic" style:parent-style-name="Alapértelmezett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71" style:family="graphic" style:parent-style-name="Alapértelmezett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72" style:family="graphic" style:parent-style-name="Alapértelmezett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73" style:family="graphic" style:parent-style-name="Alapértelmezett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74" style:family="graphic" style:parent-style-name="Alapértelmezett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75" style:family="graphic" style:parent-style-name="Alapértelmezett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76" style:family="graphic" style:parent-style-name="Alapértelmezett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77" style:family="graphic" style:parent-style-name="Alapértelmezett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78" style:family="graphic" style:parent-style-name="Alapértelmezett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79" style:family="graphic" style:parent-style-name="Kitöltetlen_20_objektum_5f_1_5f_1_5f_1_5f_1">
      <style:graphic-properties draw:marker-end="Arrow" draw:marker-end-width="0.3cm" draw:fill="none" draw:textarea-vertical-align="middle"/>
    </style:style>
    <style:style style:name="gr80" style:family="graphic" style:parent-style-name="Kitöltetlen_20_objektum_5f_1_5f_1_5f_1_5f_1">
      <style:graphic-properties draw:fill="none" draw:textarea-vertical-align="middle"/>
    </style:style>
    <style:style style:name="gr81" style:family="graphic" style:parent-style-name="Alapértelmezett_5f_2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82" style:family="graphic" style:parent-style-name="Alapértelmezett_5f_2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83" style:family="graphic" style:parent-style-name="Alapértelmezett_5f_2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84" style:family="graphic" style:parent-style-name="Alapértelmezett_5f_2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85" style:family="graphic" style:parent-style-name="Alapértelmezett_5f_2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86" style:family="graphic" style:parent-style-name="Alapértelmezett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87" style:family="graphic" style:parent-style-name="Alapértelmezett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88" style:family="graphic" style:parent-style-name="Alapértelmezett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89" style:family="graphic" style:parent-style-name="Alapértelmezett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90" style:family="graphic" style:parent-style-name="Alapértelmezett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91" style:family="graphic" style:parent-style-name="Alapértelmezett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92" style:family="graphic" style:parent-style-name="Alapértelmezett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93" style:family="graphic" style:parent-style-name="Alapértelmezett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94" style:family="graphic" style:parent-style-name="Alapértelmezett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95" style:family="graphic" style:parent-style-name="Alapértelmezett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96" style:family="graphic" style:parent-style-name="standard">
      <style:graphic-properties svg:stroke-color="#f37b70" draw:fill="solid" draw:fill-color="#f37b70" draw:opacity="50%" draw:textarea-horizontal-align="justify" draw:textarea-vertical-align="middle" draw:auto-grow-height="false" fo:min-height="4.75cm" fo:min-width="13.5cm"/>
    </style:style>
    <style:style style:name="gr97" style:family="graphic" style:parent-style-name="Alapértelmezett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98" style:family="graphic" style:parent-style-name="Kitöltetlen_20_objektum_5f_1_5f_1_5f_1_5f_1_5f_1">
      <style:graphic-properties draw:marker-end="Arrow" draw:marker-end-width="0.3cm" draw:fill="none" draw:textarea-vertical-align="middle"/>
    </style:style>
    <style:style style:name="gr99" style:family="graphic" style:parent-style-name="Kitöltetlen_20_objektum_5f_1_5f_1_5f_1_5f_1_5f_1">
      <style:graphic-properties draw:fill="none" draw:textarea-vertical-align="middle"/>
    </style:style>
    <style:style style:name="gr100" style:family="graphic" style:parent-style-name="Alapértelmezett_5f_2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01" style:family="graphic" style:parent-style-name="Alapértelmezett_5f_2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02" style:family="graphic" style:parent-style-name="Alapértelmezett_5f_2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03" style:family="graphic" style:parent-style-name="Alapértelmezett_5f_2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04" style:family="graphic" style:parent-style-name="Alapértelmezett_5f_2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105" style:family="graphic" style:parent-style-name="Alapértelmezett_5f_2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6" style:family="graphic" style:parent-style-name="Alapértelmezett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07" style:family="graphic" style:parent-style-name="Alapértelmezett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108" style:family="graphic" style:parent-style-name="Alapértelmezett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109" style:family="graphic" style:parent-style-name="Alapértelmezett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110" style:family="graphic" style:parent-style-name="Alapértelmezett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111" style:family="graphic" style:parent-style-name="Alapértelmezett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112" style:family="graphic" style:parent-style-name="Alapértelmezett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13" style:family="graphic" style:parent-style-name="Alapértelmezett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14" style:family="graphic" style:parent-style-name="Alapértelmezett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115" style:family="graphic" style:parent-style-name="Alapértelmezett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16" style:family="graphic" style:parent-style-name="Alapértelmezett_5f_3">
      <style:graphic-properties svg:stroke-color="#f37b70" draw:fill="solid" draw:fill-color="#f37b70" draw:opacity="50%" draw:textarea-horizontal-align="justify" draw:textarea-vertical-align="middle" draw:auto-grow-height="false" fo:min-height="4.75cm" fo:min-width="13.5cm"/>
    </style:style>
    <style:style style:name="gr117" style:family="graphic" style:parent-style-name="Alapértelmezett_5f_1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18" style:family="graphic" style:parent-style-name="Kitöltetlen_20_objektum_5f_1_5f_1_5f_1_5f_1_5f_1_5f_1">
      <style:graphic-properties draw:marker-end="Arrow" draw:marker-end-width="0.3cm" draw:fill="none" draw:textarea-vertical-align="middle"/>
    </style:style>
    <style:style style:name="gr119" style:family="graphic" style:parent-style-name="Kitöltetlen_20_objektum_5f_1_5f_1_5f_1_5f_1_5f_1_5f_1">
      <style:graphic-properties draw:fill="none" draw:textarea-vertical-align="middle"/>
    </style:style>
    <style:style style:name="gr120" style:family="graphic" style:parent-style-name="Alapértelmezett_5f_2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21" style:family="graphic" style:parent-style-name="Alapértelmezett_5f_2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22" style:family="graphic" style:parent-style-name="Alapértelmezett_5f_2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23" style:family="graphic" style:parent-style-name="Alapértelmezett_5f_2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24" style:family="graphic" style:parent-style-name="Alapértelmezett_5f_2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125" style:family="graphic" style:parent-style-name="Alapértelmezett_5f_2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6" style:family="graphic" style:parent-style-name="Alapértelmezett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27" style:family="graphic" style:parent-style-name="Alapértelmezett_5f_1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128" style:family="graphic" style:parent-style-name="Alapértelmezett_5f_1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129" style:family="graphic" style:parent-style-name="Alapértelmezett_5f_1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130" style:family="graphic" style:parent-style-name="Alapértelmezett_5f_1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131" style:family="graphic" style:parent-style-name="Alapértelmezett_5f_1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132" style:family="graphic" style:parent-style-name="Alapértelmezett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33" style:family="graphic" style:parent-style-name="Alapértelmezett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34" style:family="graphic" style:parent-style-name="Alapértelmezett_5f_1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135" style:family="graphic" style:parent-style-name="Alapértelmezett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36" style:family="graphic" style:parent-style-name="Alapértelmezett_5f_3_5f_1">
      <style:graphic-properties svg:stroke-color="#f37b70" draw:fill="solid" draw:fill-color="#f37b70" draw:opacity="50%" draw:textarea-horizontal-align="justify" draw:textarea-vertical-align="middle" draw:auto-grow-height="false" fo:min-height="4.75cm" fo:min-width="13.5cm"/>
    </style:style>
    <style:style style:name="gr137" style:family="graphic" style:parent-style-name="Alapértelmezett_5f_1_5f_1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38" style:family="graphic" style:parent-style-name="Kitöltetlen_20_objektum_5f_1_5f_1_5f_1_5f_1_5f_1_5f_1_5f_1">
      <style:graphic-properties draw:marker-end="Arrow" draw:marker-end-width="0.3cm" draw:fill="none" draw:textarea-vertical-align="middle"/>
    </style:style>
    <style:style style:name="gr139" style:family="graphic" style:parent-style-name="Kitöltetlen_20_objektum_5f_1_5f_1_5f_1_5f_1_5f_1_5f_1_5f_1">
      <style:graphic-properties draw:fill="none" draw:textarea-vertical-align="middle"/>
    </style:style>
    <style:style style:name="gr140" style:family="graphic" style:parent-style-name="Alapértelmezett_5f_2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41" style:family="graphic" style:parent-style-name="Alapértelmezett_5f_2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42" style:family="graphic" style:parent-style-name="Alapértelmezett_5f_2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43" style:family="graphic" style:parent-style-name="Alapértelmezett_5f_2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44" style:family="graphic" style:parent-style-name="Alapértelmezett_5f_2_5f_1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145" style:family="graphic" style:parent-style-name="Alapértelmezett_5f_2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6" style:family="graphic" style:parent-style-name="Alapértelmezett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47" style:family="graphic" style:parent-style-name="Alapértelmezett_5f_1_5f_1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148" style:family="graphic" style:parent-style-name="Alapértelmezett_5f_1_5f_1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149" style:family="graphic" style:parent-style-name="Alapértelmezett_5f_1_5f_1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150" style:family="graphic" style:parent-style-name="Alapértelmezett_5f_1_5f_1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151" style:family="graphic" style:parent-style-name="Alapértelmezett_5f_1_5f_1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152" style:family="graphic" style:parent-style-name="Alapértelmezett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53" style:family="graphic" style:parent-style-name="Alapértelmezett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54" style:family="graphic" style:parent-style-name="Alapértelmezett_5f_1_5f_1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155" style:family="graphic" style:parent-style-name="Alapértelmezett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56" style:family="graphic" style:parent-style-name="Alapértelmezett_5f_3_5f_1_5f_1">
      <style:graphic-properties svg:stroke-color="#f37b70" draw:fill="solid" draw:fill-color="#f37b70" draw:opacity="50%" draw:textarea-horizontal-align="justify" draw:textarea-vertical-align="middle" draw:auto-grow-height="false" fo:min-height="4.75cm" fo:min-width="13.5cm"/>
    </style:style>
    <style:style style:name="gr157" style:family="graphic" style:parent-style-name="Alapértelmezett_5f_1_5f_1_5f_1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58" style:family="graphic" style:parent-style-name="Kitöltetlen_20_objektum_5f_1_5f_1_5f_1_5f_1_5f_1_5f_1_5f_1_5f_1">
      <style:graphic-properties draw:marker-end="Arrow" draw:marker-end-width="0.3cm" draw:fill="none" draw:textarea-vertical-align="middle"/>
    </style:style>
    <style:style style:name="gr159" style:family="graphic" style:parent-style-name="Kitöltetlen_20_objektum_5f_1_5f_1_5f_1_5f_1_5f_1_5f_1_5f_1_5f_1">
      <style:graphic-properties draw:fill="none" draw:textarea-vertical-align="middle"/>
    </style:style>
    <style:style style:name="gr160" style:family="graphic" style:parent-style-name="Alapértelmezett_5f_2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61" style:family="graphic" style:parent-style-name="Alapértelmezett_5f_2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62" style:family="graphic" style:parent-style-name="Alapértelmezett_5f_2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63" style:family="graphic" style:parent-style-name="Alapértelmezett_5f_2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64" style:family="graphic" style:parent-style-name="Alapértelmezett_5f_2_5f_1_5f_1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165" style:family="graphic" style:parent-style-name="Alapértelmezett_5f_2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6" style:family="graphic" style:parent-style-name="Alapértelmezett_5f_1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67" style:family="graphic" style:parent-style-name="Alapértelmezett_5f_1_5f_1_5f_1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168" style:family="graphic" style:parent-style-name="Alapértelmezett_5f_1_5f_1_5f_1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169" style:family="graphic" style:parent-style-name="Alapértelmezett_5f_1_5f_1_5f_1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170" style:family="graphic" style:parent-style-name="Alapértelmezett_5f_1_5f_1_5f_1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171" style:family="graphic" style:parent-style-name="Alapértelmezett_5f_1_5f_1_5f_1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172" style:family="graphic" style:parent-style-name="Alapértelmezett_5f_1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73" style:family="graphic" style:parent-style-name="Alapértelmezett_5f_1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74" style:family="graphic" style:parent-style-name="Alapértelmezett_5f_1_5f_1_5f_1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175" style:family="graphic" style:parent-style-name="Alapértelmezett_5f_1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76" style:family="graphic" style:parent-style-name="Alapértelmezett_5f_3_5f_1_5f_1_5f_1">
      <style:graphic-properties svg:stroke-color="#f37b70" draw:fill="solid" draw:fill-color="#f37b70" draw:opacity="50%" draw:textarea-horizontal-align="justify" draw:textarea-vertical-align="middle" draw:auto-grow-height="false" fo:min-height="4.75cm" fo:min-width="13.5cm"/>
    </style:style>
    <style:style style:name="gr177" style:family="graphic" style:parent-style-name="Alapértelmezett_5f_1_5f_1_5f_1_5f_1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78" style:family="graphic" style:parent-style-name="Kitöltetlen_20_objektum_5f_1_5f_1_5f_1_5f_1_5f_1_5f_1_5f_1_5f_1_5f_1">
      <style:graphic-properties draw:marker-end="Arrow" draw:marker-end-width="0.3cm" draw:fill="none" draw:textarea-vertical-align="middle"/>
    </style:style>
    <style:style style:name="gr179" style:family="graphic" style:parent-style-name="Kitöltetlen_20_objektum_5f_1_5f_1_5f_1_5f_1_5f_1_5f_1_5f_1_5f_1_5f_1">
      <style:graphic-properties draw:fill="none" draw:textarea-vertical-align="middle"/>
    </style:style>
    <style:style style:name="gr180" style:family="graphic" style:parent-style-name="Alapértelmezett_5f_2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81" style:family="graphic" style:parent-style-name="Alapértelmezett_5f_2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82" style:family="graphic" style:parent-style-name="Alapértelmezett_5f_2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83" style:family="graphic" style:parent-style-name="Alapértelmezett_5f_2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84" style:family="graphic" style:parent-style-name="Alapértelmezett_5f_2_5f_1_5f_1_5f_1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185" style:family="graphic" style:parent-style-name="Alapértelmezett_5f_2_5f_1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6" style:family="graphic" style:parent-style-name="Alapértelmezett_5f_1_5f_1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187" style:family="graphic" style:parent-style-name="Alapértelmezett_5f_1_5f_1_5f_1_5f_1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188" style:family="graphic" style:parent-style-name="Alapértelmezett_5f_1_5f_1_5f_1_5f_1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189" style:family="graphic" style:parent-style-name="Alapértelmezett_5f_1_5f_1_5f_1_5f_1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190" style:family="graphic" style:parent-style-name="Alapértelmezett_5f_1_5f_1_5f_1_5f_1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191" style:family="graphic" style:parent-style-name="Alapértelmezett_5f_1_5f_1_5f_1_5f_1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192" style:family="graphic" style:parent-style-name="Alapértelmezett_5f_1_5f_1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193" style:family="graphic" style:parent-style-name="Alapértelmezett_5f_1_5f_1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194" style:family="graphic" style:parent-style-name="Alapértelmezett_5f_1_5f_1_5f_1_5f_1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195" style:family="graphic" style:parent-style-name="Alapértelmezett_5f_1_5f_1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196" style:family="graphic" style:parent-style-name="Alapértelmezett_5f_3_5f_1_5f_1_5f_1_5f_1">
      <style:graphic-properties svg:stroke-color="#f37b70" draw:fill="solid" draw:fill-color="#f37b70" draw:opacity="50%" draw:textarea-horizontal-align="justify" draw:textarea-vertical-align="middle" draw:auto-grow-height="false" fo:min-height="4.75cm" fo:min-width="13.5cm"/>
    </style:style>
    <style:style style:name="gr197" style:family="graphic" style:parent-style-name="Alapértelmezett_5f_1_5f_1_5f_1_5f_1_5f_1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98" style:family="graphic" style:parent-style-name="Kitöltetlen_20_objektum_5f_1_5f_1_5f_1_5f_1_5f_1_5f_1_5f_1_5f_1_5f_1_5f_1">
      <style:graphic-properties draw:marker-end="Arrow" draw:marker-end-width="0.3cm" draw:fill="none" draw:textarea-vertical-align="middle"/>
    </style:style>
    <style:style style:name="gr199" style:family="graphic" style:parent-style-name="Kitöltetlen_20_objektum_5f_1_5f_1_5f_1_5f_1_5f_1_5f_1_5f_1_5f_1_5f_1_5f_1">
      <style:graphic-properties draw:fill="none" draw:textarea-vertical-align="middle"/>
    </style:style>
    <style:style style:name="gr200" style:family="graphic" style:parent-style-name="Alapértelmezett_5f_2_5f_1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01" style:family="graphic" style:parent-style-name="Alapértelmezett_5f_2_5f_1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202" style:family="graphic" style:parent-style-name="Alapértelmezett_5f_2_5f_1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03" style:family="graphic" style:parent-style-name="Alapértelmezett_5f_2_5f_1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04" style:family="graphic" style:parent-style-name="Alapértelmezett_5f_2_5f_1_5f_1_5f_1_5f_1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205" style:family="graphic" style:parent-style-name="Alapértelmezett_5f_2_5f_1_5f_1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6" style:family="graphic" style:parent-style-name="Alapértelmezett_5f_1_5f_1_5f_1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207" style:family="graphic" style:parent-style-name="Alapértelmezett_5f_1_5f_1_5f_1_5f_1_5f_1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208" style:family="graphic" style:parent-style-name="Alapértelmezett_5f_1_5f_1_5f_1_5f_1_5f_1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209" style:family="graphic" style:parent-style-name="Alapértelmezett_5f_1_5f_1_5f_1_5f_1_5f_1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210" style:family="graphic" style:parent-style-name="Alapértelmezett_5f_1_5f_1_5f_1_5f_1_5f_1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211" style:family="graphic" style:parent-style-name="Alapértelmezett_5f_1_5f_1_5f_1_5f_1_5f_1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212" style:family="graphic" style:parent-style-name="Alapértelmezett_5f_1_5f_1_5f_1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13" style:family="graphic" style:parent-style-name="Alapértelmezett_5f_1_5f_1_5f_1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14" style:family="graphic" style:parent-style-name="Alapértelmezett_5f_1_5f_1_5f_1_5f_1_5f_1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215" style:family="graphic" style:parent-style-name="Alapértelmezett_5f_1_5f_1_5f_1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16" style:family="graphic" style:parent-style-name="standard">
      <style:graphic-properties draw:fill-color="#00a65d" draw:textarea-horizontal-align="justify" draw:textarea-vertical-align="middle" draw:auto-grow-height="false" fo:min-height="5.75cm" fo:min-width="7.5cm"/>
    </style:style>
    <style:style style:name="gr217" style:family="graphic" style:parent-style-name="Alapértelmezett_5f_3_5f_1_5f_1_5f_1_5f_1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218" style:family="graphic" style:parent-style-name="Alapértelmezett_5f_3_5f_1_5f_1_5f_1_5f_1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219" style:family="graphic" style:parent-style-name="Alapértelmezett_5f_1_5f_1_5f_1_5f_1_5f_1_5f_1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20" style:family="graphic" style:parent-style-name="Kitöltetlen_20_objektum_5f_1_5f_1_5f_1_5f_1_5f_1_5f_1_5f_1_5f_1_5f_1_5f_1_5f_1">
      <style:graphic-properties draw:marker-end="Arrow" draw:marker-end-width="0.3cm" draw:fill="none" draw:textarea-vertical-align="middle"/>
    </style:style>
    <style:style style:name="gr221" style:family="graphic" style:parent-style-name="Kitöltetlen_20_objektum_5f_1_5f_1_5f_1_5f_1_5f_1_5f_1_5f_1_5f_1_5f_1_5f_1_5f_1">
      <style:graphic-properties draw:fill="none" draw:textarea-vertical-align="middle"/>
    </style:style>
    <style:style style:name="gr222" style:family="graphic" style:parent-style-name="Alapértelmezett_5f_2_5f_1_5f_1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23" style:family="graphic" style:parent-style-name="Alapértelmezett_5f_2_5f_1_5f_1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224" style:family="graphic" style:parent-style-name="Alapértelmezett_5f_2_5f_1_5f_1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25" style:family="graphic" style:parent-style-name="Alapértelmezett_5f_2_5f_1_5f_1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26" style:family="graphic" style:parent-style-name="Alapértelmezett_5f_2_5f_1_5f_1_5f_1_5f_1_5f_1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227" style:family="graphic" style:parent-style-name="Alapértelmezett_5f_2_5f_1_5f_1_5f_1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8" style:family="graphic" style:parent-style-name="Alapértelmezett_5f_1_5f_1_5f_1_5f_1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229" style:family="graphic" style:parent-style-name="Alapértelmezett_5f_1_5f_1_5f_1_5f_1_5f_1_5f_1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230" style:family="graphic" style:parent-style-name="Alapértelmezett_5f_1_5f_1_5f_1_5f_1_5f_1_5f_1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231" style:family="graphic" style:parent-style-name="Alapértelmezett_5f_1_5f_1_5f_1_5f_1_5f_1_5f_1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232" style:family="graphic" style:parent-style-name="Alapértelmezett_5f_1_5f_1_5f_1_5f_1_5f_1_5f_1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233" style:family="graphic" style:parent-style-name="Alapértelmezett_5f_1_5f_1_5f_1_5f_1_5f_1_5f_1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234" style:family="graphic" style:parent-style-name="Alapértelmezett_5f_1_5f_1_5f_1_5f_1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35" style:family="graphic" style:parent-style-name="Alapértelmezett_5f_1_5f_1_5f_1_5f_1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36" style:family="graphic" style:parent-style-name="Alapértelmezett_5f_1_5f_1_5f_1_5f_1_5f_1_5f_1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237" style:family="graphic" style:parent-style-name="Alapértelmezett_5f_1_5f_1_5f_1_5f_1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38" style:family="graphic" style:parent-style-name="standard">
      <style:graphic-properties draw:stroke="none" draw:fill="none" fo:min-height="0.713cm"/>
    </style:style>
    <style:style style:name="gr23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0" style:family="graphic" style:parent-style-name="Alapértelmezett_5f_4">
      <style:graphic-properties draw:fill-color="#00a65d" draw:textarea-horizontal-align="justify" draw:textarea-vertical-align="middle" draw:auto-grow-height="false" fo:min-height="5.75cm" fo:min-width="7.5cm"/>
    </style:style>
    <style:style style:name="gr241" style:family="graphic" style:parent-style-name="Alapértelmezett_5f_3_5f_1_5f_1_5f_1_5f_1_5f_1_5f_2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242" style:family="graphic" style:parent-style-name="Alapértelmezett_5f_3_5f_1_5f_1_5f_1_5f_1_5f_1_5f_2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243" style:family="graphic" style:parent-style-name="Alapértelmezett_5f_1_5f_1_5f_1_5f_1_5f_1_5f_1_5f_1_5f_1_5f_1_5f_1_5f_1_5f_1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244" style:family="graphic" style:parent-style-name="Kitöltetlen_20_objektum_5f_1_5f_1_5f_1_5f_1_5f_1_5f_1_5f_1_5f_1_5f_1_5f_1_5f_1_5f_2">
      <style:graphic-properties draw:marker-end="Arrow" draw:marker-end-width="0.3cm" draw:fill="none" draw:textarea-vertical-align="middle"/>
    </style:style>
    <style:style style:name="gr245" style:family="graphic" style:parent-style-name="Kitöltetlen_20_objektum_5f_1_5f_1_5f_1_5f_1_5f_1_5f_1_5f_1_5f_1_5f_1_5f_1_5f_1_5f_2">
      <style:graphic-properties draw:fill="none" draw:textarea-vertical-align="middle"/>
    </style:style>
    <style:style style:name="gr246" style:family="graphic" style:parent-style-name="Alapértelmezett_5f_2_5f_1_5f_1_5f_1_5f_1_5f_1_5f_1_5f_1_5f_1_5f_1_5f_1_5f_2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47" style:family="graphic" style:parent-style-name="Alapértelmezett_5f_2_5f_1_5f_1_5f_1_5f_1_5f_1_5f_1_5f_1_5f_1_5f_1_5f_1_5f_2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48" style:family="graphic" style:parent-style-name="Alapértelmezett_5f_2_5f_1_5f_1_5f_1_5f_1_5f_1_5f_1_5f_1_5f_1_5f_1_5f_1_5f_2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49" style:family="graphic" style:parent-style-name="Alapértelmezett_5f_2_5f_1_5f_1_5f_1_5f_1_5f_1_5f_1_5f_1_5f_1_5f_1_5f_1_5f_2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250" style:family="graphic" style:parent-style-name="Alapértelmezett_5f_2_5f_1_5f_1_5f_1_5f_1_5f_1_5f_1_5f_1_5f_1_5f_1_5f_1_5f_2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251" style:family="graphic" style:parent-style-name="Alapértelmezett_5f_2_5f_1_5f_1_5f_1_5f_1_5f_1_5f_1_5f_1_5f_1_5f_1_5f_1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2" style:family="graphic" style:parent-style-name="Alapértelmezett_5f_1_5f_1_5f_1_5f_1_5f_1_5f_1_5f_1_5f_1_5f_1_5f_1_5f_1_5f_1_5f_2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253" style:family="graphic" style:parent-style-name="Alapértelmezett_5f_1_5f_1_5f_1_5f_1_5f_1_5f_1_5f_1_5f_1_5f_1_5f_1_5f_1_5f_1_5f_2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254" style:family="graphic" style:parent-style-name="Alapértelmezett_5f_1_5f_1_5f_1_5f_1_5f_1_5f_1_5f_1_5f_1_5f_1_5f_1_5f_1_5f_1_5f_2">
      <style:graphic-properties draw:stroke="none" svg:stroke-color="#000000" draw:fill="none" draw:fill-color="#ffffff" draw:auto-grow-height="true" draw:auto-grow-width="false" fo:max-height="0cm" fo:min-height="1.023cm"/>
    </style:style>
    <style:style style:name="gr255" style:family="graphic" style:parent-style-name="Alapértelmezett_5f_1_5f_1_5f_1_5f_1_5f_1_5f_1_5f_1_5f_1_5f_1_5f_1_5f_1_5f_1_5f_2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256" style:family="graphic" style:parent-style-name="Alapértelmezett_5f_1_5f_1_5f_1_5f_1_5f_1_5f_1_5f_1_5f_1_5f_1_5f_1_5f_1_5f_1_5f_2">
      <style:graphic-properties draw:stroke="none" svg:stroke-color="#000000" draw:fill="none" draw:fill-color="#ffffff" draw:auto-grow-height="true" draw:auto-grow-width="false" fo:max-height="0cm" fo:min-height="1.765cm"/>
    </style:style>
    <style:style style:name="gr257" style:family="graphic" style:parent-style-name="Alapértelmezett_5f_1_5f_1_5f_1_5f_1_5f_1_5f_1_5f_1_5f_1_5f_1_5f_1_5f_1_5f_1_5f_2">
      <style:graphic-properties draw:stroke="none" svg:stroke-color="#000000" draw:fill="none" draw:fill-color="#ffffff" draw:auto-grow-height="true" draw:auto-grow-width="false" fo:max-height="0cm" fo:min-height="0.55cm"/>
    </style:style>
    <style:style style:name="gr258" style:family="graphic" style:parent-style-name="Alapértelmezett_5f_1_5f_1_5f_1_5f_1_5f_1_5f_1_5f_1_5f_1_5f_1_5f_1_5f_1_5f_1_5f_2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59" style:family="graphic" style:parent-style-name="Alapértelmezett_5f_1_5f_1_5f_1_5f_1_5f_1_5f_1_5f_1_5f_1_5f_1_5f_1_5f_1_5f_1_5f_2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60" style:family="graphic" style:parent-style-name="Alapértelmezett_5f_1_5f_1_5f_1_5f_1_5f_1_5f_1_5f_1_5f_1_5f_1_5f_1_5f_1_5f_1_5f_2">
      <style:graphic-properties draw:stroke="none" svg:stroke-color="#000000" draw:fill="none" draw:fill-color="#ffffff" draw:auto-grow-height="true" draw:auto-grow-width="false" fo:max-height="0cm" fo:min-height="0.949cm"/>
    </style:style>
    <style:style style:name="gr261" style:family="graphic" style:parent-style-name="Alapértelmezett_5f_1_5f_1_5f_1_5f_1_5f_1_5f_1_5f_1_5f_1_5f_1_5f_1_5f_1_5f_1_5f_2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62" style:family="graphic" style:parent-style-name="Alapértelmezett_5f_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3" style:family="graphic" style:parent-style-name="Alapértelmezett_5f_4">
      <style:graphic-properties draw:stroke="none" draw:fill="none" fo:min-height="0.713cm"/>
    </style:style>
    <style:style style:name="gr264" style:family="graphic" style:parent-style-name="Kitöltetlen_20_objektum_5f_2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5" style:family="graphic" style:parent-style-name="Alapértelmezett_5f_4_5f_1">
      <style:graphic-properties draw:fill-color="#00a65d" draw:textarea-horizontal-align="justify" draw:textarea-vertical-align="middle" draw:auto-grow-height="false" fo:min-height="5.75cm" fo:min-width="7.5cm"/>
    </style:style>
    <style:style style:name="gr266" style:family="graphic" style:parent-style-name="Alapértelmezett_5f_3_5f_1_5f_1_5f_1_5f_1_5f_1_5f_2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267" style:family="graphic" style:parent-style-name="Alapértelmezett_5f_3_5f_1_5f_1_5f_1_5f_1_5f_1_5f_2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268" style:family="graphic" style:parent-style-name="Alapértelmezett_5f_1_5f_1_5f_1_5f_1_5f_1_5f_1_5f_1_5f_1_5f_1_5f_1_5f_1_5f_1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69" style:family="graphic" style:parent-style-name="Kitöltetlen_20_objektum_5f_1_5f_1_5f_1_5f_1_5f_1_5f_1_5f_1_5f_1_5f_1_5f_1_5f_1_5f_2_5f_1">
      <style:graphic-properties draw:marker-end="Arrow" draw:marker-end-width="0.3cm" draw:fill="none" draw:textarea-vertical-align="middle"/>
    </style:style>
    <style:style style:name="gr270" style:family="graphic" style:parent-style-name="Kitöltetlen_20_objektum_5f_1_5f_1_5f_1_5f_1_5f_1_5f_1_5f_1_5f_1_5f_1_5f_1_5f_1_5f_2_5f_1">
      <style:graphic-properties draw:fill="none" draw:textarea-vertical-align="middle"/>
    </style:style>
    <style:style style:name="gr271" style:family="graphic" style:parent-style-name="Alapértelmezett_5f_2_5f_1_5f_1_5f_1_5f_1_5f_1_5f_1_5f_1_5f_1_5f_1_5f_1_5f_2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72" style:family="graphic" style:parent-style-name="Alapértelmezett_5f_2_5f_1_5f_1_5f_1_5f_1_5f_1_5f_1_5f_1_5f_1_5f_1_5f_1_5f_2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73" style:family="graphic" style:parent-style-name="Alapértelmezett_5f_2_5f_1_5f_1_5f_1_5f_1_5f_1_5f_1_5f_1_5f_1_5f_1_5f_1_5f_2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74" style:family="graphic" style:parent-style-name="Alapértelmezett_5f_2_5f_1_5f_1_5f_1_5f_1_5f_1_5f_1_5f_1_5f_1_5f_1_5f_1_5f_2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275" style:family="graphic" style:parent-style-name="Alapértelmezett_5f_2_5f_1_5f_1_5f_1_5f_1_5f_1_5f_1_5f_1_5f_1_5f_1_5f_1_5f_2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276" style:family="graphic" style:parent-style-name="Alapértelmezett_5f_2_5f_1_5f_1_5f_1_5f_1_5f_1_5f_1_5f_1_5f_1_5f_1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7" style:family="graphic" style:parent-style-name="Alapértelmezett_5f_1_5f_1_5f_1_5f_1_5f_1_5f_1_5f_1_5f_1_5f_1_5f_1_5f_1_5f_1_5f_2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278" style:family="graphic" style:parent-style-name="Alapértelmezett_5f_1_5f_1_5f_1_5f_1_5f_1_5f_1_5f_1_5f_1_5f_1_5f_1_5f_1_5f_1_5f_2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279" style:family="graphic" style:parent-style-name="Alapértelmezett_5f_1_5f_1_5f_1_5f_1_5f_1_5f_1_5f_1_5f_1_5f_1_5f_1_5f_1_5f_1_5f_2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280" style:family="graphic" style:parent-style-name="Alapértelmezett_5f_1_5f_1_5f_1_5f_1_5f_1_5f_1_5f_1_5f_1_5f_1_5f_1_5f_1_5f_1_5f_2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281" style:family="graphic" style:parent-style-name="Alapértelmezett_5f_1_5f_1_5f_1_5f_1_5f_1_5f_1_5f_1_5f_1_5f_1_5f_1_5f_1_5f_1_5f_2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282" style:family="graphic" style:parent-style-name="Alapértelmezett_5f_1_5f_1_5f_1_5f_1_5f_1_5f_1_5f_1_5f_1_5f_1_5f_1_5f_1_5f_1_5f_2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283" style:family="graphic" style:parent-style-name="Alapértelmezett_5f_1_5f_1_5f_1_5f_1_5f_1_5f_1_5f_1_5f_1_5f_1_5f_1_5f_1_5f_1_5f_2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84" style:family="graphic" style:parent-style-name="Alapértelmezett_5f_1_5f_1_5f_1_5f_1_5f_1_5f_1_5f_1_5f_1_5f_1_5f_1_5f_1_5f_1_5f_2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85" style:family="graphic" style:parent-style-name="Alapértelmezett_5f_1_5f_1_5f_1_5f_1_5f_1_5f_1_5f_1_5f_1_5f_1_5f_1_5f_1_5f_1_5f_2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286" style:family="graphic" style:parent-style-name="Alapértelmezett_5f_1_5f_1_5f_1_5f_1_5f_1_5f_1_5f_1_5f_1_5f_1_5f_1_5f_1_5f_1_5f_2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87" style:family="graphic" style:parent-style-name="Alapértelmezett_5f_4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8" style:family="graphic" style:parent-style-name="Alapértelmezett_5f_4_5f_1">
      <style:graphic-properties draw:stroke="none" draw:fill="none" fo:min-height="0.713cm"/>
    </style:style>
    <style:style style:name="gr289" style:family="graphic" style:parent-style-name="Kitöltetlen_20_objektum_5f_2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0" style:family="graphic" style:parent-style-name="Alapértelmezett_5f_4_5f_1_5f_1">
      <style:graphic-properties draw:fill-color="#00a65d" draw:textarea-horizontal-align="justify" draw:textarea-vertical-align="middle" draw:auto-grow-height="false" fo:min-height="5.75cm" fo:min-width="7.5cm"/>
    </style:style>
    <style:style style:name="gr291" style:family="graphic" style:parent-style-name="Alapértelmezett_5f_3_5f_1_5f_1_5f_1_5f_1_5f_1_5f_2_5f_1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292" style:family="graphic" style:parent-style-name="Alapértelmezett_5f_3_5f_1_5f_1_5f_1_5f_1_5f_1_5f_2_5f_1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293" style:family="graphic" style:parent-style-name="Alapértelmezett_5f_1_5f_1_5f_1_5f_1_5f_1_5f_1_5f_1_5f_1_5f_1_5f_1_5f_1_5f_1_5f_2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94" style:family="graphic" style:parent-style-name="Kitöltetlen_20_objektum_5f_1_5f_1_5f_1_5f_1_5f_1_5f_1_5f_1_5f_1_5f_1_5f_1_5f_1_5f_2_5f_1_5f_1">
      <style:graphic-properties draw:marker-end="Arrow" draw:marker-end-width="0.3cm" draw:fill="none" draw:textarea-vertical-align="middle"/>
    </style:style>
    <style:style style:name="gr295" style:family="graphic" style:parent-style-name="Kitöltetlen_20_objektum_5f_1_5f_1_5f_1_5f_1_5f_1_5f_1_5f_1_5f_1_5f_1_5f_1_5f_1_5f_2_5f_1_5f_1">
      <style:graphic-properties draw:fill="none" draw:textarea-vertical-align="middle"/>
    </style:style>
    <style:style style:name="gr296" style:family="graphic" style:parent-style-name="Alapértelmezett_5f_2_5f_1_5f_1_5f_1_5f_1_5f_1_5f_1_5f_1_5f_1_5f_1_5f_1_5f_2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297" style:family="graphic" style:parent-style-name="Alapértelmezett_5f_2_5f_1_5f_1_5f_1_5f_1_5f_1_5f_1_5f_1_5f_1_5f_1_5f_1_5f_2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298" style:family="graphic" style:parent-style-name="Alapértelmezett_5f_2_5f_1_5f_1_5f_1_5f_1_5f_1_5f_1_5f_1_5f_1_5f_1_5f_1_5f_2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299" style:family="graphic" style:parent-style-name="Alapértelmezett_5f_2_5f_1_5f_1_5f_1_5f_1_5f_1_5f_1_5f_1_5f_1_5f_1_5f_1_5f_2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300" style:family="graphic" style:parent-style-name="Alapértelmezett_5f_2_5f_1_5f_1_5f_1_5f_1_5f_1_5f_1_5f_1_5f_1_5f_1_5f_1_5f_2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01" style:family="graphic" style:parent-style-name="Alapértelmezett_5f_2_5f_1_5f_1_5f_1_5f_1_5f_1_5f_1_5f_1_5f_1_5f_1_5f_1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2" style:family="graphic" style:parent-style-name="Alapértelmezett_5f_1_5f_1_5f_1_5f_1_5f_1_5f_1_5f_1_5f_1_5f_1_5f_1_5f_1_5f_1_5f_2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03" style:family="graphic" style:parent-style-name="Alapértelmezett_5f_1_5f_1_5f_1_5f_1_5f_1_5f_1_5f_1_5f_1_5f_1_5f_1_5f_1_5f_1_5f_2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304" style:family="graphic" style:parent-style-name="Alapértelmezett_5f_1_5f_1_5f_1_5f_1_5f_1_5f_1_5f_1_5f_1_5f_1_5f_1_5f_1_5f_1_5f_2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305" style:family="graphic" style:parent-style-name="Alapértelmezett_5f_1_5f_1_5f_1_5f_1_5f_1_5f_1_5f_1_5f_1_5f_1_5f_1_5f_1_5f_1_5f_2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306" style:family="graphic" style:parent-style-name="Alapértelmezett_5f_1_5f_1_5f_1_5f_1_5f_1_5f_1_5f_1_5f_1_5f_1_5f_1_5f_1_5f_1_5f_2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307" style:family="graphic" style:parent-style-name="Alapértelmezett_5f_1_5f_1_5f_1_5f_1_5f_1_5f_1_5f_1_5f_1_5f_1_5f_1_5f_1_5f_1_5f_2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308" style:family="graphic" style:parent-style-name="Alapértelmezett_5f_1_5f_1_5f_1_5f_1_5f_1_5f_1_5f_1_5f_1_5f_1_5f_1_5f_1_5f_1_5f_2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309" style:family="graphic" style:parent-style-name="Alapértelmezett_5f_1_5f_1_5f_1_5f_1_5f_1_5f_1_5f_1_5f_1_5f_1_5f_1_5f_1_5f_1_5f_2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310" style:family="graphic" style:parent-style-name="Alapértelmezett_5f_1_5f_1_5f_1_5f_1_5f_1_5f_1_5f_1_5f_1_5f_1_5f_1_5f_1_5f_1_5f_2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311" style:family="graphic" style:parent-style-name="Alapértelmezett_5f_1_5f_1_5f_1_5f_1_5f_1_5f_1_5f_1_5f_1_5f_1_5f_1_5f_1_5f_1_5f_2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312" style:family="graphic" style:parent-style-name="Alapértelmezett_5f_4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3" style:family="graphic" style:parent-style-name="Alapértelmezett_5f_4_5f_1_5f_1">
      <style:graphic-properties draw:stroke="none" draw:fill="none" fo:min-height="0.713cm"/>
    </style:style>
    <style:style style:name="gr314" style:family="graphic" style:parent-style-name="Kitöltetlen_20_objektum_5f_2_5f_1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5" style:family="graphic" style:parent-style-name="Alapértelmezett_5f_4_5f_1_5f_1_5f_1">
      <style:graphic-properties draw:fill-color="#00a65d" draw:textarea-horizontal-align="justify" draw:textarea-vertical-align="middle" draw:auto-grow-height="false" fo:min-height="5.75cm" fo:min-width="7.5cm"/>
    </style:style>
    <style:style style:name="gr316" style:family="graphic" style:parent-style-name="Alapértelmezett_5f_3_5f_1_5f_1_5f_1_5f_1_5f_1_5f_2_5f_1_5f_1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317" style:family="graphic" style:parent-style-name="Alapértelmezett_5f_3_5f_1_5f_1_5f_1_5f_1_5f_1_5f_2_5f_1_5f_1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318" style:family="graphic" style:parent-style-name="Alapértelmezett_5f_1_5f_1_5f_1_5f_1_5f_1_5f_1_5f_1_5f_1_5f_1_5f_1_5f_1_5f_1_5f_2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319" style:family="graphic" style:parent-style-name="Kitöltetlen_20_objektum_5f_1_5f_1_5f_1_5f_1_5f_1_5f_1_5f_1_5f_1_5f_1_5f_1_5f_1_5f_2_5f_1_5f_1_5f_1">
      <style:graphic-properties draw:marker-end="Arrow" draw:marker-end-width="0.3cm" draw:fill="none" draw:textarea-vertical-align="middle"/>
    </style:style>
    <style:style style:name="gr320" style:family="graphic" style:parent-style-name="Kitöltetlen_20_objektum_5f_1_5f_1_5f_1_5f_1_5f_1_5f_1_5f_1_5f_1_5f_1_5f_1_5f_1_5f_2_5f_1_5f_1_5f_1">
      <style:graphic-properties draw:fill="none" draw:textarea-vertical-align="middle"/>
    </style:style>
    <style:style style:name="gr321" style:family="graphic" style:parent-style-name="Alapértelmezett_5f_2_5f_1_5f_1_5f_1_5f_1_5f_1_5f_1_5f_1_5f_1_5f_1_5f_1_5f_2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322" style:family="graphic" style:parent-style-name="Alapértelmezett_5f_2_5f_1_5f_1_5f_1_5f_1_5f_1_5f_1_5f_1_5f_1_5f_1_5f_1_5f_2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323" style:family="graphic" style:parent-style-name="Alapértelmezett_5f_2_5f_1_5f_1_5f_1_5f_1_5f_1_5f_1_5f_1_5f_1_5f_1_5f_1_5f_2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324" style:family="graphic" style:parent-style-name="Alapértelmezett_5f_2_5f_1_5f_1_5f_1_5f_1_5f_1_5f_1_5f_1_5f_1_5f_1_5f_1_5f_2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325" style:family="graphic" style:parent-style-name="Alapértelmezett_5f_2_5f_1_5f_1_5f_1_5f_1_5f_1_5f_1_5f_1_5f_1_5f_1_5f_1_5f_2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26" style:family="graphic" style:parent-style-name="Alapértelmezett_5f_2_5f_1_5f_1_5f_1_5f_1_5f_1_5f_1_5f_1_5f_1_5f_1_5f_1_5f_2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7" style:family="graphic" style:parent-style-name="Alapértelmezett_5f_1_5f_1_5f_1_5f_1_5f_1_5f_1_5f_1_5f_1_5f_1_5f_1_5f_1_5f_1_5f_2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28" style:family="graphic" style:parent-style-name="Alapértelmezett_5f_1_5f_1_5f_1_5f_1_5f_1_5f_1_5f_1_5f_1_5f_1_5f_1_5f_1_5f_1_5f_2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329" style:family="graphic" style:parent-style-name="Alapértelmezett_5f_1_5f_1_5f_1_5f_1_5f_1_5f_1_5f_1_5f_1_5f_1_5f_1_5f_1_5f_1_5f_2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330" style:family="graphic" style:parent-style-name="Alapértelmezett_5f_1_5f_1_5f_1_5f_1_5f_1_5f_1_5f_1_5f_1_5f_1_5f_1_5f_1_5f_1_5f_2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331" style:family="graphic" style:parent-style-name="Alapértelmezett_5f_1_5f_1_5f_1_5f_1_5f_1_5f_1_5f_1_5f_1_5f_1_5f_1_5f_1_5f_1_5f_2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332" style:family="graphic" style:parent-style-name="Alapértelmezett_5f_1_5f_1_5f_1_5f_1_5f_1_5f_1_5f_1_5f_1_5f_1_5f_1_5f_1_5f_1_5f_2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333" style:family="graphic" style:parent-style-name="Alapértelmezett_5f_1_5f_1_5f_1_5f_1_5f_1_5f_1_5f_1_5f_1_5f_1_5f_1_5f_1_5f_1_5f_2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334" style:family="graphic" style:parent-style-name="Alapértelmezett_5f_1_5f_1_5f_1_5f_1_5f_1_5f_1_5f_1_5f_1_5f_1_5f_1_5f_1_5f_1_5f_2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335" style:family="graphic" style:parent-style-name="Alapértelmezett_5f_1_5f_1_5f_1_5f_1_5f_1_5f_1_5f_1_5f_1_5f_1_5f_1_5f_1_5f_1_5f_2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336" style:family="graphic" style:parent-style-name="Alapértelmezett_5f_1_5f_1_5f_1_5f_1_5f_1_5f_1_5f_1_5f_1_5f_1_5f_1_5f_1_5f_1_5f_2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337" style:family="graphic" style:parent-style-name="Alapértelmezett_5f_4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8" style:family="graphic" style:parent-style-name="Alapértelmezett_5f_4_5f_1_5f_1_5f_1">
      <style:graphic-properties draw:stroke="none" draw:fill="none" fo:min-height="0.713cm"/>
    </style:style>
    <style:style style:name="gr339" style:family="graphic" style:parent-style-name="Kitöltetlen_20_objektum_5f_2_5f_1_5f_1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0" style:family="graphic" style:parent-style-name="Alapértelmezett_5f_4_5f_1_5f_1_5f_1_5f_1">
      <style:graphic-properties draw:fill-color="#00a65d" draw:textarea-horizontal-align="justify" draw:textarea-vertical-align="middle" draw:auto-grow-height="false" fo:min-height="5.75cm" fo:min-width="7.5cm"/>
    </style:style>
    <style:style style:name="gr341" style:family="graphic" style:parent-style-name="Alapértelmezett_5f_3_5f_1_5f_1_5f_1_5f_1_5f_1_5f_2_5f_1_5f_1_5f_1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342" style:family="graphic" style:parent-style-name="Alapértelmezett_5f_3_5f_1_5f_1_5f_1_5f_1_5f_1_5f_2_5f_1_5f_1_5f_1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343" style:family="graphic" style:parent-style-name="Alapértelmezett_5f_1_5f_1_5f_1_5f_1_5f_1_5f_1_5f_1_5f_1_5f_1_5f_1_5f_1_5f_1_5f_2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344" style:family="graphic" style:parent-style-name="Kitöltetlen_20_objektum_5f_1_5f_1_5f_1_5f_1_5f_1_5f_1_5f_1_5f_1_5f_1_5f_1_5f_1_5f_2_5f_1_5f_1_5f_1_5f_1">
      <style:graphic-properties draw:marker-end="Arrow" draw:marker-end-width="0.3cm" draw:fill="none" draw:textarea-vertical-align="middle"/>
    </style:style>
    <style:style style:name="gr345" style:family="graphic" style:parent-style-name="Kitöltetlen_20_objektum_5f_1_5f_1_5f_1_5f_1_5f_1_5f_1_5f_1_5f_1_5f_1_5f_1_5f_1_5f_2_5f_1_5f_1_5f_1_5f_1">
      <style:graphic-properties draw:fill="none" draw:textarea-vertical-align="middle"/>
    </style:style>
    <style:style style:name="gr346" style:family="graphic" style:parent-style-name="Alapértelmezett_5f_2_5f_1_5f_1_5f_1_5f_1_5f_1_5f_1_5f_1_5f_1_5f_1_5f_1_5f_2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347" style:family="graphic" style:parent-style-name="Alapértelmezett_5f_2_5f_1_5f_1_5f_1_5f_1_5f_1_5f_1_5f_1_5f_1_5f_1_5f_1_5f_2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348" style:family="graphic" style:parent-style-name="Alapértelmezett_5f_2_5f_1_5f_1_5f_1_5f_1_5f_1_5f_1_5f_1_5f_1_5f_1_5f_1_5f_2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349" style:family="graphic" style:parent-style-name="Alapértelmezett_5f_2_5f_1_5f_1_5f_1_5f_1_5f_1_5f_1_5f_1_5f_1_5f_1_5f_1_5f_2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350" style:family="graphic" style:parent-style-name="Alapértelmezett_5f_2_5f_1_5f_1_5f_1_5f_1_5f_1_5f_1_5f_1_5f_1_5f_1_5f_1_5f_2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51" style:family="graphic" style:parent-style-name="Alapértelmezett_5f_2_5f_1_5f_1_5f_1_5f_1_5f_1_5f_1_5f_1_5f_1_5f_1_5f_1_5f_2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2" style:family="graphic" style:parent-style-name="Alapértelmezett_5f_1_5f_1_5f_1_5f_1_5f_1_5f_1_5f_1_5f_1_5f_1_5f_1_5f_1_5f_1_5f_2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53" style:family="graphic" style:parent-style-name="Alapértelmezett_5f_1_5f_1_5f_1_5f_1_5f_1_5f_1_5f_1_5f_1_5f_1_5f_1_5f_1_5f_1_5f_2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354" style:family="graphic" style:parent-style-name="Alapértelmezett_5f_1_5f_1_5f_1_5f_1_5f_1_5f_1_5f_1_5f_1_5f_1_5f_1_5f_1_5f_1_5f_2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355" style:family="graphic" style:parent-style-name="Alapértelmezett_5f_1_5f_1_5f_1_5f_1_5f_1_5f_1_5f_1_5f_1_5f_1_5f_1_5f_1_5f_1_5f_2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356" style:family="graphic" style:parent-style-name="Alapértelmezett_5f_1_5f_1_5f_1_5f_1_5f_1_5f_1_5f_1_5f_1_5f_1_5f_1_5f_1_5f_1_5f_2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357" style:family="graphic" style:parent-style-name="Alapértelmezett_5f_1_5f_1_5f_1_5f_1_5f_1_5f_1_5f_1_5f_1_5f_1_5f_1_5f_1_5f_1_5f_2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358" style:family="graphic" style:parent-style-name="Alapértelmezett_5f_1_5f_1_5f_1_5f_1_5f_1_5f_1_5f_1_5f_1_5f_1_5f_1_5f_1_5f_1_5f_2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359" style:family="graphic" style:parent-style-name="Alapértelmezett_5f_1_5f_1_5f_1_5f_1_5f_1_5f_1_5f_1_5f_1_5f_1_5f_1_5f_1_5f_1_5f_2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360" style:family="graphic" style:parent-style-name="Alapértelmezett_5f_1_5f_1_5f_1_5f_1_5f_1_5f_1_5f_1_5f_1_5f_1_5f_1_5f_1_5f_1_5f_2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361" style:family="graphic" style:parent-style-name="Alapértelmezett_5f_1_5f_1_5f_1_5f_1_5f_1_5f_1_5f_1_5f_1_5f_1_5f_1_5f_1_5f_1_5f_2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362" style:family="graphic" style:parent-style-name="Alapértelmezett_5f_4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3" style:family="graphic" style:parent-style-name="Alapértelmezett_5f_4_5f_1_5f_1_5f_1_5f_1">
      <style:graphic-properties draw:stroke="none" draw:fill="none" fo:min-height="0.713cm"/>
    </style:style>
    <style:style style:name="gr364" style:family="graphic" style:parent-style-name="Kitöltetlen_20_objektum_5f_2_5f_1_5f_1_5f_1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5" style:family="graphic" style:parent-style-name="Alapértelmezett_5f_4_5f_1_5f_1_5f_1_5f_1_5f_1">
      <style:graphic-properties draw:fill-color="#00a65d" draw:textarea-horizontal-align="justify" draw:textarea-vertical-align="middle" draw:auto-grow-height="false" fo:min-height="5.75cm" fo:min-width="7.5cm"/>
    </style:style>
    <style:style style:name="gr366" style:family="graphic" style:parent-style-name="Alapértelmezett_5f_3_5f_1_5f_1_5f_1_5f_1_5f_1_5f_2_5f_1_5f_1_5f_1_5f_1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367" style:family="graphic" style:parent-style-name="Alapértelmezett_5f_3_5f_1_5f_1_5f_1_5f_1_5f_1_5f_2_5f_1_5f_1_5f_1_5f_1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368" style:family="graphic" style:parent-style-name="Alapértelmezett_5f_1_5f_1_5f_1_5f_1_5f_1_5f_1_5f_1_5f_1_5f_1_5f_1_5f_1_5f_1_5f_2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369" style:family="graphic" style:parent-style-name="Kitöltetlen_20_objektum_5f_1_5f_1_5f_1_5f_1_5f_1_5f_1_5f_1_5f_1_5f_1_5f_1_5f_1_5f_2_5f_1_5f_1_5f_1_5f_1_5f_1">
      <style:graphic-properties draw:marker-end="Arrow" draw:marker-end-width="0.3cm" draw:fill="none" draw:textarea-vertical-align="middle"/>
    </style:style>
    <style:style style:name="gr370" style:family="graphic" style:parent-style-name="Kitöltetlen_20_objektum_5f_1_5f_1_5f_1_5f_1_5f_1_5f_1_5f_1_5f_1_5f_1_5f_1_5f_1_5f_2_5f_1_5f_1_5f_1_5f_1_5f_1">
      <style:graphic-properties draw:fill="none" draw:textarea-vertical-align="middle"/>
    </style:style>
    <style:style style:name="gr371" style:family="graphic" style:parent-style-name="Alapértelmezett_5f_2_5f_1_5f_1_5f_1_5f_1_5f_1_5f_1_5f_1_5f_1_5f_1_5f_1_5f_2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372" style:family="graphic" style:parent-style-name="Alapértelmezett_5f_2_5f_1_5f_1_5f_1_5f_1_5f_1_5f_1_5f_1_5f_1_5f_1_5f_1_5f_2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373" style:family="graphic" style:parent-style-name="Alapértelmezett_5f_2_5f_1_5f_1_5f_1_5f_1_5f_1_5f_1_5f_1_5f_1_5f_1_5f_1_5f_2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374" style:family="graphic" style:parent-style-name="Alapértelmezett_5f_2_5f_1_5f_1_5f_1_5f_1_5f_1_5f_1_5f_1_5f_1_5f_1_5f_1_5f_2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375" style:family="graphic" style:parent-style-name="Alapértelmezett_5f_2_5f_1_5f_1_5f_1_5f_1_5f_1_5f_1_5f_1_5f_1_5f_1_5f_1_5f_2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76" style:family="graphic" style:parent-style-name="Alapértelmezett_5f_2_5f_1_5f_1_5f_1_5f_1_5f_1_5f_1_5f_1_5f_1_5f_1_5f_1_5f_2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7" style:family="graphic" style:parent-style-name="Alapértelmezett_5f_1_5f_1_5f_1_5f_1_5f_1_5f_1_5f_1_5f_1_5f_1_5f_1_5f_1_5f_1_5f_2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378" style:family="graphic" style:parent-style-name="Alapértelmezett_5f_1_5f_1_5f_1_5f_1_5f_1_5f_1_5f_1_5f_1_5f_1_5f_1_5f_1_5f_1_5f_2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379" style:family="graphic" style:parent-style-name="Alapértelmezett_5f_1_5f_1_5f_1_5f_1_5f_1_5f_1_5f_1_5f_1_5f_1_5f_1_5f_1_5f_1_5f_2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380" style:family="graphic" style:parent-style-name="Alapértelmezett_5f_1_5f_1_5f_1_5f_1_5f_1_5f_1_5f_1_5f_1_5f_1_5f_1_5f_1_5f_1_5f_2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381" style:family="graphic" style:parent-style-name="Alapértelmezett_5f_1_5f_1_5f_1_5f_1_5f_1_5f_1_5f_1_5f_1_5f_1_5f_1_5f_1_5f_1_5f_2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382" style:family="graphic" style:parent-style-name="Alapértelmezett_5f_1_5f_1_5f_1_5f_1_5f_1_5f_1_5f_1_5f_1_5f_1_5f_1_5f_1_5f_1_5f_2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383" style:family="graphic" style:parent-style-name="Alapértelmezett_5f_1_5f_1_5f_1_5f_1_5f_1_5f_1_5f_1_5f_1_5f_1_5f_1_5f_1_5f_1_5f_2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384" style:family="graphic" style:parent-style-name="Alapértelmezett_5f_1_5f_1_5f_1_5f_1_5f_1_5f_1_5f_1_5f_1_5f_1_5f_1_5f_1_5f_1_5f_2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385" style:family="graphic" style:parent-style-name="Alapértelmezett_5f_1_5f_1_5f_1_5f_1_5f_1_5f_1_5f_1_5f_1_5f_1_5f_1_5f_1_5f_1_5f_2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386" style:family="graphic" style:parent-style-name="Alapértelmezett_5f_1_5f_1_5f_1_5f_1_5f_1_5f_1_5f_1_5f_1_5f_1_5f_1_5f_1_5f_1_5f_2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387" style:family="graphic" style:parent-style-name="Alapértelmezett_5f_4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8" style:family="graphic" style:parent-style-name="Alapértelmezett_5f_4_5f_1_5f_1_5f_1_5f_1_5f_1">
      <style:graphic-properties draw:stroke="none" draw:fill="none" fo:min-height="0.713cm"/>
    </style:style>
    <style:style style:name="gr389" style:family="graphic" style:parent-style-name="Kitöltetlen_20_objektum_5f_2_5f_1_5f_1_5f_1_5f_1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0" style:family="graphic" style:parent-style-name="Alapértelmezett_5f_4_5f_1_5f_1_5f_1_5f_1_5f_1_5f_1">
      <style:graphic-properties draw:fill-color="#00a65d" draw:textarea-horizontal-align="justify" draw:textarea-vertical-align="middle" draw:auto-grow-height="false" fo:min-height="5.75cm" fo:min-width="7.5cm"/>
    </style:style>
    <style:style style:name="gr391" style:family="graphic" style:parent-style-name="Alapértelmezett_5f_3_5f_1_5f_1_5f_1_5f_1_5f_1_5f_2_5f_1_5f_1_5f_1_5f_1_5f_1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392" style:family="graphic" style:parent-style-name="Alapértelmezett_5f_3_5f_1_5f_1_5f_1_5f_1_5f_1_5f_2_5f_1_5f_1_5f_1_5f_1_5f_1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393" style:family="graphic" style:parent-style-name="Alapértelmezett_5f_1_5f_1_5f_1_5f_1_5f_1_5f_1_5f_1_5f_1_5f_1_5f_1_5f_1_5f_1_5f_2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394" style:family="graphic" style:parent-style-name="Kitöltetlen_20_objektum_5f_1_5f_1_5f_1_5f_1_5f_1_5f_1_5f_1_5f_1_5f_1_5f_1_5f_1_5f_2_5f_1_5f_1_5f_1_5f_1_5f_1_5f_1">
      <style:graphic-properties draw:marker-end="Arrow" draw:marker-end-width="0.3cm" draw:fill="none" draw:textarea-vertical-align="middle"/>
    </style:style>
    <style:style style:name="gr395" style:family="graphic" style:parent-style-name="Kitöltetlen_20_objektum_5f_1_5f_1_5f_1_5f_1_5f_1_5f_1_5f_1_5f_1_5f_1_5f_1_5f_1_5f_2_5f_1_5f_1_5f_1_5f_1_5f_1_5f_1">
      <style:graphic-properties draw:fill="none" draw:textarea-vertical-align="middle"/>
    </style:style>
    <style:style style:name="gr396" style:family="graphic" style:parent-style-name="Alapértelmezett_5f_2_5f_1_5f_1_5f_1_5f_1_5f_1_5f_1_5f_1_5f_1_5f_1_5f_1_5f_2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397" style:family="graphic" style:parent-style-name="Alapértelmezett_5f_2_5f_1_5f_1_5f_1_5f_1_5f_1_5f_1_5f_1_5f_1_5f_1_5f_1_5f_2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398" style:family="graphic" style:parent-style-name="Alapértelmezett_5f_2_5f_1_5f_1_5f_1_5f_1_5f_1_5f_1_5f_1_5f_1_5f_1_5f_1_5f_2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399" style:family="graphic" style:parent-style-name="Alapértelmezett_5f_2_5f_1_5f_1_5f_1_5f_1_5f_1_5f_1_5f_1_5f_1_5f_1_5f_1_5f_2_5f_1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400" style:family="graphic" style:parent-style-name="Alapértelmezett_5f_2_5f_1_5f_1_5f_1_5f_1_5f_1_5f_1_5f_1_5f_1_5f_1_5f_1_5f_2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401" style:family="graphic" style:parent-style-name="Alapértelmezett_5f_2_5f_1_5f_1_5f_1_5f_1_5f_1_5f_1_5f_1_5f_1_5f_1_5f_1_5f_2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2" style:family="graphic" style:parent-style-name="Alapértelmezett_5f_1_5f_1_5f_1_5f_1_5f_1_5f_1_5f_1_5f_1_5f_1_5f_1_5f_1_5f_1_5f_2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403" style:family="graphic" style:parent-style-name="Alapértelmezett_5f_1_5f_1_5f_1_5f_1_5f_1_5f_1_5f_1_5f_1_5f_1_5f_1_5f_1_5f_1_5f_2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404" style:family="graphic" style:parent-style-name="Alapértelmezett_5f_1_5f_1_5f_1_5f_1_5f_1_5f_1_5f_1_5f_1_5f_1_5f_1_5f_1_5f_1_5f_2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405" style:family="graphic" style:parent-style-name="Alapértelmezett_5f_1_5f_1_5f_1_5f_1_5f_1_5f_1_5f_1_5f_1_5f_1_5f_1_5f_1_5f_1_5f_2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406" style:family="graphic" style:parent-style-name="Alapértelmezett_5f_1_5f_1_5f_1_5f_1_5f_1_5f_1_5f_1_5f_1_5f_1_5f_1_5f_1_5f_1_5f_2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407" style:family="graphic" style:parent-style-name="Alapértelmezett_5f_1_5f_1_5f_1_5f_1_5f_1_5f_1_5f_1_5f_1_5f_1_5f_1_5f_1_5f_1_5f_2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408" style:family="graphic" style:parent-style-name="Alapértelmezett_5f_1_5f_1_5f_1_5f_1_5f_1_5f_1_5f_1_5f_1_5f_1_5f_1_5f_1_5f_1_5f_2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409" style:family="graphic" style:parent-style-name="Alapértelmezett_5f_1_5f_1_5f_1_5f_1_5f_1_5f_1_5f_1_5f_1_5f_1_5f_1_5f_1_5f_1_5f_2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410" style:family="graphic" style:parent-style-name="Alapértelmezett_5f_1_5f_1_5f_1_5f_1_5f_1_5f_1_5f_1_5f_1_5f_1_5f_1_5f_1_5f_1_5f_2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411" style:family="graphic" style:parent-style-name="Alapértelmezett_5f_1_5f_1_5f_1_5f_1_5f_1_5f_1_5f_1_5f_1_5f_1_5f_1_5f_1_5f_1_5f_2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412" style:family="graphic" style:parent-style-name="Alapértelmezett_5f_4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13" style:family="graphic" style:parent-style-name="Alapértelmezett_5f_4_5f_1_5f_1_5f_1_5f_1_5f_1_5f_1">
      <style:graphic-properties draw:stroke="none" draw:fill="none" fo:min-height="0.713cm"/>
    </style:style>
    <style:style style:name="gr414" style:family="graphic" style:parent-style-name="Kitöltetlen_20_objektum_5f_2_5f_1_5f_1_5f_1_5f_1_5f_1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5" style:family="graphic" style:parent-style-name="Alapértelmezett_5f_4_5f_1_5f_1_5f_1_5f_1_5f_1_5f_1_5f_1">
      <style:graphic-properties draw:fill-color="#00a65d" draw:textarea-horizontal-align="justify" draw:textarea-vertical-align="middle" draw:auto-grow-height="false" fo:min-height="5.75cm" fo:min-width="7.5cm"/>
    </style:style>
    <style:style style:name="gr416" style:family="graphic" style:parent-style-name="Alapértelmezett_5f_3_5f_1_5f_1_5f_1_5f_1_5f_1_5f_2_5f_1_5f_1_5f_1_5f_1_5f_1_5f_1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417" style:family="graphic" style:parent-style-name="Alapértelmezett_5f_3_5f_1_5f_1_5f_1_5f_1_5f_1_5f_2_5f_1_5f_1_5f_1_5f_1_5f_1_5f_1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418" style:family="graphic" style:parent-style-name="Alapértelmezett_5f_1_5f_1_5f_1_5f_1_5f_1_5f_1_5f_1_5f_1_5f_1_5f_1_5f_1_5f_1_5f_2_5f_1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19" style:family="graphic" style:parent-style-name="Kitöltetlen_20_objektum_5f_1_5f_1_5f_1_5f_1_5f_1_5f_1_5f_1_5f_1_5f_1_5f_1_5f_1_5f_2_5f_1_5f_1_5f_1_5f_1_5f_1_5f_1_5f_1">
      <style:graphic-properties draw:marker-end="Arrow" draw:marker-end-width="0.3cm" draw:fill="none" draw:textarea-vertical-align="middle"/>
    </style:style>
    <style:style style:name="gr420" style:family="graphic" style:parent-style-name="Kitöltetlen_20_objektum_5f_1_5f_1_5f_1_5f_1_5f_1_5f_1_5f_1_5f_1_5f_1_5f_1_5f_1_5f_2_5f_1_5f_1_5f_1_5f_1_5f_1_5f_1_5f_1">
      <style:graphic-properties draw:fill="none" draw:textarea-vertical-align="middle"/>
    </style:style>
    <style:style style:name="gr421" style:family="graphic" style:parent-style-name="Alapértelmezett_5f_2_5f_1_5f_1_5f_1_5f_1_5f_1_5f_1_5f_1_5f_1_5f_1_5f_1_5f_2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422" style:family="graphic" style:parent-style-name="Alapértelmezett_5f_2_5f_1_5f_1_5f_1_5f_1_5f_1_5f_1_5f_1_5f_1_5f_1_5f_1_5f_2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423" style:family="graphic" style:parent-style-name="Alapértelmezett_5f_2_5f_1_5f_1_5f_1_5f_1_5f_1_5f_1_5f_1_5f_1_5f_1_5f_1_5f_2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424" style:family="graphic" style:parent-style-name="Alapértelmezett_5f_2_5f_1_5f_1_5f_1_5f_1_5f_1_5f_1_5f_1_5f_1_5f_1_5f_1_5f_2_5f_1_5f_1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425" style:family="graphic" style:parent-style-name="Alapértelmezett_5f_2_5f_1_5f_1_5f_1_5f_1_5f_1_5f_1_5f_1_5f_1_5f_1_5f_1_5f_2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426" style:family="graphic" style:parent-style-name="Alapértelmezett_5f_2_5f_1_5f_1_5f_1_5f_1_5f_1_5f_1_5f_1_5f_1_5f_1_5f_1_5f_2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7" style:family="graphic" style:parent-style-name="Alapértelmezett_5f_1_5f_1_5f_1_5f_1_5f_1_5f_1_5f_1_5f_1_5f_1_5f_1_5f_1_5f_1_5f_2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428" style:family="graphic" style:parent-style-name="Alapértelmezett_5f_1_5f_1_5f_1_5f_1_5f_1_5f_1_5f_1_5f_1_5f_1_5f_1_5f_1_5f_1_5f_2_5f_1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429" style:family="graphic" style:parent-style-name="Alapértelmezett_5f_1_5f_1_5f_1_5f_1_5f_1_5f_1_5f_1_5f_1_5f_1_5f_1_5f_1_5f_1_5f_2_5f_1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430" style:family="graphic" style:parent-style-name="Alapértelmezett_5f_1_5f_1_5f_1_5f_1_5f_1_5f_1_5f_1_5f_1_5f_1_5f_1_5f_1_5f_1_5f_2_5f_1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431" style:family="graphic" style:parent-style-name="Alapértelmezett_5f_1_5f_1_5f_1_5f_1_5f_1_5f_1_5f_1_5f_1_5f_1_5f_1_5f_1_5f_1_5f_2_5f_1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432" style:family="graphic" style:parent-style-name="Alapértelmezett_5f_1_5f_1_5f_1_5f_1_5f_1_5f_1_5f_1_5f_1_5f_1_5f_1_5f_1_5f_1_5f_2_5f_1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433" style:family="graphic" style:parent-style-name="Alapértelmezett_5f_1_5f_1_5f_1_5f_1_5f_1_5f_1_5f_1_5f_1_5f_1_5f_1_5f_1_5f_1_5f_2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434" style:family="graphic" style:parent-style-name="Alapértelmezett_5f_1_5f_1_5f_1_5f_1_5f_1_5f_1_5f_1_5f_1_5f_1_5f_1_5f_1_5f_1_5f_2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435" style:family="graphic" style:parent-style-name="Alapértelmezett_5f_1_5f_1_5f_1_5f_1_5f_1_5f_1_5f_1_5f_1_5f_1_5f_1_5f_1_5f_1_5f_2_5f_1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436" style:family="graphic" style:parent-style-name="Alapértelmezett_5f_1_5f_1_5f_1_5f_1_5f_1_5f_1_5f_1_5f_1_5f_1_5f_1_5f_1_5f_1_5f_2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437" style:family="graphic" style:parent-style-name="Alapértelmezett_5f_4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38" style:family="graphic" style:parent-style-name="Alapértelmezett_5f_4_5f_1_5f_1_5f_1_5f_1_5f_1_5f_1_5f_1">
      <style:graphic-properties draw:stroke="none" draw:fill="none" fo:min-height="0.713cm"/>
    </style:style>
    <style:style style:name="gr439" style:family="graphic" style:parent-style-name="Kitöltetlen_20_objektum_5f_2_5f_1_5f_1_5f_1_5f_1_5f_1_5f_1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40" style:family="graphic" style:parent-style-name="Alapértelmezett_5f_4_5f_1_5f_1_5f_1_5f_1_5f_1_5f_1_5f_1_5f_1">
      <style:graphic-properties draw:fill-color="#00a65d" draw:textarea-horizontal-align="justify" draw:textarea-vertical-align="middle" draw:auto-grow-height="false" fo:min-height="5.75cm" fo:min-width="7.5cm"/>
    </style:style>
    <style:style style:name="gr441" style:family="graphic" style:parent-style-name="Alapértelmezett_5f_3_5f_1_5f_1_5f_1_5f_1_5f_1_5f_2_5f_1_5f_1_5f_1_5f_1_5f_1_5f_1_5f_1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442" style:family="graphic" style:parent-style-name="Alapértelmezett_5f_3_5f_1_5f_1_5f_1_5f_1_5f_1_5f_2_5f_1_5f_1_5f_1_5f_1_5f_1_5f_1_5f_1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443" style:family="graphic" style:parent-style-name="Alapértelmezett_5f_1_5f_1_5f_1_5f_1_5f_1_5f_1_5f_1_5f_1_5f_1_5f_1_5f_1_5f_1_5f_2_5f_1_5f_1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44" style:family="graphic" style:parent-style-name="Kitöltetlen_20_objektum_5f_1_5f_1_5f_1_5f_1_5f_1_5f_1_5f_1_5f_1_5f_1_5f_1_5f_1_5f_2_5f_1_5f_1_5f_1_5f_1_5f_1_5f_1_5f_1_5f_1">
      <style:graphic-properties draw:marker-end="Arrow" draw:marker-end-width="0.3cm" draw:fill="none" draw:textarea-vertical-align="middle"/>
    </style:style>
    <style:style style:name="gr445" style:family="graphic" style:parent-style-name="Kitöltetlen_20_objektum_5f_1_5f_1_5f_1_5f_1_5f_1_5f_1_5f_1_5f_1_5f_1_5f_1_5f_1_5f_2_5f_1_5f_1_5f_1_5f_1_5f_1_5f_1_5f_1_5f_1">
      <style:graphic-properties draw:fill="none" draw:textarea-vertical-align="middle"/>
    </style:style>
    <style:style style:name="gr446" style:family="graphic" style:parent-style-name="Alapértelmezett_5f_2_5f_1_5f_1_5f_1_5f_1_5f_1_5f_1_5f_1_5f_1_5f_1_5f_1_5f_2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447" style:family="graphic" style:parent-style-name="Alapértelmezett_5f_2_5f_1_5f_1_5f_1_5f_1_5f_1_5f_1_5f_1_5f_1_5f_1_5f_1_5f_2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448" style:family="graphic" style:parent-style-name="Alapértelmezett_5f_2_5f_1_5f_1_5f_1_5f_1_5f_1_5f_1_5f_1_5f_1_5f_1_5f_1_5f_2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449" style:family="graphic" style:parent-style-name="Alapértelmezett_5f_2_5f_1_5f_1_5f_1_5f_1_5f_1_5f_1_5f_1_5f_1_5f_1_5f_1_5f_2_5f_1_5f_1_5f_1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450" style:family="graphic" style:parent-style-name="Alapértelmezett_5f_2_5f_1_5f_1_5f_1_5f_1_5f_1_5f_1_5f_1_5f_1_5f_1_5f_1_5f_2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451" style:family="graphic" style:parent-style-name="Alapértelmezett_5f_2_5f_1_5f_1_5f_1_5f_1_5f_1_5f_1_5f_1_5f_1_5f_1_5f_1_5f_2_5f_1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2" style:family="graphic" style:parent-style-name="Alapértelmezett_5f_1_5f_1_5f_1_5f_1_5f_1_5f_1_5f_1_5f_1_5f_1_5f_1_5f_1_5f_1_5f_2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453" style:family="graphic" style:parent-style-name="Alapértelmezett_5f_1_5f_1_5f_1_5f_1_5f_1_5f_1_5f_1_5f_1_5f_1_5f_1_5f_1_5f_1_5f_2_5f_1_5f_1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454" style:family="graphic" style:parent-style-name="Alapértelmezett_5f_1_5f_1_5f_1_5f_1_5f_1_5f_1_5f_1_5f_1_5f_1_5f_1_5f_1_5f_1_5f_2_5f_1_5f_1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455" style:family="graphic" style:parent-style-name="Alapértelmezett_5f_1_5f_1_5f_1_5f_1_5f_1_5f_1_5f_1_5f_1_5f_1_5f_1_5f_1_5f_1_5f_2_5f_1_5f_1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456" style:family="graphic" style:parent-style-name="Alapértelmezett_5f_1_5f_1_5f_1_5f_1_5f_1_5f_1_5f_1_5f_1_5f_1_5f_1_5f_1_5f_1_5f_2_5f_1_5f_1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457" style:family="graphic" style:parent-style-name="Alapértelmezett_5f_1_5f_1_5f_1_5f_1_5f_1_5f_1_5f_1_5f_1_5f_1_5f_1_5f_1_5f_1_5f_2_5f_1_5f_1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458" style:family="graphic" style:parent-style-name="Alapértelmezett_5f_1_5f_1_5f_1_5f_1_5f_1_5f_1_5f_1_5f_1_5f_1_5f_1_5f_1_5f_1_5f_2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459" style:family="graphic" style:parent-style-name="Alapértelmezett_5f_1_5f_1_5f_1_5f_1_5f_1_5f_1_5f_1_5f_1_5f_1_5f_1_5f_1_5f_1_5f_2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460" style:family="graphic" style:parent-style-name="Alapértelmezett_5f_1_5f_1_5f_1_5f_1_5f_1_5f_1_5f_1_5f_1_5f_1_5f_1_5f_1_5f_1_5f_2_5f_1_5f_1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461" style:family="graphic" style:parent-style-name="Alapértelmezett_5f_1_5f_1_5f_1_5f_1_5f_1_5f_1_5f_1_5f_1_5f_1_5f_1_5f_1_5f_1_5f_2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462" style:family="graphic" style:parent-style-name="Alapértelmezett_5f_4_5f_1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63" style:family="graphic" style:parent-style-name="Alapértelmezett_5f_4_5f_1_5f_1_5f_1_5f_1_5f_1_5f_1_5f_1_5f_1">
      <style:graphic-properties draw:stroke="none" draw:fill="none" fo:min-height="0.713cm"/>
    </style:style>
    <style:style style:name="gr464" style:family="graphic" style:parent-style-name="Kitöltetlen_20_objektum_5f_2_5f_1_5f_1_5f_1_5f_1_5f_1_5f_1_5f_1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65" style:family="graphic" style:parent-style-name="Alapértelmezett_5f_4_5f_1_5f_1_5f_1_5f_1_5f_1_5f_1_5f_1_5f_1_5f_1">
      <style:graphic-properties draw:fill-color="#00a65d" draw:textarea-horizontal-align="justify" draw:textarea-vertical-align="middle" draw:auto-grow-height="false" fo:min-height="5.75cm" fo:min-width="7.5cm"/>
    </style:style>
    <style:style style:name="gr466" style:family="graphic" style:parent-style-name="Alapértelmezett_5f_3_5f_1_5f_1_5f_1_5f_1_5f_1_5f_2_5f_1_5f_1_5f_1_5f_1_5f_1_5f_1_5f_1_5f_1_5f_1">
      <style:graphic-properties svg:stroke-color="#f37b70" draw:fill="solid" draw:fill-color="#f04e4d" draw:opacity="50%" draw:textarea-horizontal-align="justify" draw:textarea-vertical-align="middle" draw:auto-grow-height="false" fo:min-height="7.75cm" fo:min-width="5.5cm"/>
    </style:style>
    <style:style style:name="gr467" style:family="graphic" style:parent-style-name="Alapértelmezett_5f_3_5f_1_5f_1_5f_1_5f_1_5f_1_5f_2_5f_1_5f_1_5f_1_5f_1_5f_1_5f_1_5f_1_5f_1_5f_1">
      <style:graphic-properties svg:stroke-color="#f37b70" draw:fill="solid" draw:fill-color="#f04e4d" draw:opacity="50%" draw:textarea-horizontal-align="justify" draw:textarea-vertical-align="middle" draw:auto-grow-height="false" fo:min-height="4.75cm" fo:min-width="13.5cm"/>
    </style:style>
    <style:style style:name="gr468" style:family="graphic" style:parent-style-name="Alapértelmezett_5f_1_5f_1_5f_1_5f_1_5f_1_5f_1_5f_1_5f_1_5f_1_5f_1_5f_1_5f_1_5f_2_5f_1_5f_1_5f_1_5f_1_5f_1_5f_1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69" style:family="graphic" style:parent-style-name="Kitöltetlen_20_objektum_5f_1_5f_1_5f_1_5f_1_5f_1_5f_1_5f_1_5f_1_5f_1_5f_1_5f_1_5f_2_5f_1_5f_1_5f_1_5f_1_5f_1_5f_1_5f_1_5f_1_5f_1">
      <style:graphic-properties draw:marker-end="Arrow" draw:marker-end-width="0.3cm" draw:fill="none" draw:textarea-vertical-align="middle"/>
    </style:style>
    <style:style style:name="gr470" style:family="graphic" style:parent-style-name="Kitöltetlen_20_objektum_5f_1_5f_1_5f_1_5f_1_5f_1_5f_1_5f_1_5f_1_5f_1_5f_1_5f_1_5f_2_5f_1_5f_1_5f_1_5f_1_5f_1_5f_1_5f_1_5f_1_5f_1">
      <style:graphic-properties draw:fill="none" draw:textarea-vertical-align="middle"/>
    </style:style>
    <style:style style:name="gr471" style:family="graphic" style:parent-style-name="Alapértelmezett_5f_2_5f_1_5f_1_5f_1_5f_1_5f_1_5f_1_5f_1_5f_1_5f_1_5f_1_5f_2_5f_1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472" style:family="graphic" style:parent-style-name="Alapértelmezett_5f_2_5f_1_5f_1_5f_1_5f_1_5f_1_5f_1_5f_1_5f_1_5f_1_5f_1_5f_2_5f_1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473" style:family="graphic" style:parent-style-name="Alapértelmezett_5f_2_5f_1_5f_1_5f_1_5f_1_5f_1_5f_1_5f_1_5f_1_5f_1_5f_1_5f_2_5f_1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474" style:family="graphic" style:parent-style-name="Alapértelmezett_5f_2_5f_1_5f_1_5f_1_5f_1_5f_1_5f_1_5f_1_5f_1_5f_1_5f_1_5f_2_5f_1_5f_1_5f_1_5f_1_5f_1_5f_1_5f_1_5f_1_5f_1">
      <style:graphic-properties svg:stroke-color="#808080" draw:fill="solid" draw:fill-color="#00a65d" draw:textarea-horizontal-align="justify" draw:textarea-vertical-align="middle" draw:auto-grow-height="false" fo:min-height="0.034cm" fo:min-width="0cm"/>
    </style:style>
    <style:style style:name="gr475" style:family="graphic" style:parent-style-name="Alapértelmezett_5f_2_5f_1_5f_1_5f_1_5f_1_5f_1_5f_1_5f_1_5f_1_5f_1_5f_1_5f_2_5f_1_5f_1_5f_1_5f_1_5f_1_5f_1_5f_1_5f_1_5f_1">
      <style:graphic-properties svg:stroke-color="#808080" draw:fill-color="#fff200" draw:textarea-horizontal-align="justify" draw:textarea-vertical-align="middle" draw:auto-grow-height="false" fo:min-height="0.034cm" fo:min-width="0cm"/>
    </style:style>
    <style:style style:name="gr476" style:family="graphic" style:parent-style-name="Alapértelmezett_5f_2_5f_1_5f_1_5f_1_5f_1_5f_1_5f_1_5f_1_5f_1_5f_1_5f_1_5f_2_5f_1_5f_1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77" style:family="graphic" style:parent-style-name="Alapértelmezett_5f_1_5f_1_5f_1_5f_1_5f_1_5f_1_5f_1_5f_1_5f_1_5f_1_5f_1_5f_1_5f_2_5f_1_5f_1_5f_1_5f_1_5f_1_5f_1_5f_1_5f_1_5f_1">
      <style:graphic-properties svg:stroke-color="#808080" draw:fill-color="#808080" draw:textarea-horizontal-align="justify" draw:textarea-vertical-align="middle" draw:auto-grow-height="false" fo:min-height="0.034cm" fo:min-width="0cm"/>
    </style:style>
    <style:style style:name="gr478" style:family="graphic" style:parent-style-name="Alapértelmezett_5f_1_5f_1_5f_1_5f_1_5f_1_5f_1_5f_1_5f_1_5f_1_5f_1_5f_1_5f_1_5f_2_5f_1_5f_1_5f_1_5f_1_5f_1_5f_1_5f_1_5f_1_5f_1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479" style:family="graphic" style:parent-style-name="Alapértelmezett_5f_1_5f_1_5f_1_5f_1_5f_1_5f_1_5f_1_5f_1_5f_1_5f_1_5f_1_5f_1_5f_2_5f_1_5f_1_5f_1_5f_1_5f_1_5f_1_5f_1_5f_1_5f_1">
      <style:graphic-properties draw:stroke="none" svg:stroke-color="#000000" draw:fill="none" draw:fill-color="#ffffff" draw:auto-grow-height="true" draw:auto-grow-width="false" fo:max-height="0cm" fo:min-height="1.023cm"/>
    </style:style>
    <style:style style:name="gr480" style:family="graphic" style:parent-style-name="Alapértelmezett_5f_1_5f_1_5f_1_5f_1_5f_1_5f_1_5f_1_5f_1_5f_1_5f_1_5f_1_5f_1_5f_2_5f_1_5f_1_5f_1_5f_1_5f_1_5f_1_5f_1_5f_1_5f_1">
      <style:graphic-properties svg:stroke-color="#000000" draw:fill-color="#00a65d" draw:textarea-horizontal-align="justify" draw:textarea-vertical-align="middle" draw:auto-grow-height="false" fo:min-height="0.75cm" fo:min-width="1.5cm"/>
    </style:style>
    <style:style style:name="gr481" style:family="graphic" style:parent-style-name="Alapértelmezett_5f_1_5f_1_5f_1_5f_1_5f_1_5f_1_5f_1_5f_1_5f_1_5f_1_5f_1_5f_1_5f_2_5f_1_5f_1_5f_1_5f_1_5f_1_5f_1_5f_1_5f_1_5f_1">
      <style:graphic-properties draw:stroke="none" svg:stroke-color="#000000" draw:fill="none" draw:fill-color="#ffffff" draw:auto-grow-height="true" draw:auto-grow-width="false" fo:max-height="0cm" fo:min-height="1.765cm"/>
    </style:style>
    <style:style style:name="gr482" style:family="graphic" style:parent-style-name="Alapértelmezett_5f_1_5f_1_5f_1_5f_1_5f_1_5f_1_5f_1_5f_1_5f_1_5f_1_5f_1_5f_1_5f_2_5f_1_5f_1_5f_1_5f_1_5f_1_5f_1_5f_1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483" style:family="graphic" style:parent-style-name="Alapértelmezett_5f_1_5f_1_5f_1_5f_1_5f_1_5f_1_5f_1_5f_1_5f_1_5f_1_5f_1_5f_1_5f_2_5f_1_5f_1_5f_1_5f_1_5f_1_5f_1_5f_1_5f_1_5f_1">
      <style:graphic-properties svg:stroke-color="#808080" draw:fill-color="#00a65d" draw:textarea-horizontal-align="justify" draw:textarea-vertical-align="middle" draw:auto-grow-height="false" fo:min-height="0.034cm" fo:min-width="0cm"/>
    </style:style>
    <style:style style:name="gr484" style:family="graphic" style:parent-style-name="Alapértelmezett_5f_1_5f_1_5f_1_5f_1_5f_1_5f_1_5f_1_5f_1_5f_1_5f_1_5f_1_5f_1_5f_2_5f_1_5f_1_5f_1_5f_1_5f_1_5f_1_5f_1_5f_1_5f_1">
      <style:graphic-properties svg:stroke-color="#808080" draw:fill-color="#ed1c24" draw:textarea-horizontal-align="justify" draw:textarea-vertical-align="middle" draw:auto-grow-height="false" fo:min-height="0.034cm" fo:min-width="0cm"/>
    </style:style>
    <style:style style:name="gr485" style:family="graphic" style:parent-style-name="Alapértelmezett_5f_1_5f_1_5f_1_5f_1_5f_1_5f_1_5f_1_5f_1_5f_1_5f_1_5f_1_5f_1_5f_2_5f_1_5f_1_5f_1_5f_1_5f_1_5f_1_5f_1_5f_1_5f_1">
      <style:graphic-properties draw:stroke="none" svg:stroke-color="#000000" draw:fill="none" draw:fill-color="#ffffff" draw:auto-grow-height="true" draw:auto-grow-width="false" fo:max-height="0cm" fo:min-height="0.949cm"/>
    </style:style>
    <style:style style:name="gr486" style:family="graphic" style:parent-style-name="Alapértelmezett_5f_1_5f_1_5f_1_5f_1_5f_1_5f_1_5f_1_5f_1_5f_1_5f_1_5f_1_5f_1_5f_2_5f_1_5f_1_5f_1_5f_1_5f_1_5f_1_5f_1_5f_1_5f_1">
      <style:graphic-properties svg:stroke-color="#808080" draw:fill-color="#ffffff" draw:textarea-horizontal-align="justify" draw:textarea-vertical-align="middle" draw:auto-grow-height="false" fo:min-height="0.034cm" fo:min-width="0cm"/>
    </style:style>
    <style:style style:name="gr487" style:family="graphic" style:parent-style-name="Alapértelmezett_5f_4_5f_1_5f_1_5f_1_5f_1_5f_1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8" style:family="graphic" style:parent-style-name="Alapértelmezett_5f_4_5f_1_5f_1_5f_1_5f_1_5f_1_5f_1_5f_1_5f_1_5f_1">
      <style:graphic-properties draw:stroke="none" draw:fill="none" fo:min-height="0.713cm"/>
    </style:style>
    <style:style style:name="gr489" style:family="graphic" style:parent-style-name="Kitöltetlen_20_objektum_5f_2_5f_1_5f_1_5f_1_5f_1_5f_1_5f_1_5f_1_5f_1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Alapértelmezett-notes">
      <style:graphic-properties draw:fill-color="#ffffff" draw:auto-grow-height="true" fo:min-height="13.364cm"/>
    </style:style>
    <style:style style:name="pr2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00a65d"/>
      <style:paragraph-properties fo:text-align="center"/>
    </style:style>
    <style:style style:name="P11" style:family="paragraph">
      <loext:graphic-properties draw:fill="solid" draw:fill-color="#f37b70" draw:opacity="50%"/>
      <style:paragraph-properties fo:text-align="center"/>
    </style:style>
    <style:style style:name="P12" style:family="paragraph">
      <loext:graphic-properties draw:fill="solid" draw:fill-color="#f04e4d" draw:opacity="50%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-color="#fff2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draw:style-name="gr1" draw:text-style-name="P1" draw:layer="layout" svg:width="3.4cm" svg:height="1cm" svg:x="17cm" svg:y="15.4cm">
          <draw:text-box>
            <text:p>B termék</text:p>
          </draw:text-box>
        </draw:frame>
        <draw:g>
          <draw:line draw:style-name="gr2" draw:text-style-name="P2" draw:layer="layout" svg:x1="5cm" svg:y1="15cm" svg:x2="5cm" svg:y2="3cm">
            <text:p/>
          </draw:line>
          <draw:line draw:style-name="gr2" draw:text-style-name="P2" draw:layer="layout" svg:x1="5cm" svg:y1="15cm" svg:x2="19cm" svg:y2="15cm">
            <text:p/>
          </draw:line>
          <draw:line draw:style-name="gr3" draw:text-style-name="P2" draw:layer="layout" svg:x1="5cm" svg:y1="5cm" svg:x2="19cm" svg:y2="5cm">
            <text:p/>
          </draw:line>
          <draw:line draw:style-name="gr3" draw:text-style-name="P2" draw:layer="layout" svg:x1="5cm" svg:y1="7cm" svg:x2="19cm" svg:y2="7cm">
            <text:p/>
          </draw:line>
          <draw:line draw:style-name="gr3" draw:text-style-name="P2" draw:layer="layout" svg:x1="7cm" svg:y1="3cm" svg:x2="7cm" svg:y2="15cm">
            <text:p/>
          </draw:line>
          <draw:line draw:style-name="gr3" draw:text-style-name="P2" draw:layer="layout" svg:x1="5cm" svg:y1="9cm" svg:x2="19cm" svg:y2="9cm">
            <text:p/>
          </draw:line>
          <draw:line draw:style-name="gr3" draw:text-style-name="P2" draw:layer="layout" svg:x1="5cm" svg:y1="11cm" svg:x2="19cm" svg:y2="11cm">
            <text:p/>
          </draw:line>
          <draw:line draw:style-name="gr3" draw:text-style-name="P2" draw:layer="layout" svg:x1="5cm" svg:y1="13cm" svg:x2="19cm" svg:y2="13cm">
            <text:p/>
          </draw:line>
          <draw:line draw:style-name="gr3" draw:text-style-name="P2" draw:layer="layout" svg:x1="9cm" svg:y1="3cm" svg:x2="9cm" svg:y2="15cm">
            <text:p/>
          </draw:line>
          <draw:line draw:style-name="gr3" draw:text-style-name="P2" draw:layer="layout" svg:x1="11cm" svg:y1="3cm" svg:x2="11cm" svg:y2="15cm">
            <text:p/>
          </draw:line>
          <draw:line draw:style-name="gr3" draw:text-style-name="P2" draw:layer="layout" svg:x1="13cm" svg:y1="3cm" svg:x2="13cm" svg:y2="15cm">
            <text:p/>
          </draw:line>
          <draw:line draw:style-name="gr3" draw:text-style-name="P2" draw:layer="layout" svg:x1="15cm" svg:y1="3cm" svg:x2="15cm" svg:y2="15cm">
            <text:p/>
          </draw:line>
          <draw:line draw:style-name="gr3" draw:text-style-name="P2" draw:layer="layout" svg:x1="17cm" svg:y1="3cm" svg:x2="17cm" svg:y2="15cm">
            <text:p/>
          </draw:line>
          <draw:custom-shape draw:style-name="gr4" draw:text-style-name="P3" draw:layer="layout" svg:width="0.4cm" svg:height="0.4cm" svg:x="6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8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" draw:layer="layout" svg:width="0.8cm" svg:height="0.962cm" svg:x="4.4cm" svg:y="15.4cm">
            <draw:text-box>
              <text:p>0</text:p>
            </draw:text-box>
          </draw:frame>
          <draw:frame draw:style-name="gr5" draw:text-style-name="P1" draw:layer="layout" svg:width="1.4cm" svg:height="0.962cm" svg:x="6.6cm" svg:y="15.4cm">
            <draw:text-box>
              <text:p>1</text:p>
            </draw:text-box>
          </draw:frame>
          <draw:frame draw:style-name="gr5" draw:text-style-name="P1" draw:layer="layout" svg:width="1cm" svg:height="0.962cm" svg:x="8.6cm" svg:y="15.4cm">
            <draw:text-box>
              <text:p>2</text:p>
            </draw:text-box>
          </draw:frame>
          <draw:frame draw:style-name="gr5" draw:text-style-name="P1" draw:layer="layout" svg:width="0.8cm" svg:height="0.962cm" svg:x="10.6cm" svg:y="15.4cm">
            <draw:text-box>
              <text:p>3</text:p>
            </draw:text-box>
          </draw:frame>
          <draw:frame draw:style-name="gr5" draw:text-style-name="P1" draw:layer="layout" svg:width="0.8cm" svg:height="0.962cm" svg:x="12.6cm" svg:y="15.438cm">
            <draw:text-box>
              <text:p>4</text:p>
            </draw:text-box>
          </draw:frame>
          <draw:frame draw:style-name="gr5" draw:text-style-name="P1" draw:layer="layout" svg:width="0.8cm" svg:height="0.962cm" svg:x="14.6cm" svg:y="15.438cm">
            <draw:text-box>
              <text:p>5</text:p>
            </draw:text-box>
          </draw:frame>
          <draw:frame draw:style-name="gr5" draw:text-style-name="P1" draw:layer="layout" svg:width="0.8cm" svg:height="0.962cm" svg:x="3.8cm" svg:y="12.6cm">
            <draw:text-box>
              <text:p>1</text:p>
            </draw:text-box>
          </draw:frame>
          <draw:frame draw:style-name="gr5" draw:text-style-name="P1" draw:layer="layout" svg:width="1cm" svg:height="0.962cm" svg:x="3.8cm" svg:y="10.6cm">
            <draw:text-box>
              <text:p>2</text:p>
            </draw:text-box>
          </draw:frame>
          <draw:frame draw:style-name="gr5" draw:text-style-name="P1" draw:layer="layout" svg:width="1cm" svg:height="0.962cm" svg:x="3.8cm" svg:y="8.6cm">
            <draw:text-box>
              <text:p>3</text:p>
            </draw:text-box>
          </draw:frame>
          <draw:frame draw:style-name="gr5" draw:text-style-name="P1" draw:layer="layout" svg:width="0.8cm" svg:height="0.962cm" svg:x="3.8cm" svg:y="6.6cm">
            <draw:text-box>
              <text:p>4</text:p>
            </draw:text-box>
          </draw:frame>
          <draw:frame draw:style-name="gr5" draw:text-style-name="P1" draw:layer="layout" svg:width="1.6cm" svg:height="0.962cm" svg:x="2.6cm" svg:y="8.6cm">
            <draw:text-box>
              <text:p>[12]</text:p>
            </draw:text-box>
          </draw:frame>
          <draw:frame draw:style-name="gr5" draw:text-style-name="P1" draw:layer="layout" svg:width="1.6cm" svg:height="0.962cm" svg:x="2.8cm" svg:y="10.6cm">
            <draw:text-box>
              <text:p>[8]</text:p>
            </draw:text-box>
          </draw:frame>
          <draw:frame draw:style-name="gr5" draw:text-style-name="P1" draw:layer="layout" svg:width="3.4cm" svg:height="0.962cm" svg:x="2cm" svg:y="2.238cm">
            <draw:text-box>
              <text:p>A termék</text:p>
            </draw:text-box>
          </draw:frame>
          <draw:frame draw:style-name="gr5" draw:text-style-name="P1" draw:layer="layout" svg:width="1.6cm" svg:height="0.962cm" svg:x="2.8cm" svg:y="12.6cm">
            <draw:text-box>
              <text:p>[4]</text:p>
            </draw:text-box>
          </draw:frame>
          <draw:frame draw:style-name="gr5" draw:text-style-name="P1" draw:layer="layout" svg:width="1.6cm" svg:height="0.962cm" svg:x="6.4cm" svg:y="16.362cm">
            <draw:text-box>
              <text:p>[3]</text:p>
            </draw:text-box>
          </draw:frame>
          <draw:frame draw:style-name="gr5" draw:text-style-name="P1" draw:layer="layout" svg:width="1.6cm" svg:height="0.962cm" svg:x="8.4cm" svg:y="16.438cm">
            <draw:text-box>
              <text:p>[6]</text:p>
            </draw:text-box>
          </draw:frame>
          <draw:frame draw:style-name="gr5" draw:text-style-name="P1" draw:layer="layout" svg:width="1.6cm" svg:height="0.962cm" svg:x="2.8cm" svg:y="12.6cm">
            <draw:text-box>
              <text:p>[4]</text:p>
            </draw:text-box>
          </draw:frame>
          <draw:frame draw:style-name="gr5" draw:text-style-name="P1" draw:layer="layout" svg:width="1.6cm" svg:height="0.962cm" svg:x="10.4cm" svg:y="16.438cm">
            <draw:text-box>
              <text:p>[9]</text:p>
            </draw:text-box>
          </draw:frame>
          <draw:frame draw:style-name="gr5" draw:text-style-name="P1" draw:layer="layout" svg:width="1.6cm" svg:height="0.962cm" svg:x="12.4cm" svg:y="16.438cm">
            <draw:text-box>
              <text:p>[12]</text:p>
            </draw:text-box>
          </draw:frame>
        </draw:g>
        <draw:custom-shape draw:style-name="gr4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8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9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10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11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12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14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draw:frame draw:style-name="gr1" draw:text-style-name="P1" draw:layer="layout" svg:width="3.4cm" svg:height="1cm" svg:x="17cm" svg:y="15.4cm">
          <draw:text-box>
            <text:p>B termék</text:p>
          </draw:text-box>
        </draw:frame>
        <draw:g>
          <draw:line draw:style-name="gr2" draw:text-style-name="P2" draw:layer="layout" svg:x1="5cm" svg:y1="15cm" svg:x2="5cm" svg:y2="3cm">
            <text:p/>
          </draw:line>
          <draw:line draw:style-name="gr2" draw:text-style-name="P2" draw:layer="layout" svg:x1="5cm" svg:y1="15cm" svg:x2="19cm" svg:y2="15cm">
            <text:p/>
          </draw:line>
          <draw:line draw:style-name="gr3" draw:text-style-name="P2" draw:layer="layout" svg:x1="5cm" svg:y1="5cm" svg:x2="19cm" svg:y2="5cm">
            <text:p/>
          </draw:line>
          <draw:line draw:style-name="gr3" draw:text-style-name="P2" draw:layer="layout" svg:x1="5cm" svg:y1="7cm" svg:x2="19cm" svg:y2="7cm">
            <text:p/>
          </draw:line>
          <draw:line draw:style-name="gr3" draw:text-style-name="P2" draw:layer="layout" svg:x1="7cm" svg:y1="3cm" svg:x2="7cm" svg:y2="15cm">
            <text:p/>
          </draw:line>
          <draw:line draw:style-name="gr3" draw:text-style-name="P2" draw:layer="layout" svg:x1="5cm" svg:y1="9cm" svg:x2="19cm" svg:y2="9cm">
            <text:p/>
          </draw:line>
          <draw:line draw:style-name="gr3" draw:text-style-name="P2" draw:layer="layout" svg:x1="5cm" svg:y1="11cm" svg:x2="19cm" svg:y2="11cm">
            <text:p/>
          </draw:line>
          <draw:line draw:style-name="gr3" draw:text-style-name="P2" draw:layer="layout" svg:x1="5cm" svg:y1="13cm" svg:x2="19cm" svg:y2="13cm">
            <text:p/>
          </draw:line>
          <draw:line draw:style-name="gr3" draw:text-style-name="P2" draw:layer="layout" svg:x1="9cm" svg:y1="3cm" svg:x2="9cm" svg:y2="15cm">
            <text:p/>
          </draw:line>
          <draw:line draw:style-name="gr3" draw:text-style-name="P2" draw:layer="layout" svg:x1="11cm" svg:y1="3cm" svg:x2="11cm" svg:y2="15cm">
            <text:p/>
          </draw:line>
          <draw:line draw:style-name="gr3" draw:text-style-name="P2" draw:layer="layout" svg:x1="13cm" svg:y1="3cm" svg:x2="13cm" svg:y2="15cm">
            <text:p/>
          </draw:line>
          <draw:line draw:style-name="gr3" draw:text-style-name="P2" draw:layer="layout" svg:x1="15cm" svg:y1="3cm" svg:x2="15cm" svg:y2="15cm">
            <text:p/>
          </draw:line>
          <draw:line draw:style-name="gr3" draw:text-style-name="P2" draw:layer="layout" svg:x1="17cm" svg:y1="3cm" svg:x2="17cm" svg:y2="15cm">
            <text:p/>
          </draw:line>
          <draw:custom-shape draw:style-name="gr4" draw:text-style-name="P3" draw:layer="layout" svg:width="0.4cm" svg:height="0.4cm" svg:x="6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4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0.4cm" svg:height="0.4cm" svg:x="4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8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0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4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6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" draw:layer="layout" svg:width="0.8cm" svg:height="0.962cm" svg:x="4.4cm" svg:y="15.4cm">
            <draw:text-box>
              <text:p>0</text:p>
            </draw:text-box>
          </draw:frame>
          <draw:frame draw:style-name="gr5" draw:text-style-name="P1" draw:layer="layout" svg:width="1.4cm" svg:height="0.962cm" svg:x="6.6cm" svg:y="15.4cm">
            <draw:text-box>
              <text:p>1</text:p>
            </draw:text-box>
          </draw:frame>
          <draw:frame draw:style-name="gr5" draw:text-style-name="P1" draw:layer="layout" svg:width="1cm" svg:height="0.962cm" svg:x="8.6cm" svg:y="15.4cm">
            <draw:text-box>
              <text:p>2</text:p>
            </draw:text-box>
          </draw:frame>
          <draw:frame draw:style-name="gr5" draw:text-style-name="P1" draw:layer="layout" svg:width="0.8cm" svg:height="0.962cm" svg:x="10.6cm" svg:y="15.4cm">
            <draw:text-box>
              <text:p>3</text:p>
            </draw:text-box>
          </draw:frame>
          <draw:frame draw:style-name="gr5" draw:text-style-name="P1" draw:layer="layout" svg:width="0.8cm" svg:height="0.962cm" svg:x="12.6cm" svg:y="15.438cm">
            <draw:text-box>
              <text:p>4</text:p>
            </draw:text-box>
          </draw:frame>
          <draw:frame draw:style-name="gr5" draw:text-style-name="P1" draw:layer="layout" svg:width="0.8cm" svg:height="0.962cm" svg:x="14.6cm" svg:y="15.438cm">
            <draw:text-box>
              <text:p>5</text:p>
            </draw:text-box>
          </draw:frame>
          <draw:frame draw:style-name="gr5" draw:text-style-name="P1" draw:layer="layout" svg:width="0.8cm" svg:height="0.962cm" svg:x="3.8cm" svg:y="12.6cm">
            <draw:text-box>
              <text:p>1</text:p>
            </draw:text-box>
          </draw:frame>
          <draw:frame draw:style-name="gr5" draw:text-style-name="P1" draw:layer="layout" svg:width="1cm" svg:height="0.962cm" svg:x="3.8cm" svg:y="10.6cm">
            <draw:text-box>
              <text:p>2</text:p>
            </draw:text-box>
          </draw:frame>
          <draw:frame draw:style-name="gr5" draw:text-style-name="P1" draw:layer="layout" svg:width="1cm" svg:height="0.962cm" svg:x="3.8cm" svg:y="8.6cm">
            <draw:text-box>
              <text:p>3</text:p>
            </draw:text-box>
          </draw:frame>
          <draw:frame draw:style-name="gr5" draw:text-style-name="P1" draw:layer="layout" svg:width="0.8cm" svg:height="0.962cm" svg:x="3.8cm" svg:y="6.6cm">
            <draw:text-box>
              <text:p>4</text:p>
            </draw:text-box>
          </draw:frame>
          <draw:frame draw:style-name="gr5" draw:text-style-name="P1" draw:layer="layout" svg:width="1.6cm" svg:height="0.962cm" svg:x="2.6cm" svg:y="8.6cm">
            <draw:text-box>
              <text:p>[12]</text:p>
            </draw:text-box>
          </draw:frame>
          <draw:frame draw:style-name="gr5" draw:text-style-name="P1" draw:layer="layout" svg:width="1.6cm" svg:height="0.962cm" svg:x="2.8cm" svg:y="10.6cm">
            <draw:text-box>
              <text:p>[8]</text:p>
            </draw:text-box>
          </draw:frame>
          <draw:frame draw:style-name="gr5" draw:text-style-name="P1" draw:layer="layout" svg:width="3.4cm" svg:height="0.962cm" svg:x="2cm" svg:y="2.238cm">
            <draw:text-box>
              <text:p>A termék</text:p>
            </draw:text-box>
          </draw:frame>
          <draw:frame draw:style-name="gr5" draw:text-style-name="P1" draw:layer="layout" svg:width="1.6cm" svg:height="0.962cm" svg:x="2.8cm" svg:y="12.6cm">
            <draw:text-box>
              <text:p>[4]</text:p>
            </draw:text-box>
          </draw:frame>
          <draw:frame draw:style-name="gr5" draw:text-style-name="P1" draw:layer="layout" svg:width="1.6cm" svg:height="0.962cm" svg:x="6.4cm" svg:y="16.362cm">
            <draw:text-box>
              <text:p>[3]</text:p>
            </draw:text-box>
          </draw:frame>
          <draw:frame draw:style-name="gr5" draw:text-style-name="P1" draw:layer="layout" svg:width="1.6cm" svg:height="0.962cm" svg:x="8.4cm" svg:y="16.438cm">
            <draw:text-box>
              <text:p>[6]</text:p>
            </draw:text-box>
          </draw:frame>
          <draw:frame draw:style-name="gr5" draw:text-style-name="P1" draw:layer="layout" svg:width="1.6cm" svg:height="0.962cm" svg:x="2.8cm" svg:y="12.6cm">
            <draw:text-box>
              <text:p>[4]</text:p>
            </draw:text-box>
          </draw:frame>
          <draw:frame draw:style-name="gr5" draw:text-style-name="P1" draw:layer="layout" svg:width="1.6cm" svg:height="0.962cm" svg:x="10.4cm" svg:y="16.438cm">
            <draw:text-box>
              <text:p>[9]</text:p>
            </draw:text-box>
          </draw:frame>
          <draw:frame draw:style-name="gr5" draw:text-style-name="P1" draw:layer="layout" svg:width="1.6cm" svg:height="0.962cm" svg:x="12.4cm" svg:y="16.438cm">
            <draw:text-box>
              <text:p>[12]</text:p>
            </draw:text-box>
          </draw:frame>
        </draw:g>
        <draw:custom-shape draw:style-name="gr4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8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9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10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11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12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14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draw:frame draw:style-name="gr16" draw:text-style-name="P1" draw:layer="layout" svg:width="3.4cm" svg:height="1cm" svg:x="17cm" svg:y="15.4cm">
          <draw:text-box>
            <text:p>B termék</text:p>
          </draw:text-box>
        </draw:frame>
        <draw:line draw:style-name="gr2" draw:text-style-name="P2" draw:layer="layout" svg:x1="5cm" svg:y1="15cm" svg:x2="5cm" svg:y2="3cm">
          <text:p/>
        </draw:line>
        <draw:line draw:style-name="gr2" draw:text-style-name="P2" draw:layer="layout" svg:x1="5cm" svg:y1="15cm" svg:x2="19cm" svg:y2="15cm">
          <text:p/>
        </draw:line>
        <draw:line draw:style-name="gr3" draw:text-style-name="P2" draw:layer="layout" svg:x1="5cm" svg:y1="5cm" svg:x2="19cm" svg:y2="5cm">
          <text:p/>
        </draw:line>
        <draw:line draw:style-name="gr3" draw:text-style-name="P2" draw:layer="layout" svg:x1="5cm" svg:y1="7cm" svg:x2="19cm" svg:y2="7cm">
          <text:p/>
        </draw:line>
        <draw:line draw:style-name="gr3" draw:text-style-name="P2" draw:layer="layout" svg:x1="7cm" svg:y1="3cm" svg:x2="7cm" svg:y2="15cm">
          <text:p/>
        </draw:line>
        <draw:line draw:style-name="gr3" draw:text-style-name="P2" draw:layer="layout" svg:x1="5cm" svg:y1="9cm" svg:x2="19cm" svg:y2="9cm">
          <text:p/>
        </draw:line>
        <draw:line draw:style-name="gr3" draw:text-style-name="P2" draw:layer="layout" svg:x1="5cm" svg:y1="11cm" svg:x2="19cm" svg:y2="11cm">
          <text:p/>
        </draw:line>
        <draw:line draw:style-name="gr3" draw:text-style-name="P2" draw:layer="layout" svg:x1="5cm" svg:y1="13cm" svg:x2="19cm" svg:y2="13cm">
          <text:p/>
        </draw:line>
        <draw:line draw:style-name="gr3" draw:text-style-name="P2" draw:layer="layout" svg:x1="9cm" svg:y1="3cm" svg:x2="9cm" svg:y2="15cm">
          <text:p/>
        </draw:line>
        <draw:line draw:style-name="gr3" draw:text-style-name="P2" draw:layer="layout" svg:x1="11cm" svg:y1="3cm" svg:x2="11cm" svg:y2="15cm">
          <text:p/>
        </draw:line>
        <draw:line draw:style-name="gr3" draw:text-style-name="P2" draw:layer="layout" svg:x1="13cm" svg:y1="3cm" svg:x2="13cm" svg:y2="15cm">
          <text:p/>
        </draw:line>
        <draw:line draw:style-name="gr3" draw:text-style-name="P2" draw:layer="layout" svg:x1="15cm" svg:y1="3cm" svg:x2="15cm" svg:y2="15cm">
          <text:p/>
        </draw:line>
        <draw:line draw:style-name="gr3" draw:text-style-name="P2" draw:layer="layout" svg:x1="17cm" svg:y1="3cm" svg:x2="17cm" svg:y2="15cm">
          <text:p/>
        </draw:line>
        <draw:custom-shape draw:style-name="gr4" draw:text-style-name="P3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8cm" svg:height="0.962cm" svg:x="4.4cm" svg:y="15.4cm">
          <draw:text-box>
            <text:p>0</text:p>
          </draw:text-box>
        </draw:frame>
        <draw:frame draw:style-name="gr5" draw:text-style-name="P1" draw:layer="layout" svg:width="1.4cm" svg:height="0.962cm" svg:x="6.6cm" svg:y="15.4cm">
          <draw:text-box>
            <text:p>1</text:p>
          </draw:text-box>
        </draw:frame>
        <draw:frame draw:style-name="gr5" draw:text-style-name="P1" draw:layer="layout" svg:width="1cm" svg:height="0.962cm" svg:x="8.6cm" svg:y="15.4cm">
          <draw:text-box>
            <text:p>2</text:p>
          </draw:text-box>
        </draw:frame>
        <draw:frame draw:style-name="gr5" draw:text-style-name="P1" draw:layer="layout" svg:width="0.8cm" svg:height="0.962cm" svg:x="10.6cm" svg:y="15.4cm">
          <draw:text-box>
            <text:p>3</text:p>
          </draw:text-box>
        </draw:frame>
        <draw:frame draw:style-name="gr5" draw:text-style-name="P1" draw:layer="layout" svg:width="0.8cm" svg:height="0.962cm" svg:x="12.6cm" svg:y="15.438cm">
          <draw:text-box>
            <text:p>4</text:p>
          </draw:text-box>
        </draw:frame>
        <draw:frame draw:style-name="gr5" draw:text-style-name="P1" draw:layer="layout" svg:width="0.8cm" svg:height="0.962cm" svg:x="14.6cm" svg:y="15.438cm">
          <draw:text-box>
            <text:p>5</text:p>
          </draw:text-box>
        </draw:frame>
        <draw:frame draw:style-name="gr5" draw:text-style-name="P1" draw:layer="layout" svg:width="0.8cm" svg:height="0.962cm" svg:x="3.8cm" svg:y="12.6cm">
          <draw:text-box>
            <text:p>1</text:p>
          </draw:text-box>
        </draw:frame>
        <draw:frame draw:style-name="gr5" draw:text-style-name="P1" draw:layer="layout" svg:width="1cm" svg:height="0.962cm" svg:x="3.8cm" svg:y="10.6cm">
          <draw:text-box>
            <text:p>2</text:p>
          </draw:text-box>
        </draw:frame>
        <draw:frame draw:style-name="gr5" draw:text-style-name="P1" draw:layer="layout" svg:width="1cm" svg:height="0.962cm" svg:x="3.8cm" svg:y="8.6cm">
          <draw:text-box>
            <text:p>3</text:p>
          </draw:text-box>
        </draw:frame>
        <draw:frame draw:style-name="gr5" draw:text-style-name="P1" draw:layer="layout" svg:width="0.8cm" svg:height="0.962cm" svg:x="3.8cm" svg:y="6.6cm">
          <draw:text-box>
            <text:p>4</text:p>
          </draw:text-box>
        </draw:frame>
        <draw:frame draw:style-name="gr5" draw:text-style-name="P1" draw:layer="layout" svg:width="1.6cm" svg:height="0.962cm" svg:x="2.6cm" svg:y="8.6cm">
          <draw:text-box>
            <text:p>[12]</text:p>
          </draw:text-box>
        </draw:frame>
        <draw:frame draw:style-name="gr5" draw:text-style-name="P1" draw:layer="layout" svg:width="1.6cm" svg:height="0.962cm" svg:x="2.8cm" svg:y="10.6cm">
          <draw:text-box>
            <text:p>[8]</text:p>
          </draw:text-box>
        </draw:frame>
        <draw:frame draw:style-name="gr5" draw:text-style-name="P1" draw:layer="layout" svg:width="3.4cm" svg:height="0.962cm" svg:x="2cm" svg:y="2.238cm">
          <draw:text-box>
            <text:p>A termék</text:p>
          </draw:text-box>
        </draw:frame>
        <draw:frame draw:style-name="gr5" draw:text-style-name="P1" draw:layer="layout" svg:width="1.6cm" svg:height="0.962cm" svg:x="2.8cm" svg:y="12.6cm">
          <draw:text-box>
            <text:p>[4]</text:p>
          </draw:text-box>
        </draw:frame>
        <draw:frame draw:style-name="gr5" draw:text-style-name="P1" draw:layer="layout" svg:width="1.6cm" svg:height="0.962cm" svg:x="6.4cm" svg:y="16.362cm">
          <draw:text-box>
            <text:p>[3]</text:p>
          </draw:text-box>
        </draw:frame>
        <draw:frame draw:style-name="gr5" draw:text-style-name="P1" draw:layer="layout" svg:width="1.6cm" svg:height="0.962cm" svg:x="8.4cm" svg:y="16.438cm">
          <draw:text-box>
            <text:p>[6]</text:p>
          </draw:text-box>
        </draw:frame>
        <draw:frame draw:style-name="gr5" draw:text-style-name="P1" draw:layer="layout" svg:width="1.6cm" svg:height="0.962cm" svg:x="2.8cm" svg:y="12.6cm">
          <draw:text-box>
            <text:p>[4]</text:p>
          </draw:text-box>
        </draw:frame>
        <draw:frame draw:style-name="gr5" draw:text-style-name="P1" draw:layer="layout" svg:width="1.6cm" svg:height="0.962cm" svg:x="10.4cm" svg:y="16.438cm">
          <draw:text-box>
            <text:p>[9]</text:p>
          </draw:text-box>
        </draw:frame>
        <draw:frame draw:style-name="gr5" draw:text-style-name="P1" draw:layer="layout" svg:width="1.6cm" svg:height="0.962cm" svg:x="12.4cm" svg:y="16.438cm">
          <draw:text-box>
            <text:p>[12]</text:p>
          </draw:text-box>
        </draw:frame>
        <draw:custom-shape draw:style-name="gr17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20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21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22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23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24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26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draw:frame draw:style-name="gr27" draw:text-style-name="P1" draw:layer="layout" svg:width="3.4cm" svg:height="1cm" svg:x="17cm" svg:y="15.4cm">
          <draw:text-box>
            <text:p>B termék</text:p>
          </draw:text-box>
        </draw:frame>
        <draw:line draw:style-name="gr28" draw:text-style-name="P2" draw:layer="layout" svg:x1="5cm" svg:y1="15cm" svg:x2="5cm" svg:y2="3cm">
          <text:p/>
        </draw:line>
        <draw:line draw:style-name="gr28" draw:text-style-name="P2" draw:layer="layout" svg:x1="5cm" svg:y1="15cm" svg:x2="19cm" svg:y2="15cm">
          <text:p/>
        </draw:line>
        <draw:line draw:style-name="gr29" draw:text-style-name="P2" draw:layer="layout" svg:x1="5cm" svg:y1="5cm" svg:x2="19cm" svg:y2="5cm">
          <text:p/>
        </draw:line>
        <draw:line draw:style-name="gr29" draw:text-style-name="P2" draw:layer="layout" svg:x1="5cm" svg:y1="7cm" svg:x2="19cm" svg:y2="7cm">
          <text:p/>
        </draw:line>
        <draw:line draw:style-name="gr29" draw:text-style-name="P2" draw:layer="layout" svg:x1="7cm" svg:y1="3cm" svg:x2="7cm" svg:y2="15cm">
          <text:p/>
        </draw:line>
        <draw:line draw:style-name="gr29" draw:text-style-name="P2" draw:layer="layout" svg:x1="5cm" svg:y1="9cm" svg:x2="19cm" svg:y2="9cm">
          <text:p/>
        </draw:line>
        <draw:line draw:style-name="gr29" draw:text-style-name="P2" draw:layer="layout" svg:x1="5cm" svg:y1="11cm" svg:x2="19cm" svg:y2="11cm">
          <text:p/>
        </draw:line>
        <draw:line draw:style-name="gr29" draw:text-style-name="P2" draw:layer="layout" svg:x1="5cm" svg:y1="13cm" svg:x2="19cm" svg:y2="13cm">
          <text:p/>
        </draw:line>
        <draw:line draw:style-name="gr29" draw:text-style-name="P2" draw:layer="layout" svg:x1="9cm" svg:y1="3cm" svg:x2="9cm" svg:y2="15cm">
          <text:p/>
        </draw:line>
        <draw:line draw:style-name="gr29" draw:text-style-name="P2" draw:layer="layout" svg:x1="11cm" svg:y1="3cm" svg:x2="11cm" svg:y2="15cm">
          <text:p/>
        </draw:line>
        <draw:line draw:style-name="gr29" draw:text-style-name="P2" draw:layer="layout" svg:x1="13cm" svg:y1="3cm" svg:x2="13cm" svg:y2="15cm">
          <text:p/>
        </draw:line>
        <draw:line draw:style-name="gr29" draw:text-style-name="P2" draw:layer="layout" svg:x1="15cm" svg:y1="3cm" svg:x2="15cm" svg:y2="15cm">
          <text:p/>
        </draw:line>
        <draw:line draw:style-name="gr29" draw:text-style-name="P2" draw:layer="layout" svg:x1="17cm" svg:y1="3cm" svg:x2="17cm" svg:y2="15cm">
          <text:p/>
        </draw:line>
        <draw:custom-shape draw:style-name="gr30" draw:text-style-name="P3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0.8cm" svg:height="0.962cm" svg:x="4.4cm" svg:y="15.4cm">
          <draw:text-box>
            <text:p>0</text:p>
          </draw:text-box>
        </draw:frame>
        <draw:frame draw:style-name="gr33" draw:text-style-name="P1" draw:layer="layout" svg:width="1.4cm" svg:height="0.962cm" svg:x="6.6cm" svg:y="15.4cm">
          <draw:text-box>
            <text:p>1</text:p>
          </draw:text-box>
        </draw:frame>
        <draw:frame draw:style-name="gr33" draw:text-style-name="P1" draw:layer="layout" svg:width="1cm" svg:height="0.962cm" svg:x="8.6cm" svg:y="15.4cm">
          <draw:text-box>
            <text:p>2</text:p>
          </draw:text-box>
        </draw:frame>
        <draw:frame draw:style-name="gr33" draw:text-style-name="P1" draw:layer="layout" svg:width="0.8cm" svg:height="0.962cm" svg:x="10.6cm" svg:y="15.4cm">
          <draw:text-box>
            <text:p>3</text:p>
          </draw:text-box>
        </draw:frame>
        <draw:frame draw:style-name="gr33" draw:text-style-name="P1" draw:layer="layout" svg:width="0.8cm" svg:height="0.962cm" svg:x="12.6cm" svg:y="15.438cm">
          <draw:text-box>
            <text:p>4</text:p>
          </draw:text-box>
        </draw:frame>
        <draw:frame draw:style-name="gr33" draw:text-style-name="P1" draw:layer="layout" svg:width="0.8cm" svg:height="0.962cm" svg:x="14.6cm" svg:y="15.438cm">
          <draw:text-box>
            <text:p>5</text:p>
          </draw:text-box>
        </draw:frame>
        <draw:frame draw:style-name="gr33" draw:text-style-name="P1" draw:layer="layout" svg:width="0.8cm" svg:height="0.962cm" svg:x="3.8cm" svg:y="12.6cm">
          <draw:text-box>
            <text:p>1</text:p>
          </draw:text-box>
        </draw:frame>
        <draw:frame draw:style-name="gr33" draw:text-style-name="P1" draw:layer="layout" svg:width="1cm" svg:height="0.962cm" svg:x="3.8cm" svg:y="10.6cm">
          <draw:text-box>
            <text:p>2</text:p>
          </draw:text-box>
        </draw:frame>
        <draw:frame draw:style-name="gr33" draw:text-style-name="P1" draw:layer="layout" svg:width="1cm" svg:height="0.962cm" svg:x="3.8cm" svg:y="8.6cm">
          <draw:text-box>
            <text:p>3</text:p>
          </draw:text-box>
        </draw:frame>
        <draw:frame draw:style-name="gr33" draw:text-style-name="P1" draw:layer="layout" svg:width="0.8cm" svg:height="0.962cm" svg:x="3.8cm" svg:y="6.6cm">
          <draw:text-box>
            <text:p>4</text:p>
          </draw:text-box>
        </draw:frame>
        <draw:frame draw:style-name="gr33" draw:text-style-name="P1" draw:layer="layout" svg:width="1.6cm" svg:height="0.962cm" svg:x="2.6cm" svg:y="8.6cm">
          <draw:text-box>
            <text:p>[12]</text:p>
          </draw:text-box>
        </draw:frame>
        <draw:frame draw:style-name="gr33" draw:text-style-name="P1" draw:layer="layout" svg:width="1.6cm" svg:height="0.962cm" svg:x="2.8cm" svg:y="10.6cm">
          <draw:text-box>
            <text:p>[8]</text:p>
          </draw:text-box>
        </draw:frame>
        <draw:frame draw:style-name="gr33" draw:text-style-name="P1" draw:layer="layout" svg:width="3.4cm" svg:height="0.962cm" svg:x="2cm" svg:y="2.238cm">
          <draw:text-box>
            <text:p>A termék</text:p>
          </draw:text-box>
        </draw:frame>
        <draw:frame draw:style-name="gr33" draw:text-style-name="P1" draw:layer="layout" svg:width="1.6cm" svg:height="0.962cm" svg:x="2.8cm" svg:y="12.6cm">
          <draw:text-box>
            <text:p>[4]</text:p>
          </draw:text-box>
        </draw:frame>
        <draw:frame draw:style-name="gr33" draw:text-style-name="P1" draw:layer="layout" svg:width="1.6cm" svg:height="0.962cm" svg:x="6.4cm" svg:y="16.362cm">
          <draw:text-box>
            <text:p>[3]</text:p>
          </draw:text-box>
        </draw:frame>
        <draw:frame draw:style-name="gr33" draw:text-style-name="P1" draw:layer="layout" svg:width="1.6cm" svg:height="0.962cm" svg:x="8.4cm" svg:y="16.438cm">
          <draw:text-box>
            <text:p>[6]</text:p>
          </draw:text-box>
        </draw:frame>
        <draw:frame draw:style-name="gr33" draw:text-style-name="P1" draw:layer="layout" svg:width="1.6cm" svg:height="0.962cm" svg:x="2.8cm" svg:y="12.6cm">
          <draw:text-box>
            <text:p>[4]</text:p>
          </draw:text-box>
        </draw:frame>
        <draw:frame draw:style-name="gr33" draw:text-style-name="P1" draw:layer="layout" svg:width="1.6cm" svg:height="0.962cm" svg:x="10.4cm" svg:y="16.438cm">
          <draw:text-box>
            <text:p>[9]</text:p>
          </draw:text-box>
        </draw:frame>
        <draw:frame draw:style-name="gr33" draw:text-style-name="P1" draw:layer="layout" svg:width="1.6cm" svg:height="0.962cm" svg:x="12.4cm" svg:y="16.438cm">
          <draw:text-box>
            <text:p>[12]</text:p>
          </draw:text-box>
        </draw:frame>
        <draw:custom-shape draw:style-name="gr34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37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38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39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40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41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43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draw:frame draw:style-name="gr44" draw:text-style-name="P1" draw:layer="layout" svg:width="3.4cm" svg:height="1cm" svg:x="17cm" svg:y="15.4cm">
          <draw:text-box>
            <text:p>B termék</text:p>
          </draw:text-box>
        </draw:frame>
        <draw:line draw:style-name="gr45" draw:text-style-name="P2" draw:layer="layout" svg:x1="5cm" svg:y1="15cm" svg:x2="5cm" svg:y2="3cm">
          <text:p/>
        </draw:line>
        <draw:line draw:style-name="gr45" draw:text-style-name="P2" draw:layer="layout" svg:x1="5cm" svg:y1="15cm" svg:x2="19cm" svg:y2="15cm">
          <text:p/>
        </draw:line>
        <draw:line draw:style-name="gr46" draw:text-style-name="P2" draw:layer="layout" svg:x1="5cm" svg:y1="5cm" svg:x2="19cm" svg:y2="5cm">
          <text:p/>
        </draw:line>
        <draw:line draw:style-name="gr46" draw:text-style-name="P2" draw:layer="layout" svg:x1="5cm" svg:y1="7cm" svg:x2="19cm" svg:y2="7cm">
          <text:p/>
        </draw:line>
        <draw:line draw:style-name="gr46" draw:text-style-name="P2" draw:layer="layout" svg:x1="7cm" svg:y1="3cm" svg:x2="7cm" svg:y2="15cm">
          <text:p/>
        </draw:line>
        <draw:line draw:style-name="gr46" draw:text-style-name="P2" draw:layer="layout" svg:x1="5cm" svg:y1="9cm" svg:x2="19cm" svg:y2="9cm">
          <text:p/>
        </draw:line>
        <draw:line draw:style-name="gr46" draw:text-style-name="P2" draw:layer="layout" svg:x1="5cm" svg:y1="11cm" svg:x2="19cm" svg:y2="11cm">
          <text:p/>
        </draw:line>
        <draw:line draw:style-name="gr46" draw:text-style-name="P2" draw:layer="layout" svg:x1="5cm" svg:y1="13cm" svg:x2="19cm" svg:y2="13cm">
          <text:p/>
        </draw:line>
        <draw:line draw:style-name="gr46" draw:text-style-name="P2" draw:layer="layout" svg:x1="9cm" svg:y1="3cm" svg:x2="9cm" svg:y2="15cm">
          <text:p/>
        </draw:line>
        <draw:line draw:style-name="gr46" draw:text-style-name="P2" draw:layer="layout" svg:x1="11cm" svg:y1="3cm" svg:x2="11cm" svg:y2="15cm">
          <text:p/>
        </draw:line>
        <draw:line draw:style-name="gr46" draw:text-style-name="P2" draw:layer="layout" svg:x1="13cm" svg:y1="3cm" svg:x2="13cm" svg:y2="15cm">
          <text:p/>
        </draw:line>
        <draw:line draw:style-name="gr46" draw:text-style-name="P2" draw:layer="layout" svg:x1="15cm" svg:y1="3cm" svg:x2="15cm" svg:y2="15cm">
          <text:p/>
        </draw:line>
        <draw:line draw:style-name="gr46" draw:text-style-name="P2" draw:layer="layout" svg:x1="17cm" svg:y1="3cm" svg:x2="17cm" svg:y2="15cm">
          <text:p/>
        </draw:line>
        <draw:custom-shape draw:style-name="gr47" draw:text-style-name="P3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" draw:layer="layout" svg:width="0.8cm" svg:height="0.962cm" svg:x="4.4cm" svg:y="15.4cm">
          <draw:text-box>
            <text:p>0</text:p>
          </draw:text-box>
        </draw:frame>
        <draw:frame draw:style-name="gr50" draw:text-style-name="P1" draw:layer="layout" svg:width="1.4cm" svg:height="0.962cm" svg:x="6.6cm" svg:y="15.4cm">
          <draw:text-box>
            <text:p>1</text:p>
          </draw:text-box>
        </draw:frame>
        <draw:frame draw:style-name="gr50" draw:text-style-name="P1" draw:layer="layout" svg:width="1cm" svg:height="0.962cm" svg:x="8.6cm" svg:y="15.4cm">
          <draw:text-box>
            <text:p>2</text:p>
          </draw:text-box>
        </draw:frame>
        <draw:frame draw:style-name="gr50" draw:text-style-name="P1" draw:layer="layout" svg:width="0.8cm" svg:height="0.962cm" svg:x="10.6cm" svg:y="15.4cm">
          <draw:text-box>
            <text:p>3</text:p>
          </draw:text-box>
        </draw:frame>
        <draw:frame draw:style-name="gr50" draw:text-style-name="P1" draw:layer="layout" svg:width="0.8cm" svg:height="0.962cm" svg:x="12.6cm" svg:y="15.438cm">
          <draw:text-box>
            <text:p>4</text:p>
          </draw:text-box>
        </draw:frame>
        <draw:frame draw:style-name="gr50" draw:text-style-name="P1" draw:layer="layout" svg:width="0.8cm" svg:height="0.962cm" svg:x="14.6cm" svg:y="15.438cm">
          <draw:text-box>
            <text:p>5</text:p>
          </draw:text-box>
        </draw:frame>
        <draw:frame draw:style-name="gr50" draw:text-style-name="P1" draw:layer="layout" svg:width="0.8cm" svg:height="0.962cm" svg:x="3.8cm" svg:y="12.6cm">
          <draw:text-box>
            <text:p>1</text:p>
          </draw:text-box>
        </draw:frame>
        <draw:frame draw:style-name="gr50" draw:text-style-name="P1" draw:layer="layout" svg:width="1cm" svg:height="0.962cm" svg:x="3.8cm" svg:y="10.6cm">
          <draw:text-box>
            <text:p>2</text:p>
          </draw:text-box>
        </draw:frame>
        <draw:frame draw:style-name="gr50" draw:text-style-name="P1" draw:layer="layout" svg:width="1cm" svg:height="0.962cm" svg:x="3.8cm" svg:y="8.6cm">
          <draw:text-box>
            <text:p>3</text:p>
          </draw:text-box>
        </draw:frame>
        <draw:frame draw:style-name="gr50" draw:text-style-name="P1" draw:layer="layout" svg:width="0.8cm" svg:height="0.962cm" svg:x="3.8cm" svg:y="6.6cm">
          <draw:text-box>
            <text:p>4</text:p>
          </draw:text-box>
        </draw:frame>
        <draw:frame draw:style-name="gr50" draw:text-style-name="P1" draw:layer="layout" svg:width="1.6cm" svg:height="0.962cm" svg:x="2.6cm" svg:y="8.6cm">
          <draw:text-box>
            <text:p>[12]</text:p>
          </draw:text-box>
        </draw:frame>
        <draw:frame draw:style-name="gr50" draw:text-style-name="P1" draw:layer="layout" svg:width="1.6cm" svg:height="0.962cm" svg:x="2.8cm" svg:y="10.6cm">
          <draw:text-box>
            <text:p>[8]</text:p>
          </draw:text-box>
        </draw:frame>
        <draw:frame draw:style-name="gr50" draw:text-style-name="P1" draw:layer="layout" svg:width="3.4cm" svg:height="0.962cm" svg:x="2cm" svg:y="2.238cm">
          <draw:text-box>
            <text:p>A termék</text:p>
          </draw:text-box>
        </draw:frame>
        <draw:frame draw:style-name="gr50" draw:text-style-name="P1" draw:layer="layout" svg:width="1.6cm" svg:height="0.962cm" svg:x="2.8cm" svg:y="12.6cm">
          <draw:text-box>
            <text:p>[4]</text:p>
          </draw:text-box>
        </draw:frame>
        <draw:frame draw:style-name="gr50" draw:text-style-name="P1" draw:layer="layout" svg:width="1.6cm" svg:height="0.962cm" svg:x="6.4cm" svg:y="16.362cm">
          <draw:text-box>
            <text:p>[3]</text:p>
          </draw:text-box>
        </draw:frame>
        <draw:frame draw:style-name="gr50" draw:text-style-name="P1" draw:layer="layout" svg:width="1.6cm" svg:height="0.962cm" svg:x="8.4cm" svg:y="16.438cm">
          <draw:text-box>
            <text:p>[6]</text:p>
          </draw:text-box>
        </draw:frame>
        <draw:frame draw:style-name="gr50" draw:text-style-name="P1" draw:layer="layout" svg:width="1.6cm" svg:height="0.962cm" svg:x="2.8cm" svg:y="12.6cm">
          <draw:text-box>
            <text:p>[4]</text:p>
          </draw:text-box>
        </draw:frame>
        <draw:frame draw:style-name="gr50" draw:text-style-name="P1" draw:layer="layout" svg:width="1.6cm" svg:height="0.962cm" svg:x="10.4cm" svg:y="16.438cm">
          <draw:text-box>
            <text:p>[9]</text:p>
          </draw:text-box>
        </draw:frame>
        <draw:frame draw:style-name="gr50" draw:text-style-name="P1" draw:layer="layout" svg:width="1.6cm" svg:height="0.962cm" svg:x="12.4cm" svg:y="16.438cm">
          <draw:text-box>
            <text:p>[12]</text:p>
          </draw:text-box>
        </draw:frame>
        <draw:custom-shape draw:style-name="gr51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54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55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56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57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58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60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draw:frame draw:style-name="gr61" draw:text-style-name="P1" draw:layer="layout" svg:width="3.4cm" svg:height="1cm" svg:x="17cm" svg:y="15.4cm">
          <draw:text-box>
            <text:p>B termék</text:p>
          </draw:text-box>
        </draw:frame>
        <draw:line draw:style-name="gr62" draw:text-style-name="P2" draw:layer="layout" svg:x1="5cm" svg:y1="15cm" svg:x2="5cm" svg:y2="3cm">
          <text:p/>
        </draw:line>
        <draw:line draw:style-name="gr62" draw:text-style-name="P2" draw:layer="layout" svg:x1="5cm" svg:y1="15cm" svg:x2="19cm" svg:y2="15cm">
          <text:p/>
        </draw:line>
        <draw:line draw:style-name="gr63" draw:text-style-name="P2" draw:layer="layout" svg:x1="5cm" svg:y1="5cm" svg:x2="19cm" svg:y2="5cm">
          <text:p/>
        </draw:line>
        <draw:line draw:style-name="gr63" draw:text-style-name="P2" draw:layer="layout" svg:x1="5cm" svg:y1="7cm" svg:x2="19cm" svg:y2="7cm">
          <text:p/>
        </draw:line>
        <draw:line draw:style-name="gr63" draw:text-style-name="P2" draw:layer="layout" svg:x1="7cm" svg:y1="3cm" svg:x2="7cm" svg:y2="15cm">
          <text:p/>
        </draw:line>
        <draw:line draw:style-name="gr63" draw:text-style-name="P2" draw:layer="layout" svg:x1="5cm" svg:y1="9cm" svg:x2="19cm" svg:y2="9cm">
          <text:p/>
        </draw:line>
        <draw:line draw:style-name="gr63" draw:text-style-name="P2" draw:layer="layout" svg:x1="5cm" svg:y1="11cm" svg:x2="19cm" svg:y2="11cm">
          <text:p/>
        </draw:line>
        <draw:line draw:style-name="gr63" draw:text-style-name="P2" draw:layer="layout" svg:x1="5cm" svg:y1="13cm" svg:x2="19cm" svg:y2="13cm">
          <text:p/>
        </draw:line>
        <draw:line draw:style-name="gr63" draw:text-style-name="P2" draw:layer="layout" svg:x1="9cm" svg:y1="3cm" svg:x2="9cm" svg:y2="15cm">
          <text:p/>
        </draw:line>
        <draw:line draw:style-name="gr63" draw:text-style-name="P2" draw:layer="layout" svg:x1="11cm" svg:y1="3cm" svg:x2="11cm" svg:y2="15cm">
          <text:p/>
        </draw:line>
        <draw:line draw:style-name="gr63" draw:text-style-name="P2" draw:layer="layout" svg:x1="13cm" svg:y1="3cm" svg:x2="13cm" svg:y2="15cm">
          <text:p/>
        </draw:line>
        <draw:line draw:style-name="gr63" draw:text-style-name="P2" draw:layer="layout" svg:x1="15cm" svg:y1="3cm" svg:x2="15cm" svg:y2="15cm">
          <text:p/>
        </draw:line>
        <draw:line draw:style-name="gr63" draw:text-style-name="P2" draw:layer="layout" svg:x1="17cm" svg:y1="3cm" svg:x2="17cm" svg:y2="15cm">
          <text:p/>
        </draw:line>
        <draw:custom-shape draw:style-name="gr64" draw:text-style-name="P3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" draw:layer="layout" svg:width="0.8cm" svg:height="0.962cm" svg:x="4.4cm" svg:y="15.4cm">
          <draw:text-box>
            <text:p>0</text:p>
          </draw:text-box>
        </draw:frame>
        <draw:frame draw:style-name="gr67" draw:text-style-name="P1" draw:layer="layout" svg:width="1.4cm" svg:height="0.962cm" svg:x="6.6cm" svg:y="15.4cm">
          <draw:text-box>
            <text:p>1</text:p>
          </draw:text-box>
        </draw:frame>
        <draw:frame draw:style-name="gr67" draw:text-style-name="P1" draw:layer="layout" svg:width="1cm" svg:height="0.962cm" svg:x="8.6cm" svg:y="15.4cm">
          <draw:text-box>
            <text:p>2</text:p>
          </draw:text-box>
        </draw:frame>
        <draw:frame draw:style-name="gr67" draw:text-style-name="P1" draw:layer="layout" svg:width="0.8cm" svg:height="0.962cm" svg:x="10.6cm" svg:y="15.4cm">
          <draw:text-box>
            <text:p>3</text:p>
          </draw:text-box>
        </draw:frame>
        <draw:frame draw:style-name="gr67" draw:text-style-name="P1" draw:layer="layout" svg:width="0.8cm" svg:height="0.962cm" svg:x="12.6cm" svg:y="15.438cm">
          <draw:text-box>
            <text:p>4</text:p>
          </draw:text-box>
        </draw:frame>
        <draw:frame draw:style-name="gr67" draw:text-style-name="P1" draw:layer="layout" svg:width="0.8cm" svg:height="0.962cm" svg:x="14.6cm" svg:y="15.438cm">
          <draw:text-box>
            <text:p>5</text:p>
          </draw:text-box>
        </draw:frame>
        <draw:frame draw:style-name="gr67" draw:text-style-name="P1" draw:layer="layout" svg:width="0.8cm" svg:height="0.962cm" svg:x="3.8cm" svg:y="12.6cm">
          <draw:text-box>
            <text:p>1</text:p>
          </draw:text-box>
        </draw:frame>
        <draw:frame draw:style-name="gr67" draw:text-style-name="P1" draw:layer="layout" svg:width="1cm" svg:height="0.962cm" svg:x="3.8cm" svg:y="10.6cm">
          <draw:text-box>
            <text:p>2</text:p>
          </draw:text-box>
        </draw:frame>
        <draw:frame draw:style-name="gr67" draw:text-style-name="P1" draw:layer="layout" svg:width="1cm" svg:height="0.962cm" svg:x="3.8cm" svg:y="8.6cm">
          <draw:text-box>
            <text:p>3</text:p>
          </draw:text-box>
        </draw:frame>
        <draw:frame draw:style-name="gr67" draw:text-style-name="P1" draw:layer="layout" svg:width="0.8cm" svg:height="0.962cm" svg:x="3.8cm" svg:y="6.6cm">
          <draw:text-box>
            <text:p>4</text:p>
          </draw:text-box>
        </draw:frame>
        <draw:frame draw:style-name="gr67" draw:text-style-name="P1" draw:layer="layout" svg:width="1.6cm" svg:height="0.962cm" svg:x="2.6cm" svg:y="8.6cm">
          <draw:text-box>
            <text:p>[12]</text:p>
          </draw:text-box>
        </draw:frame>
        <draw:frame draw:style-name="gr67" draw:text-style-name="P1" draw:layer="layout" svg:width="1.6cm" svg:height="0.962cm" svg:x="2.8cm" svg:y="10.6cm">
          <draw:text-box>
            <text:p>[8]</text:p>
          </draw:text-box>
        </draw:frame>
        <draw:frame draw:style-name="gr67" draw:text-style-name="P1" draw:layer="layout" svg:width="3.4cm" svg:height="0.962cm" svg:x="2cm" svg:y="2.238cm">
          <draw:text-box>
            <text:p>A termék</text:p>
          </draw:text-box>
        </draw:frame>
        <draw:frame draw:style-name="gr67" draw:text-style-name="P1" draw:layer="layout" svg:width="1.6cm" svg:height="0.962cm" svg:x="2.8cm" svg:y="12.6cm">
          <draw:text-box>
            <text:p>[4]</text:p>
          </draw:text-box>
        </draw:frame>
        <draw:frame draw:style-name="gr67" draw:text-style-name="P1" draw:layer="layout" svg:width="1.6cm" svg:height="0.962cm" svg:x="6.4cm" svg:y="16.362cm">
          <draw:text-box>
            <text:p>[3]</text:p>
          </draw:text-box>
        </draw:frame>
        <draw:frame draw:style-name="gr67" draw:text-style-name="P1" draw:layer="layout" svg:width="1.6cm" svg:height="0.962cm" svg:x="8.4cm" svg:y="16.438cm">
          <draw:text-box>
            <text:p>[6]</text:p>
          </draw:text-box>
        </draw:frame>
        <draw:frame draw:style-name="gr67" draw:text-style-name="P1" draw:layer="layout" svg:width="1.6cm" svg:height="0.962cm" svg:x="2.8cm" svg:y="12.6cm">
          <draw:text-box>
            <text:p>[4]</text:p>
          </draw:text-box>
        </draw:frame>
        <draw:frame draw:style-name="gr67" draw:text-style-name="P1" draw:layer="layout" svg:width="1.6cm" svg:height="0.962cm" svg:x="10.4cm" svg:y="16.438cm">
          <draw:text-box>
            <text:p>[9]</text:p>
          </draw:text-box>
        </draw:frame>
        <draw:frame draw:style-name="gr67" draw:text-style-name="P1" draw:layer="layout" svg:width="1.6cm" svg:height="0.962cm" svg:x="12.4cm" svg:y="16.438cm">
          <draw:text-box>
            <text:p>[12]</text:p>
          </draw:text-box>
        </draw:frame>
        <draw:custom-shape draw:style-name="gr68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70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71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70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72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73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74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75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77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draw:frame draw:style-name="gr78" draw:text-style-name="P1" draw:layer="layout" svg:width="3.4cm" svg:height="1cm" svg:x="17cm" svg:y="15.4cm">
          <draw:text-box>
            <text:p>B termék</text:p>
          </draw:text-box>
        </draw:frame>
        <draw:line draw:style-name="gr79" draw:text-style-name="P2" draw:layer="layout" svg:x1="5cm" svg:y1="15cm" svg:x2="5cm" svg:y2="3cm">
          <text:p/>
        </draw:line>
        <draw:line draw:style-name="gr79" draw:text-style-name="P2" draw:layer="layout" svg:x1="5cm" svg:y1="15cm" svg:x2="19cm" svg:y2="15cm">
          <text:p/>
        </draw:line>
        <draw:line draw:style-name="gr80" draw:text-style-name="P2" draw:layer="layout" svg:x1="5cm" svg:y1="5cm" svg:x2="19cm" svg:y2="5cm">
          <text:p/>
        </draw:line>
        <draw:line draw:style-name="gr80" draw:text-style-name="P2" draw:layer="layout" svg:x1="5cm" svg:y1="7cm" svg:x2="19cm" svg:y2="7cm">
          <text:p/>
        </draw:line>
        <draw:line draw:style-name="gr80" draw:text-style-name="P2" draw:layer="layout" svg:x1="7cm" svg:y1="3cm" svg:x2="7cm" svg:y2="15cm">
          <text:p/>
        </draw:line>
        <draw:line draw:style-name="gr80" draw:text-style-name="P2" draw:layer="layout" svg:x1="5cm" svg:y1="9cm" svg:x2="19cm" svg:y2="9cm">
          <text:p/>
        </draw:line>
        <draw:line draw:style-name="gr80" draw:text-style-name="P2" draw:layer="layout" svg:x1="5cm" svg:y1="11cm" svg:x2="19cm" svg:y2="11cm">
          <text:p/>
        </draw:line>
        <draw:line draw:style-name="gr80" draw:text-style-name="P2" draw:layer="layout" svg:x1="5cm" svg:y1="13cm" svg:x2="19cm" svg:y2="13cm">
          <text:p/>
        </draw:line>
        <draw:line draw:style-name="gr80" draw:text-style-name="P2" draw:layer="layout" svg:x1="9cm" svg:y1="3cm" svg:x2="9cm" svg:y2="15cm">
          <text:p/>
        </draw:line>
        <draw:line draw:style-name="gr80" draw:text-style-name="P2" draw:layer="layout" svg:x1="11cm" svg:y1="3cm" svg:x2="11cm" svg:y2="15cm">
          <text:p/>
        </draw:line>
        <draw:line draw:style-name="gr80" draw:text-style-name="P2" draw:layer="layout" svg:x1="13cm" svg:y1="3cm" svg:x2="13cm" svg:y2="15cm">
          <text:p/>
        </draw:line>
        <draw:line draw:style-name="gr80" draw:text-style-name="P2" draw:layer="layout" svg:x1="15cm" svg:y1="3cm" svg:x2="15cm" svg:y2="15cm">
          <text:p/>
        </draw:line>
        <draw:line draw:style-name="gr80" draw:text-style-name="P2" draw:layer="layout" svg:x1="17cm" svg:y1="3cm" svg:x2="17cm" svg:y2="15cm">
          <text:p/>
        </draw:line>
        <draw:custom-shape draw:style-name="gr81" draw:text-style-name="P3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" draw:layer="layout" svg:width="0.8cm" svg:height="0.962cm" svg:x="4.4cm" svg:y="15.4cm">
          <draw:text-box>
            <text:p>0</text:p>
          </draw:text-box>
        </draw:frame>
        <draw:frame draw:style-name="gr85" draw:text-style-name="P1" draw:layer="layout" svg:width="1.4cm" svg:height="0.962cm" svg:x="6.6cm" svg:y="15.4cm">
          <draw:text-box>
            <text:p>1</text:p>
          </draw:text-box>
        </draw:frame>
        <draw:frame draw:style-name="gr85" draw:text-style-name="P1" draw:layer="layout" svg:width="1cm" svg:height="0.962cm" svg:x="8.6cm" svg:y="15.4cm">
          <draw:text-box>
            <text:p>2</text:p>
          </draw:text-box>
        </draw:frame>
        <draw:frame draw:style-name="gr85" draw:text-style-name="P1" draw:layer="layout" svg:width="0.8cm" svg:height="0.962cm" svg:x="10.6cm" svg:y="15.4cm">
          <draw:text-box>
            <text:p>3</text:p>
          </draw:text-box>
        </draw:frame>
        <draw:frame draw:style-name="gr85" draw:text-style-name="P1" draw:layer="layout" svg:width="0.8cm" svg:height="0.962cm" svg:x="12.6cm" svg:y="15.438cm">
          <draw:text-box>
            <text:p>4</text:p>
          </draw:text-box>
        </draw:frame>
        <draw:frame draw:style-name="gr85" draw:text-style-name="P1" draw:layer="layout" svg:width="0.8cm" svg:height="0.962cm" svg:x="14.6cm" svg:y="15.438cm">
          <draw:text-box>
            <text:p>5</text:p>
          </draw:text-box>
        </draw:frame>
        <draw:frame draw:style-name="gr85" draw:text-style-name="P1" draw:layer="layout" svg:width="0.8cm" svg:height="0.962cm" svg:x="3.8cm" svg:y="12.6cm">
          <draw:text-box>
            <text:p>1</text:p>
          </draw:text-box>
        </draw:frame>
        <draw:frame draw:style-name="gr85" draw:text-style-name="P1" draw:layer="layout" svg:width="1cm" svg:height="0.962cm" svg:x="3.8cm" svg:y="10.6cm">
          <draw:text-box>
            <text:p>2</text:p>
          </draw:text-box>
        </draw:frame>
        <draw:frame draw:style-name="gr85" draw:text-style-name="P1" draw:layer="layout" svg:width="1cm" svg:height="0.962cm" svg:x="3.8cm" svg:y="8.6cm">
          <draw:text-box>
            <text:p>3</text:p>
          </draw:text-box>
        </draw:frame>
        <draw:frame draw:style-name="gr85" draw:text-style-name="P1" draw:layer="layout" svg:width="0.8cm" svg:height="0.962cm" svg:x="3.8cm" svg:y="6.6cm">
          <draw:text-box>
            <text:p>4</text:p>
          </draw:text-box>
        </draw:frame>
        <draw:frame draw:style-name="gr85" draw:text-style-name="P1" draw:layer="layout" svg:width="1.6cm" svg:height="0.962cm" svg:x="2.6cm" svg:y="8.6cm">
          <draw:text-box>
            <text:p>[12]</text:p>
          </draw:text-box>
        </draw:frame>
        <draw:frame draw:style-name="gr85" draw:text-style-name="P1" draw:layer="layout" svg:width="1.6cm" svg:height="0.962cm" svg:x="2.8cm" svg:y="10.6cm">
          <draw:text-box>
            <text:p>[8]</text:p>
          </draw:text-box>
        </draw:frame>
        <draw:frame draw:style-name="gr85" draw:text-style-name="P1" draw:layer="layout" svg:width="3.4cm" svg:height="0.962cm" svg:x="2cm" svg:y="2.238cm">
          <draw:text-box>
            <text:p>A termék</text:p>
          </draw:text-box>
        </draw:frame>
        <draw:frame draw:style-name="gr85" draw:text-style-name="P1" draw:layer="layout" svg:width="1.6cm" svg:height="0.962cm" svg:x="2.8cm" svg:y="12.6cm">
          <draw:text-box>
            <text:p>[4]</text:p>
          </draw:text-box>
        </draw:frame>
        <draw:frame draw:style-name="gr85" draw:text-style-name="P1" draw:layer="layout" svg:width="1.6cm" svg:height="0.962cm" svg:x="6.4cm" svg:y="16.362cm">
          <draw:text-box>
            <text:p>[3]</text:p>
          </draw:text-box>
        </draw:frame>
        <draw:frame draw:style-name="gr85" draw:text-style-name="P1" draw:layer="layout" svg:width="1.6cm" svg:height="0.962cm" svg:x="8.4cm" svg:y="16.438cm">
          <draw:text-box>
            <text:p>[6]</text:p>
          </draw:text-box>
        </draw:frame>
        <draw:frame draw:style-name="gr85" draw:text-style-name="P1" draw:layer="layout" svg:width="1.6cm" svg:height="0.962cm" svg:x="2.8cm" svg:y="12.6cm">
          <draw:text-box>
            <text:p>[4]</text:p>
          </draw:text-box>
        </draw:frame>
        <draw:frame draw:style-name="gr85" draw:text-style-name="P1" draw:layer="layout" svg:width="1.6cm" svg:height="0.962cm" svg:x="10.4cm" svg:y="16.438cm">
          <draw:text-box>
            <text:p>[9]</text:p>
          </draw:text-box>
        </draw:frame>
        <draw:frame draw:style-name="gr85" draw:text-style-name="P1" draw:layer="layout" svg:width="1.6cm" svg:height="0.962cm" svg:x="12.4cm" svg:y="16.438cm">
          <draw:text-box>
            <text:p>[12]</text:p>
          </draw:text-box>
        </draw:frame>
        <draw:custom-shape draw:style-name="gr86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89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90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91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92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93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95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draw:custom-shape draw:style-name="gr96" draw:text-style-name="P11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97" draw:text-style-name="P1" draw:layer="layout" svg:width="3.4cm" svg:height="1cm" svg:x="17cm" svg:y="15.4cm">
          <draw:text-box>
            <text:p>B termék</text:p>
          </draw:text-box>
        </draw:frame>
        <draw:line draw:style-name="gr98" draw:text-style-name="P2" draw:layer="layout" svg:x1="5cm" svg:y1="15cm" svg:x2="5cm" svg:y2="3cm">
          <text:p/>
        </draw:line>
        <draw:line draw:style-name="gr98" draw:text-style-name="P2" draw:layer="layout" svg:x1="5cm" svg:y1="15cm" svg:x2="19cm" svg:y2="15cm">
          <text:p/>
        </draw:line>
        <draw:line draw:style-name="gr99" draw:text-style-name="P2" draw:layer="layout" svg:x1="5cm" svg:y1="5cm" svg:x2="19cm" svg:y2="5cm">
          <text:p/>
        </draw:line>
        <draw:line draw:style-name="gr99" draw:text-style-name="P2" draw:layer="layout" svg:x1="5cm" svg:y1="7cm" svg:x2="19cm" svg:y2="7cm">
          <text:p/>
        </draw:line>
        <draw:line draw:style-name="gr99" draw:text-style-name="P2" draw:layer="layout" svg:x1="7cm" svg:y1="3cm" svg:x2="7cm" svg:y2="15cm">
          <text:p/>
        </draw:line>
        <draw:line draw:style-name="gr99" draw:text-style-name="P2" draw:layer="layout" svg:x1="5cm" svg:y1="9cm" svg:x2="19cm" svg:y2="9cm">
          <text:p/>
        </draw:line>
        <draw:line draw:style-name="gr99" draw:text-style-name="P2" draw:layer="layout" svg:x1="5cm" svg:y1="11cm" svg:x2="19cm" svg:y2="11cm">
          <text:p/>
        </draw:line>
        <draw:line draw:style-name="gr99" draw:text-style-name="P2" draw:layer="layout" svg:x1="5cm" svg:y1="13cm" svg:x2="19cm" svg:y2="13cm">
          <text:p/>
        </draw:line>
        <draw:line draw:style-name="gr99" draw:text-style-name="P2" draw:layer="layout" svg:x1="9cm" svg:y1="3cm" svg:x2="9cm" svg:y2="15cm">
          <text:p/>
        </draw:line>
        <draw:line draw:style-name="gr99" draw:text-style-name="P2" draw:layer="layout" svg:x1="11cm" svg:y1="3cm" svg:x2="11cm" svg:y2="15cm">
          <text:p/>
        </draw:line>
        <draw:line draw:style-name="gr99" draw:text-style-name="P2" draw:layer="layout" svg:x1="13cm" svg:y1="3cm" svg:x2="13cm" svg:y2="15cm">
          <text:p/>
        </draw:line>
        <draw:line draw:style-name="gr99" draw:text-style-name="P2" draw:layer="layout" svg:x1="15cm" svg:y1="3cm" svg:x2="15cm" svg:y2="15cm">
          <text:p/>
        </draw:line>
        <draw:line draw:style-name="gr99" draw:text-style-name="P2" draw:layer="layout" svg:x1="17cm" svg:y1="3cm" svg:x2="17cm" svg:y2="15cm">
          <text:p/>
        </draw:line>
        <draw:custom-shape draw:style-name="gr100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1" draw:layer="layout" svg:width="0.8cm" svg:height="0.962cm" svg:x="4.4cm" svg:y="15.4cm">
          <draw:text-box>
            <text:p>0</text:p>
          </draw:text-box>
        </draw:frame>
        <draw:frame draw:style-name="gr105" draw:text-style-name="P1" draw:layer="layout" svg:width="1.4cm" svg:height="0.962cm" svg:x="6.6cm" svg:y="15.4cm">
          <draw:text-box>
            <text:p>1</text:p>
          </draw:text-box>
        </draw:frame>
        <draw:frame draw:style-name="gr105" draw:text-style-name="P1" draw:layer="layout" svg:width="1cm" svg:height="0.962cm" svg:x="8.6cm" svg:y="15.4cm">
          <draw:text-box>
            <text:p>2</text:p>
          </draw:text-box>
        </draw:frame>
        <draw:frame draw:style-name="gr105" draw:text-style-name="P1" draw:layer="layout" svg:width="0.8cm" svg:height="0.962cm" svg:x="10.6cm" svg:y="15.4cm">
          <draw:text-box>
            <text:p>3</text:p>
          </draw:text-box>
        </draw:frame>
        <draw:frame draw:style-name="gr105" draw:text-style-name="P1" draw:layer="layout" svg:width="0.8cm" svg:height="0.962cm" svg:x="12.6cm" svg:y="15.438cm">
          <draw:text-box>
            <text:p>4</text:p>
          </draw:text-box>
        </draw:frame>
        <draw:frame draw:style-name="gr105" draw:text-style-name="P1" draw:layer="layout" svg:width="0.8cm" svg:height="0.962cm" svg:x="14.6cm" svg:y="15.438cm">
          <draw:text-box>
            <text:p>5</text:p>
          </draw:text-box>
        </draw:frame>
        <draw:frame draw:style-name="gr105" draw:text-style-name="P1" draw:layer="layout" svg:width="0.8cm" svg:height="0.962cm" svg:x="3.8cm" svg:y="12.6cm">
          <draw:text-box>
            <text:p>1</text:p>
          </draw:text-box>
        </draw:frame>
        <draw:frame draw:style-name="gr105" draw:text-style-name="P1" draw:layer="layout" svg:width="1cm" svg:height="0.962cm" svg:x="3.8cm" svg:y="10.6cm">
          <draw:text-box>
            <text:p>2</text:p>
          </draw:text-box>
        </draw:frame>
        <draw:frame draw:style-name="gr105" draw:text-style-name="P1" draw:layer="layout" svg:width="1cm" svg:height="0.962cm" svg:x="3.8cm" svg:y="8.6cm">
          <draw:text-box>
            <text:p>3</text:p>
          </draw:text-box>
        </draw:frame>
        <draw:frame draw:style-name="gr105" draw:text-style-name="P1" draw:layer="layout" svg:width="0.8cm" svg:height="0.962cm" svg:x="3.8cm" svg:y="6.6cm">
          <draw:text-box>
            <text:p>4</text:p>
          </draw:text-box>
        </draw:frame>
        <draw:frame draw:style-name="gr105" draw:text-style-name="P1" draw:layer="layout" svg:width="1.6cm" svg:height="0.962cm" svg:x="2.6cm" svg:y="8.6cm">
          <draw:text-box>
            <text:p>[12]</text:p>
          </draw:text-box>
        </draw:frame>
        <draw:frame draw:style-name="gr105" draw:text-style-name="P1" draw:layer="layout" svg:width="1.6cm" svg:height="0.962cm" svg:x="2.8cm" svg:y="10.6cm">
          <draw:text-box>
            <text:p>[8]</text:p>
          </draw:text-box>
        </draw:frame>
        <draw:frame draw:style-name="gr105" draw:text-style-name="P1" draw:layer="layout" svg:width="3.4cm" svg:height="0.962cm" svg:x="2cm" svg:y="2.238cm">
          <draw:text-box>
            <text:p>A termék</text:p>
          </draw:text-box>
        </draw:frame>
        <draw:frame draw:style-name="gr105" draw:text-style-name="P1" draw:layer="layout" svg:width="1.6cm" svg:height="0.962cm" svg:x="2.8cm" svg:y="12.6cm">
          <draw:text-box>
            <text:p>[4]</text:p>
          </draw:text-box>
        </draw:frame>
        <draw:frame draw:style-name="gr105" draw:text-style-name="P1" draw:layer="layout" svg:width="1.6cm" svg:height="0.962cm" svg:x="6.4cm" svg:y="16.362cm">
          <draw:text-box>
            <text:p>[3]</text:p>
          </draw:text-box>
        </draw:frame>
        <draw:frame draw:style-name="gr105" draw:text-style-name="P1" draw:layer="layout" svg:width="1.6cm" svg:height="0.962cm" svg:x="8.4cm" svg:y="16.438cm">
          <draw:text-box>
            <text:p>[6]</text:p>
          </draw:text-box>
        </draw:frame>
        <draw:frame draw:style-name="gr105" draw:text-style-name="P1" draw:layer="layout" svg:width="1.6cm" svg:height="0.962cm" svg:x="2.8cm" svg:y="12.6cm">
          <draw:text-box>
            <text:p>[4]</text:p>
          </draw:text-box>
        </draw:frame>
        <draw:frame draw:style-name="gr105" draw:text-style-name="P1" draw:layer="layout" svg:width="1.6cm" svg:height="0.962cm" svg:x="10.4cm" svg:y="16.438cm">
          <draw:text-box>
            <text:p>[9]</text:p>
          </draw:text-box>
        </draw:frame>
        <draw:frame draw:style-name="gr105" draw:text-style-name="P1" draw:layer="layout" svg:width="1.6cm" svg:height="0.962cm" svg:x="12.4cm" svg:y="16.438cm">
          <draw:text-box>
            <text:p>[12]</text:p>
          </draw:text-box>
        </draw:frame>
        <draw:custom-shape draw:style-name="gr106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108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109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108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110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111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112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113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115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draw:custom-shape draw:style-name="gr116" draw:text-style-name="P11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117" draw:text-style-name="P1" draw:layer="layout" svg:width="3.4cm" svg:height="1cm" svg:x="17cm" svg:y="15.4cm">
          <draw:text-box>
            <text:p>B termék</text:p>
          </draw:text-box>
        </draw:frame>
        <draw:line draw:style-name="gr118" draw:text-style-name="P2" draw:layer="layout" svg:x1="5cm" svg:y1="15cm" svg:x2="5cm" svg:y2="3cm">
          <text:p/>
        </draw:line>
        <draw:line draw:style-name="gr118" draw:text-style-name="P2" draw:layer="layout" svg:x1="5cm" svg:y1="15cm" svg:x2="19cm" svg:y2="15cm">
          <text:p/>
        </draw:line>
        <draw:line draw:style-name="gr119" draw:text-style-name="P2" draw:layer="layout" svg:x1="5cm" svg:y1="5cm" svg:x2="19cm" svg:y2="5cm">
          <text:p/>
        </draw:line>
        <draw:line draw:style-name="gr119" draw:text-style-name="P2" draw:layer="layout" svg:x1="5cm" svg:y1="7cm" svg:x2="19cm" svg:y2="7cm">
          <text:p/>
        </draw:line>
        <draw:line draw:style-name="gr119" draw:text-style-name="P2" draw:layer="layout" svg:x1="7cm" svg:y1="3cm" svg:x2="7cm" svg:y2="15cm">
          <text:p/>
        </draw:line>
        <draw:line draw:style-name="gr119" draw:text-style-name="P2" draw:layer="layout" svg:x1="5cm" svg:y1="9cm" svg:x2="19cm" svg:y2="9cm">
          <text:p/>
        </draw:line>
        <draw:line draw:style-name="gr119" draw:text-style-name="P2" draw:layer="layout" svg:x1="5cm" svg:y1="11cm" svg:x2="19cm" svg:y2="11cm">
          <text:p/>
        </draw:line>
        <draw:line draw:style-name="gr119" draw:text-style-name="P2" draw:layer="layout" svg:x1="5cm" svg:y1="13cm" svg:x2="19cm" svg:y2="13cm">
          <text:p/>
        </draw:line>
        <draw:line draw:style-name="gr119" draw:text-style-name="P2" draw:layer="layout" svg:x1="9cm" svg:y1="3cm" svg:x2="9cm" svg:y2="15cm">
          <text:p/>
        </draw:line>
        <draw:line draw:style-name="gr119" draw:text-style-name="P2" draw:layer="layout" svg:x1="11cm" svg:y1="3cm" svg:x2="11cm" svg:y2="15cm">
          <text:p/>
        </draw:line>
        <draw:line draw:style-name="gr119" draw:text-style-name="P2" draw:layer="layout" svg:x1="13cm" svg:y1="3cm" svg:x2="13cm" svg:y2="15cm">
          <text:p/>
        </draw:line>
        <draw:line draw:style-name="gr119" draw:text-style-name="P2" draw:layer="layout" svg:x1="15cm" svg:y1="3cm" svg:x2="15cm" svg:y2="15cm">
          <text:p/>
        </draw:line>
        <draw:line draw:style-name="gr119" draw:text-style-name="P2" draw:layer="layout" svg:x1="17cm" svg:y1="3cm" svg:x2="17cm" svg:y2="15cm">
          <text:p/>
        </draw:line>
        <draw:custom-shape draw:style-name="gr120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5" draw:text-style-name="P1" draw:layer="layout" svg:width="0.8cm" svg:height="0.962cm" svg:x="4.4cm" svg:y="15.4cm">
          <draw:text-box>
            <text:p>0</text:p>
          </draw:text-box>
        </draw:frame>
        <draw:frame draw:style-name="gr125" draw:text-style-name="P1" draw:layer="layout" svg:width="1.4cm" svg:height="0.962cm" svg:x="6.6cm" svg:y="15.4cm">
          <draw:text-box>
            <text:p>1</text:p>
          </draw:text-box>
        </draw:frame>
        <draw:frame draw:style-name="gr125" draw:text-style-name="P1" draw:layer="layout" svg:width="1cm" svg:height="0.962cm" svg:x="8.6cm" svg:y="15.4cm">
          <draw:text-box>
            <text:p>2</text:p>
          </draw:text-box>
        </draw:frame>
        <draw:frame draw:style-name="gr125" draw:text-style-name="P1" draw:layer="layout" svg:width="0.8cm" svg:height="0.962cm" svg:x="10.6cm" svg:y="15.4cm">
          <draw:text-box>
            <text:p>3</text:p>
          </draw:text-box>
        </draw:frame>
        <draw:frame draw:style-name="gr125" draw:text-style-name="P1" draw:layer="layout" svg:width="0.8cm" svg:height="0.962cm" svg:x="12.6cm" svg:y="15.438cm">
          <draw:text-box>
            <text:p>4</text:p>
          </draw:text-box>
        </draw:frame>
        <draw:frame draw:style-name="gr125" draw:text-style-name="P1" draw:layer="layout" svg:width="0.8cm" svg:height="0.962cm" svg:x="14.6cm" svg:y="15.438cm">
          <draw:text-box>
            <text:p>5</text:p>
          </draw:text-box>
        </draw:frame>
        <draw:frame draw:style-name="gr125" draw:text-style-name="P1" draw:layer="layout" svg:width="0.8cm" svg:height="0.962cm" svg:x="3.8cm" svg:y="12.6cm">
          <draw:text-box>
            <text:p>1</text:p>
          </draw:text-box>
        </draw:frame>
        <draw:frame draw:style-name="gr125" draw:text-style-name="P1" draw:layer="layout" svg:width="1cm" svg:height="0.962cm" svg:x="3.8cm" svg:y="10.6cm">
          <draw:text-box>
            <text:p>2</text:p>
          </draw:text-box>
        </draw:frame>
        <draw:frame draw:style-name="gr125" draw:text-style-name="P1" draw:layer="layout" svg:width="1cm" svg:height="0.962cm" svg:x="3.8cm" svg:y="8.6cm">
          <draw:text-box>
            <text:p>3</text:p>
          </draw:text-box>
        </draw:frame>
        <draw:frame draw:style-name="gr125" draw:text-style-name="P1" draw:layer="layout" svg:width="0.8cm" svg:height="0.962cm" svg:x="3.8cm" svg:y="6.6cm">
          <draw:text-box>
            <text:p>4</text:p>
          </draw:text-box>
        </draw:frame>
        <draw:frame draw:style-name="gr125" draw:text-style-name="P1" draw:layer="layout" svg:width="1.6cm" svg:height="0.962cm" svg:x="2.6cm" svg:y="8.6cm">
          <draw:text-box>
            <text:p>[12]</text:p>
          </draw:text-box>
        </draw:frame>
        <draw:frame draw:style-name="gr125" draw:text-style-name="P1" draw:layer="layout" svg:width="1.6cm" svg:height="0.962cm" svg:x="2.8cm" svg:y="10.6cm">
          <draw:text-box>
            <text:p>[8]</text:p>
          </draw:text-box>
        </draw:frame>
        <draw:frame draw:style-name="gr125" draw:text-style-name="P1" draw:layer="layout" svg:width="3.4cm" svg:height="0.962cm" svg:x="2cm" svg:y="2.238cm">
          <draw:text-box>
            <text:p>A termék</text:p>
          </draw:text-box>
        </draw:frame>
        <draw:frame draw:style-name="gr125" draw:text-style-name="P1" draw:layer="layout" svg:width="1.6cm" svg:height="0.962cm" svg:x="2.8cm" svg:y="12.6cm">
          <draw:text-box>
            <text:p>[4]</text:p>
          </draw:text-box>
        </draw:frame>
        <draw:frame draw:style-name="gr125" draw:text-style-name="P1" draw:layer="layout" svg:width="1.6cm" svg:height="0.962cm" svg:x="6.4cm" svg:y="16.362cm">
          <draw:text-box>
            <text:p>[3]</text:p>
          </draw:text-box>
        </draw:frame>
        <draw:frame draw:style-name="gr125" draw:text-style-name="P1" draw:layer="layout" svg:width="1.6cm" svg:height="0.962cm" svg:x="8.4cm" svg:y="16.438cm">
          <draw:text-box>
            <text:p>[6]</text:p>
          </draw:text-box>
        </draw:frame>
        <draw:frame draw:style-name="gr125" draw:text-style-name="P1" draw:layer="layout" svg:width="1.6cm" svg:height="0.962cm" svg:x="2.8cm" svg:y="12.6cm">
          <draw:text-box>
            <text:p>[4]</text:p>
          </draw:text-box>
        </draw:frame>
        <draw:frame draw:style-name="gr125" draw:text-style-name="P1" draw:layer="layout" svg:width="1.6cm" svg:height="0.962cm" svg:x="10.4cm" svg:y="16.438cm">
          <draw:text-box>
            <text:p>[9]</text:p>
          </draw:text-box>
        </draw:frame>
        <draw:frame draw:style-name="gr125" draw:text-style-name="P1" draw:layer="layout" svg:width="1.6cm" svg:height="0.962cm" svg:x="12.4cm" svg:y="16.438cm">
          <draw:text-box>
            <text:p>[12]</text:p>
          </draw:text-box>
        </draw:frame>
        <draw:custom-shape draw:style-name="gr126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128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129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128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130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131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132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1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133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135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1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draw:custom-shape draw:style-name="gr136" draw:text-style-name="P11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137" draw:text-style-name="P1" draw:layer="layout" svg:width="3.4cm" svg:height="1cm" svg:x="17cm" svg:y="15.4cm">
          <draw:text-box>
            <text:p>B termék</text:p>
          </draw:text-box>
        </draw:frame>
        <draw:line draw:style-name="gr138" draw:text-style-name="P2" draw:layer="layout" svg:x1="5cm" svg:y1="15cm" svg:x2="5cm" svg:y2="3cm">
          <text:p/>
        </draw:line>
        <draw:line draw:style-name="gr138" draw:text-style-name="P2" draw:layer="layout" svg:x1="5cm" svg:y1="15cm" svg:x2="19cm" svg:y2="15cm">
          <text:p/>
        </draw:line>
        <draw:line draw:style-name="gr139" draw:text-style-name="P2" draw:layer="layout" svg:x1="5cm" svg:y1="5cm" svg:x2="19cm" svg:y2="5cm">
          <text:p/>
        </draw:line>
        <draw:line draw:style-name="gr139" draw:text-style-name="P2" draw:layer="layout" svg:x1="5cm" svg:y1="7cm" svg:x2="19cm" svg:y2="7cm">
          <text:p/>
        </draw:line>
        <draw:line draw:style-name="gr139" draw:text-style-name="P2" draw:layer="layout" svg:x1="7cm" svg:y1="3cm" svg:x2="7cm" svg:y2="15cm">
          <text:p/>
        </draw:line>
        <draw:line draw:style-name="gr139" draw:text-style-name="P2" draw:layer="layout" svg:x1="5cm" svg:y1="9cm" svg:x2="19cm" svg:y2="9cm">
          <text:p/>
        </draw:line>
        <draw:line draw:style-name="gr139" draw:text-style-name="P2" draw:layer="layout" svg:x1="5cm" svg:y1="11cm" svg:x2="19cm" svg:y2="11cm">
          <text:p/>
        </draw:line>
        <draw:line draw:style-name="gr139" draw:text-style-name="P2" draw:layer="layout" svg:x1="5cm" svg:y1="13cm" svg:x2="19cm" svg:y2="13cm">
          <text:p/>
        </draw:line>
        <draw:line draw:style-name="gr139" draw:text-style-name="P2" draw:layer="layout" svg:x1="9cm" svg:y1="3cm" svg:x2="9cm" svg:y2="15cm">
          <text:p/>
        </draw:line>
        <draw:line draw:style-name="gr139" draw:text-style-name="P2" draw:layer="layout" svg:x1="11cm" svg:y1="3cm" svg:x2="11cm" svg:y2="15cm">
          <text:p/>
        </draw:line>
        <draw:line draw:style-name="gr139" draw:text-style-name="P2" draw:layer="layout" svg:x1="13cm" svg:y1="3cm" svg:x2="13cm" svg:y2="15cm">
          <text:p/>
        </draw:line>
        <draw:line draw:style-name="gr139" draw:text-style-name="P2" draw:layer="layout" svg:x1="15cm" svg:y1="3cm" svg:x2="15cm" svg:y2="15cm">
          <text:p/>
        </draw:line>
        <draw:line draw:style-name="gr139" draw:text-style-name="P2" draw:layer="layout" svg:x1="17cm" svg:y1="3cm" svg:x2="17cm" svg:y2="15cm">
          <text:p/>
        </draw:line>
        <draw:custom-shape draw:style-name="gr140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1" draw:layer="layout" svg:width="0.8cm" svg:height="0.962cm" svg:x="4.4cm" svg:y="15.4cm">
          <draw:text-box>
            <text:p>0</text:p>
          </draw:text-box>
        </draw:frame>
        <draw:frame draw:style-name="gr145" draw:text-style-name="P1" draw:layer="layout" svg:width="1.4cm" svg:height="0.962cm" svg:x="6.6cm" svg:y="15.4cm">
          <draw:text-box>
            <text:p>1</text:p>
          </draw:text-box>
        </draw:frame>
        <draw:frame draw:style-name="gr145" draw:text-style-name="P1" draw:layer="layout" svg:width="1cm" svg:height="0.962cm" svg:x="8.6cm" svg:y="15.4cm">
          <draw:text-box>
            <text:p>2</text:p>
          </draw:text-box>
        </draw:frame>
        <draw:frame draw:style-name="gr145" draw:text-style-name="P1" draw:layer="layout" svg:width="0.8cm" svg:height="0.962cm" svg:x="10.6cm" svg:y="15.4cm">
          <draw:text-box>
            <text:p>3</text:p>
          </draw:text-box>
        </draw:frame>
        <draw:frame draw:style-name="gr145" draw:text-style-name="P1" draw:layer="layout" svg:width="0.8cm" svg:height="0.962cm" svg:x="12.6cm" svg:y="15.438cm">
          <draw:text-box>
            <text:p>4</text:p>
          </draw:text-box>
        </draw:frame>
        <draw:frame draw:style-name="gr145" draw:text-style-name="P1" draw:layer="layout" svg:width="0.8cm" svg:height="0.962cm" svg:x="14.6cm" svg:y="15.438cm">
          <draw:text-box>
            <text:p>5</text:p>
          </draw:text-box>
        </draw:frame>
        <draw:frame draw:style-name="gr145" draw:text-style-name="P1" draw:layer="layout" svg:width="0.8cm" svg:height="0.962cm" svg:x="3.8cm" svg:y="12.6cm">
          <draw:text-box>
            <text:p>1</text:p>
          </draw:text-box>
        </draw:frame>
        <draw:frame draw:style-name="gr145" draw:text-style-name="P1" draw:layer="layout" svg:width="1cm" svg:height="0.962cm" svg:x="3.8cm" svg:y="10.6cm">
          <draw:text-box>
            <text:p>2</text:p>
          </draw:text-box>
        </draw:frame>
        <draw:frame draw:style-name="gr145" draw:text-style-name="P1" draw:layer="layout" svg:width="1cm" svg:height="0.962cm" svg:x="3.8cm" svg:y="8.6cm">
          <draw:text-box>
            <text:p>3</text:p>
          </draw:text-box>
        </draw:frame>
        <draw:frame draw:style-name="gr145" draw:text-style-name="P1" draw:layer="layout" svg:width="0.8cm" svg:height="0.962cm" svg:x="3.8cm" svg:y="6.6cm">
          <draw:text-box>
            <text:p>4</text:p>
          </draw:text-box>
        </draw:frame>
        <draw:frame draw:style-name="gr145" draw:text-style-name="P1" draw:layer="layout" svg:width="1.6cm" svg:height="0.962cm" svg:x="2.6cm" svg:y="8.6cm">
          <draw:text-box>
            <text:p>[12]</text:p>
          </draw:text-box>
        </draw:frame>
        <draw:frame draw:style-name="gr145" draw:text-style-name="P1" draw:layer="layout" svg:width="1.6cm" svg:height="0.962cm" svg:x="2.8cm" svg:y="10.6cm">
          <draw:text-box>
            <text:p>[8]</text:p>
          </draw:text-box>
        </draw:frame>
        <draw:frame draw:style-name="gr145" draw:text-style-name="P1" draw:layer="layout" svg:width="3.4cm" svg:height="0.962cm" svg:x="2cm" svg:y="2.238cm">
          <draw:text-box>
            <text:p>A termék</text:p>
          </draw:text-box>
        </draw:frame>
        <draw:frame draw:style-name="gr145" draw:text-style-name="P1" draw:layer="layout" svg:width="1.6cm" svg:height="0.962cm" svg:x="2.8cm" svg:y="12.6cm">
          <draw:text-box>
            <text:p>[4]</text:p>
          </draw:text-box>
        </draw:frame>
        <draw:frame draw:style-name="gr145" draw:text-style-name="P1" draw:layer="layout" svg:width="1.6cm" svg:height="0.962cm" svg:x="6.4cm" svg:y="16.362cm">
          <draw:text-box>
            <text:p>[3]</text:p>
          </draw:text-box>
        </draw:frame>
        <draw:frame draw:style-name="gr145" draw:text-style-name="P1" draw:layer="layout" svg:width="1.6cm" svg:height="0.962cm" svg:x="8.4cm" svg:y="16.438cm">
          <draw:text-box>
            <text:p>[6]</text:p>
          </draw:text-box>
        </draw:frame>
        <draw:frame draw:style-name="gr145" draw:text-style-name="P1" draw:layer="layout" svg:width="1.6cm" svg:height="0.962cm" svg:x="2.8cm" svg:y="12.6cm">
          <draw:text-box>
            <text:p>[4]</text:p>
          </draw:text-box>
        </draw:frame>
        <draw:frame draw:style-name="gr145" draw:text-style-name="P1" draw:layer="layout" svg:width="1.6cm" svg:height="0.962cm" svg:x="10.4cm" svg:y="16.438cm">
          <draw:text-box>
            <text:p>[9]</text:p>
          </draw:text-box>
        </draw:frame>
        <draw:frame draw:style-name="gr145" draw:text-style-name="P1" draw:layer="layout" svg:width="1.6cm" svg:height="0.962cm" svg:x="12.4cm" svg:y="16.438cm">
          <draw:text-box>
            <text:p>[12]</text:p>
          </draw:text-box>
        </draw:frame>
        <draw:custom-shape draw:style-name="gr146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148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149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148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150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151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152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153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155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2T1">
        <draw:custom-shape draw:style-name="gr156" draw:text-style-name="P11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157" draw:text-style-name="P1" draw:layer="layout" svg:width="3.4cm" svg:height="1cm" svg:x="17cm" svg:y="15.4cm">
          <draw:text-box>
            <text:p>B termék</text:p>
          </draw:text-box>
        </draw:frame>
        <draw:line draw:style-name="gr158" draw:text-style-name="P2" draw:layer="layout" svg:x1="5cm" svg:y1="15cm" svg:x2="5cm" svg:y2="3cm">
          <text:p/>
        </draw:line>
        <draw:line draw:style-name="gr158" draw:text-style-name="P2" draw:layer="layout" svg:x1="5cm" svg:y1="15cm" svg:x2="19cm" svg:y2="15cm">
          <text:p/>
        </draw:line>
        <draw:line draw:style-name="gr159" draw:text-style-name="P2" draw:layer="layout" svg:x1="5cm" svg:y1="5cm" svg:x2="19cm" svg:y2="5cm">
          <text:p/>
        </draw:line>
        <draw:line draw:style-name="gr159" draw:text-style-name="P2" draw:layer="layout" svg:x1="5cm" svg:y1="7cm" svg:x2="19cm" svg:y2="7cm">
          <text:p/>
        </draw:line>
        <draw:line draw:style-name="gr159" draw:text-style-name="P2" draw:layer="layout" svg:x1="7cm" svg:y1="3cm" svg:x2="7cm" svg:y2="15cm">
          <text:p/>
        </draw:line>
        <draw:line draw:style-name="gr159" draw:text-style-name="P2" draw:layer="layout" svg:x1="5cm" svg:y1="9cm" svg:x2="19cm" svg:y2="9cm">
          <text:p/>
        </draw:line>
        <draw:line draw:style-name="gr159" draw:text-style-name="P2" draw:layer="layout" svg:x1="5cm" svg:y1="11cm" svg:x2="19cm" svg:y2="11cm">
          <text:p/>
        </draw:line>
        <draw:line draw:style-name="gr159" draw:text-style-name="P2" draw:layer="layout" svg:x1="5cm" svg:y1="13cm" svg:x2="19cm" svg:y2="13cm">
          <text:p/>
        </draw:line>
        <draw:line draw:style-name="gr159" draw:text-style-name="P2" draw:layer="layout" svg:x1="9cm" svg:y1="3cm" svg:x2="9cm" svg:y2="15cm">
          <text:p/>
        </draw:line>
        <draw:line draw:style-name="gr159" draw:text-style-name="P2" draw:layer="layout" svg:x1="11cm" svg:y1="3cm" svg:x2="11cm" svg:y2="15cm">
          <text:p/>
        </draw:line>
        <draw:line draw:style-name="gr159" draw:text-style-name="P2" draw:layer="layout" svg:x1="13cm" svg:y1="3cm" svg:x2="13cm" svg:y2="15cm">
          <text:p/>
        </draw:line>
        <draw:line draw:style-name="gr159" draw:text-style-name="P2" draw:layer="layout" svg:x1="15cm" svg:y1="3cm" svg:x2="15cm" svg:y2="15cm">
          <text:p/>
        </draw:line>
        <draw:line draw:style-name="gr159" draw:text-style-name="P2" draw:layer="layout" svg:x1="17cm" svg:y1="3cm" svg:x2="17cm" svg:y2="15cm">
          <text:p/>
        </draw:line>
        <draw:custom-shape draw:style-name="gr160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5" draw:text-style-name="P1" draw:layer="layout" svg:width="0.8cm" svg:height="0.962cm" svg:x="4.4cm" svg:y="15.4cm">
          <draw:text-box>
            <text:p>0</text:p>
          </draw:text-box>
        </draw:frame>
        <draw:frame draw:style-name="gr165" draw:text-style-name="P1" draw:layer="layout" svg:width="1.4cm" svg:height="0.962cm" svg:x="6.6cm" svg:y="15.4cm">
          <draw:text-box>
            <text:p>1</text:p>
          </draw:text-box>
        </draw:frame>
        <draw:frame draw:style-name="gr165" draw:text-style-name="P1" draw:layer="layout" svg:width="1cm" svg:height="0.962cm" svg:x="8.6cm" svg:y="15.4cm">
          <draw:text-box>
            <text:p>2</text:p>
          </draw:text-box>
        </draw:frame>
        <draw:frame draw:style-name="gr165" draw:text-style-name="P1" draw:layer="layout" svg:width="0.8cm" svg:height="0.962cm" svg:x="10.6cm" svg:y="15.4cm">
          <draw:text-box>
            <text:p>3</text:p>
          </draw:text-box>
        </draw:frame>
        <draw:frame draw:style-name="gr165" draw:text-style-name="P1" draw:layer="layout" svg:width="0.8cm" svg:height="0.962cm" svg:x="12.6cm" svg:y="15.438cm">
          <draw:text-box>
            <text:p>4</text:p>
          </draw:text-box>
        </draw:frame>
        <draw:frame draw:style-name="gr165" draw:text-style-name="P1" draw:layer="layout" svg:width="0.8cm" svg:height="0.962cm" svg:x="14.6cm" svg:y="15.438cm">
          <draw:text-box>
            <text:p>5</text:p>
          </draw:text-box>
        </draw:frame>
        <draw:frame draw:style-name="gr165" draw:text-style-name="P1" draw:layer="layout" svg:width="0.8cm" svg:height="0.962cm" svg:x="3.8cm" svg:y="12.6cm">
          <draw:text-box>
            <text:p>1</text:p>
          </draw:text-box>
        </draw:frame>
        <draw:frame draw:style-name="gr165" draw:text-style-name="P1" draw:layer="layout" svg:width="1cm" svg:height="0.962cm" svg:x="3.8cm" svg:y="10.6cm">
          <draw:text-box>
            <text:p>2</text:p>
          </draw:text-box>
        </draw:frame>
        <draw:frame draw:style-name="gr165" draw:text-style-name="P1" draw:layer="layout" svg:width="1cm" svg:height="0.962cm" svg:x="3.8cm" svg:y="8.6cm">
          <draw:text-box>
            <text:p>3</text:p>
          </draw:text-box>
        </draw:frame>
        <draw:frame draw:style-name="gr165" draw:text-style-name="P1" draw:layer="layout" svg:width="0.8cm" svg:height="0.962cm" svg:x="3.8cm" svg:y="6.6cm">
          <draw:text-box>
            <text:p>4</text:p>
          </draw:text-box>
        </draw:frame>
        <draw:frame draw:style-name="gr165" draw:text-style-name="P1" draw:layer="layout" svg:width="1.6cm" svg:height="0.962cm" svg:x="2.6cm" svg:y="8.6cm">
          <draw:text-box>
            <text:p>[12]</text:p>
          </draw:text-box>
        </draw:frame>
        <draw:frame draw:style-name="gr165" draw:text-style-name="P1" draw:layer="layout" svg:width="1.6cm" svg:height="0.962cm" svg:x="2.8cm" svg:y="10.6cm">
          <draw:text-box>
            <text:p>[8]</text:p>
          </draw:text-box>
        </draw:frame>
        <draw:frame draw:style-name="gr165" draw:text-style-name="P1" draw:layer="layout" svg:width="3.4cm" svg:height="0.962cm" svg:x="2cm" svg:y="2.238cm">
          <draw:text-box>
            <text:p>A termék</text:p>
          </draw:text-box>
        </draw:frame>
        <draw:frame draw:style-name="gr165" draw:text-style-name="P1" draw:layer="layout" svg:width="1.6cm" svg:height="0.962cm" svg:x="2.8cm" svg:y="12.6cm">
          <draw:text-box>
            <text:p>[4]</text:p>
          </draw:text-box>
        </draw:frame>
        <draw:frame draw:style-name="gr165" draw:text-style-name="P1" draw:layer="layout" svg:width="1.6cm" svg:height="0.962cm" svg:x="6.4cm" svg:y="16.362cm">
          <draw:text-box>
            <text:p>[3]</text:p>
          </draw:text-box>
        </draw:frame>
        <draw:frame draw:style-name="gr165" draw:text-style-name="P1" draw:layer="layout" svg:width="1.6cm" svg:height="0.962cm" svg:x="8.4cm" svg:y="16.438cm">
          <draw:text-box>
            <text:p>[6]</text:p>
          </draw:text-box>
        </draw:frame>
        <draw:frame draw:style-name="gr165" draw:text-style-name="P1" draw:layer="layout" svg:width="1.6cm" svg:height="0.962cm" svg:x="2.8cm" svg:y="12.6cm">
          <draw:text-box>
            <text:p>[4]</text:p>
          </draw:text-box>
        </draw:frame>
        <draw:frame draw:style-name="gr165" draw:text-style-name="P1" draw:layer="layout" svg:width="1.6cm" svg:height="0.962cm" svg:x="10.4cm" svg:y="16.438cm">
          <draw:text-box>
            <text:p>[9]</text:p>
          </draw:text-box>
        </draw:frame>
        <draw:frame draw:style-name="gr165" draw:text-style-name="P1" draw:layer="layout" svg:width="1.6cm" svg:height="0.962cm" svg:x="12.4cm" svg:y="16.438cm">
          <draw:text-box>
            <text:p>[12]</text:p>
          </draw:text-box>
        </draw:frame>
        <draw:custom-shape draw:style-name="gr166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168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169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168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170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171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172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173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4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175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apértelmezett" presentation:presentation-page-layout-name="AL2T1">
        <draw:custom-shape draw:style-name="gr176" draw:text-style-name="P11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177" draw:text-style-name="P1" draw:layer="layout" svg:width="3.4cm" svg:height="1cm" svg:x="17cm" svg:y="15.4cm">
          <draw:text-box>
            <text:p>B termék</text:p>
          </draw:text-box>
        </draw:frame>
        <draw:line draw:style-name="gr178" draw:text-style-name="P2" draw:layer="layout" svg:x1="5cm" svg:y1="15cm" svg:x2="5cm" svg:y2="3cm">
          <text:p/>
        </draw:line>
        <draw:line draw:style-name="gr178" draw:text-style-name="P2" draw:layer="layout" svg:x1="5cm" svg:y1="15cm" svg:x2="19cm" svg:y2="15cm">
          <text:p/>
        </draw:line>
        <draw:line draw:style-name="gr179" draw:text-style-name="P2" draw:layer="layout" svg:x1="5cm" svg:y1="5cm" svg:x2="19cm" svg:y2="5cm">
          <text:p/>
        </draw:line>
        <draw:line draw:style-name="gr179" draw:text-style-name="P2" draw:layer="layout" svg:x1="5cm" svg:y1="7cm" svg:x2="19cm" svg:y2="7cm">
          <text:p/>
        </draw:line>
        <draw:line draw:style-name="gr179" draw:text-style-name="P2" draw:layer="layout" svg:x1="7cm" svg:y1="3cm" svg:x2="7cm" svg:y2="15cm">
          <text:p/>
        </draw:line>
        <draw:line draw:style-name="gr179" draw:text-style-name="P2" draw:layer="layout" svg:x1="5cm" svg:y1="9cm" svg:x2="19cm" svg:y2="9cm">
          <text:p/>
        </draw:line>
        <draw:line draw:style-name="gr179" draw:text-style-name="P2" draw:layer="layout" svg:x1="5cm" svg:y1="11cm" svg:x2="19cm" svg:y2="11cm">
          <text:p/>
        </draw:line>
        <draw:line draw:style-name="gr179" draw:text-style-name="P2" draw:layer="layout" svg:x1="5cm" svg:y1="13cm" svg:x2="19cm" svg:y2="13cm">
          <text:p/>
        </draw:line>
        <draw:line draw:style-name="gr179" draw:text-style-name="P2" draw:layer="layout" svg:x1="9cm" svg:y1="3cm" svg:x2="9cm" svg:y2="15cm">
          <text:p/>
        </draw:line>
        <draw:line draw:style-name="gr179" draw:text-style-name="P2" draw:layer="layout" svg:x1="11cm" svg:y1="3cm" svg:x2="11cm" svg:y2="15cm">
          <text:p/>
        </draw:line>
        <draw:line draw:style-name="gr179" draw:text-style-name="P2" draw:layer="layout" svg:x1="13cm" svg:y1="3cm" svg:x2="13cm" svg:y2="15cm">
          <text:p/>
        </draw:line>
        <draw:line draw:style-name="gr179" draw:text-style-name="P2" draw:layer="layout" svg:x1="15cm" svg:y1="3cm" svg:x2="15cm" svg:y2="15cm">
          <text:p/>
        </draw:line>
        <draw:line draw:style-name="gr179" draw:text-style-name="P2" draw:layer="layout" svg:x1="17cm" svg:y1="3cm" svg:x2="17cm" svg:y2="15cm">
          <text:p/>
        </draw:line>
        <draw:custom-shape draw:style-name="gr180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5" draw:text-style-name="P1" draw:layer="layout" svg:width="0.8cm" svg:height="0.962cm" svg:x="4.4cm" svg:y="15.4cm">
          <draw:text-box>
            <text:p>0</text:p>
          </draw:text-box>
        </draw:frame>
        <draw:frame draw:style-name="gr185" draw:text-style-name="P1" draw:layer="layout" svg:width="1.4cm" svg:height="0.962cm" svg:x="6.6cm" svg:y="15.4cm">
          <draw:text-box>
            <text:p>1</text:p>
          </draw:text-box>
        </draw:frame>
        <draw:frame draw:style-name="gr185" draw:text-style-name="P1" draw:layer="layout" svg:width="1cm" svg:height="0.962cm" svg:x="8.6cm" svg:y="15.4cm">
          <draw:text-box>
            <text:p>2</text:p>
          </draw:text-box>
        </draw:frame>
        <draw:frame draw:style-name="gr185" draw:text-style-name="P1" draw:layer="layout" svg:width="0.8cm" svg:height="0.962cm" svg:x="10.6cm" svg:y="15.4cm">
          <draw:text-box>
            <text:p>3</text:p>
          </draw:text-box>
        </draw:frame>
        <draw:frame draw:style-name="gr185" draw:text-style-name="P1" draw:layer="layout" svg:width="0.8cm" svg:height="0.962cm" svg:x="12.6cm" svg:y="15.438cm">
          <draw:text-box>
            <text:p>4</text:p>
          </draw:text-box>
        </draw:frame>
        <draw:frame draw:style-name="gr185" draw:text-style-name="P1" draw:layer="layout" svg:width="0.8cm" svg:height="0.962cm" svg:x="14.6cm" svg:y="15.438cm">
          <draw:text-box>
            <text:p>5</text:p>
          </draw:text-box>
        </draw:frame>
        <draw:frame draw:style-name="gr185" draw:text-style-name="P1" draw:layer="layout" svg:width="0.8cm" svg:height="0.962cm" svg:x="3.8cm" svg:y="12.6cm">
          <draw:text-box>
            <text:p>1</text:p>
          </draw:text-box>
        </draw:frame>
        <draw:frame draw:style-name="gr185" draw:text-style-name="P1" draw:layer="layout" svg:width="1cm" svg:height="0.962cm" svg:x="3.8cm" svg:y="10.6cm">
          <draw:text-box>
            <text:p>2</text:p>
          </draw:text-box>
        </draw:frame>
        <draw:frame draw:style-name="gr185" draw:text-style-name="P1" draw:layer="layout" svg:width="1cm" svg:height="0.962cm" svg:x="3.8cm" svg:y="8.6cm">
          <draw:text-box>
            <text:p>3</text:p>
          </draw:text-box>
        </draw:frame>
        <draw:frame draw:style-name="gr185" draw:text-style-name="P1" draw:layer="layout" svg:width="0.8cm" svg:height="0.962cm" svg:x="3.8cm" svg:y="6.6cm">
          <draw:text-box>
            <text:p>4</text:p>
          </draw:text-box>
        </draw:frame>
        <draw:frame draw:style-name="gr185" draw:text-style-name="P1" draw:layer="layout" svg:width="1.6cm" svg:height="0.962cm" svg:x="2.6cm" svg:y="8.6cm">
          <draw:text-box>
            <text:p>[12]</text:p>
          </draw:text-box>
        </draw:frame>
        <draw:frame draw:style-name="gr185" draw:text-style-name="P1" draw:layer="layout" svg:width="1.6cm" svg:height="0.962cm" svg:x="2.8cm" svg:y="10.6cm">
          <draw:text-box>
            <text:p>[8]</text:p>
          </draw:text-box>
        </draw:frame>
        <draw:frame draw:style-name="gr185" draw:text-style-name="P1" draw:layer="layout" svg:width="3.4cm" svg:height="0.962cm" svg:x="2cm" svg:y="2.238cm">
          <draw:text-box>
            <text:p>A termék</text:p>
          </draw:text-box>
        </draw:frame>
        <draw:frame draw:style-name="gr185" draw:text-style-name="P1" draw:layer="layout" svg:width="1.6cm" svg:height="0.962cm" svg:x="2.8cm" svg:y="12.6cm">
          <draw:text-box>
            <text:p>[4]</text:p>
          </draw:text-box>
        </draw:frame>
        <draw:frame draw:style-name="gr185" draw:text-style-name="P1" draw:layer="layout" svg:width="1.6cm" svg:height="0.962cm" svg:x="6.4cm" svg:y="16.362cm">
          <draw:text-box>
            <text:p>[3]</text:p>
          </draw:text-box>
        </draw:frame>
        <draw:frame draw:style-name="gr185" draw:text-style-name="P1" draw:layer="layout" svg:width="1.6cm" svg:height="0.962cm" svg:x="8.4cm" svg:y="16.438cm">
          <draw:text-box>
            <text:p>[6]</text:p>
          </draw:text-box>
        </draw:frame>
        <draw:frame draw:style-name="gr185" draw:text-style-name="P1" draw:layer="layout" svg:width="1.6cm" svg:height="0.962cm" svg:x="2.8cm" svg:y="12.6cm">
          <draw:text-box>
            <text:p>[4]</text:p>
          </draw:text-box>
        </draw:frame>
        <draw:frame draw:style-name="gr185" draw:text-style-name="P1" draw:layer="layout" svg:width="1.6cm" svg:height="0.962cm" svg:x="10.4cm" svg:y="16.438cm">
          <draw:text-box>
            <text:p>[9]</text:p>
          </draw:text-box>
        </draw:frame>
        <draw:frame draw:style-name="gr185" draw:text-style-name="P1" draw:layer="layout" svg:width="1.6cm" svg:height="0.962cm" svg:x="12.4cm" svg:y="16.438cm">
          <draw:text-box>
            <text:p>[12]</text:p>
          </draw:text-box>
        </draw:frame>
        <draw:custom-shape draw:style-name="gr186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188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189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188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190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191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192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1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193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195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1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apértelmezett" presentation:presentation-page-layout-name="AL2T1">
        <draw:custom-shape draw:style-name="gr196" draw:text-style-name="P11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197" draw:text-style-name="P1" draw:layer="layout" svg:width="3.4cm" svg:height="1cm" svg:x="17cm" svg:y="15.4cm">
          <draw:text-box>
            <text:p>B termék</text:p>
          </draw:text-box>
        </draw:frame>
        <draw:line draw:style-name="gr198" draw:text-style-name="P2" draw:layer="layout" svg:x1="5cm" svg:y1="15cm" svg:x2="5cm" svg:y2="3cm">
          <text:p/>
        </draw:line>
        <draw:line draw:style-name="gr198" draw:text-style-name="P2" draw:layer="layout" svg:x1="5cm" svg:y1="15cm" svg:x2="19cm" svg:y2="15cm">
          <text:p/>
        </draw:line>
        <draw:line draw:style-name="gr199" draw:text-style-name="P2" draw:layer="layout" svg:x1="5cm" svg:y1="5cm" svg:x2="19cm" svg:y2="5cm">
          <text:p/>
        </draw:line>
        <draw:line draw:style-name="gr199" draw:text-style-name="P2" draw:layer="layout" svg:x1="5cm" svg:y1="7cm" svg:x2="19cm" svg:y2="7cm">
          <text:p/>
        </draw:line>
        <draw:line draw:style-name="gr199" draw:text-style-name="P2" draw:layer="layout" svg:x1="7cm" svg:y1="3cm" svg:x2="7cm" svg:y2="15cm">
          <text:p/>
        </draw:line>
        <draw:line draw:style-name="gr199" draw:text-style-name="P2" draw:layer="layout" svg:x1="5cm" svg:y1="9cm" svg:x2="19cm" svg:y2="9cm">
          <text:p/>
        </draw:line>
        <draw:line draw:style-name="gr199" draw:text-style-name="P2" draw:layer="layout" svg:x1="5cm" svg:y1="11cm" svg:x2="19cm" svg:y2="11cm">
          <text:p/>
        </draw:line>
        <draw:line draw:style-name="gr199" draw:text-style-name="P2" draw:layer="layout" svg:x1="5cm" svg:y1="13cm" svg:x2="19cm" svg:y2="13cm">
          <text:p/>
        </draw:line>
        <draw:line draw:style-name="gr199" draw:text-style-name="P2" draw:layer="layout" svg:x1="9cm" svg:y1="3cm" svg:x2="9cm" svg:y2="15cm">
          <text:p/>
        </draw:line>
        <draw:line draw:style-name="gr199" draw:text-style-name="P2" draw:layer="layout" svg:x1="11cm" svg:y1="3cm" svg:x2="11cm" svg:y2="15cm">
          <text:p/>
        </draw:line>
        <draw:line draw:style-name="gr199" draw:text-style-name="P2" draw:layer="layout" svg:x1="13cm" svg:y1="3cm" svg:x2="13cm" svg:y2="15cm">
          <text:p/>
        </draw:line>
        <draw:line draw:style-name="gr199" draw:text-style-name="P2" draw:layer="layout" svg:x1="15cm" svg:y1="3cm" svg:x2="15cm" svg:y2="15cm">
          <text:p/>
        </draw:line>
        <draw:line draw:style-name="gr199" draw:text-style-name="P2" draw:layer="layout" svg:x1="17cm" svg:y1="3cm" svg:x2="17cm" svg:y2="15cm">
          <text:p/>
        </draw:line>
        <draw:custom-shape draw:style-name="gr200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5" draw:text-style-name="P1" draw:layer="layout" svg:width="0.8cm" svg:height="0.962cm" svg:x="4.4cm" svg:y="15.4cm">
          <draw:text-box>
            <text:p>0</text:p>
          </draw:text-box>
        </draw:frame>
        <draw:frame draw:style-name="gr205" draw:text-style-name="P1" draw:layer="layout" svg:width="1.4cm" svg:height="0.962cm" svg:x="6.6cm" svg:y="15.4cm">
          <draw:text-box>
            <text:p>1</text:p>
          </draw:text-box>
        </draw:frame>
        <draw:frame draw:style-name="gr205" draw:text-style-name="P1" draw:layer="layout" svg:width="1cm" svg:height="0.962cm" svg:x="8.6cm" svg:y="15.4cm">
          <draw:text-box>
            <text:p>2</text:p>
          </draw:text-box>
        </draw:frame>
        <draw:frame draw:style-name="gr205" draw:text-style-name="P1" draw:layer="layout" svg:width="0.8cm" svg:height="0.962cm" svg:x="10.6cm" svg:y="15.4cm">
          <draw:text-box>
            <text:p>3</text:p>
          </draw:text-box>
        </draw:frame>
        <draw:frame draw:style-name="gr205" draw:text-style-name="P1" draw:layer="layout" svg:width="0.8cm" svg:height="0.962cm" svg:x="12.6cm" svg:y="15.438cm">
          <draw:text-box>
            <text:p>4</text:p>
          </draw:text-box>
        </draw:frame>
        <draw:frame draw:style-name="gr205" draw:text-style-name="P1" draw:layer="layout" svg:width="0.8cm" svg:height="0.962cm" svg:x="14.6cm" svg:y="15.438cm">
          <draw:text-box>
            <text:p>5</text:p>
          </draw:text-box>
        </draw:frame>
        <draw:frame draw:style-name="gr205" draw:text-style-name="P1" draw:layer="layout" svg:width="0.8cm" svg:height="0.962cm" svg:x="3.8cm" svg:y="12.6cm">
          <draw:text-box>
            <text:p>1</text:p>
          </draw:text-box>
        </draw:frame>
        <draw:frame draw:style-name="gr205" draw:text-style-name="P1" draw:layer="layout" svg:width="1cm" svg:height="0.962cm" svg:x="3.8cm" svg:y="10.6cm">
          <draw:text-box>
            <text:p>2</text:p>
          </draw:text-box>
        </draw:frame>
        <draw:frame draw:style-name="gr205" draw:text-style-name="P1" draw:layer="layout" svg:width="1cm" svg:height="0.962cm" svg:x="3.8cm" svg:y="8.6cm">
          <draw:text-box>
            <text:p>3</text:p>
          </draw:text-box>
        </draw:frame>
        <draw:frame draw:style-name="gr205" draw:text-style-name="P1" draw:layer="layout" svg:width="0.8cm" svg:height="0.962cm" svg:x="3.8cm" svg:y="6.6cm">
          <draw:text-box>
            <text:p>4</text:p>
          </draw:text-box>
        </draw:frame>
        <draw:frame draw:style-name="gr205" draw:text-style-name="P1" draw:layer="layout" svg:width="1.6cm" svg:height="0.962cm" svg:x="2.6cm" svg:y="8.6cm">
          <draw:text-box>
            <text:p>[12]</text:p>
          </draw:text-box>
        </draw:frame>
        <draw:frame draw:style-name="gr205" draw:text-style-name="P1" draw:layer="layout" svg:width="1.6cm" svg:height="0.962cm" svg:x="2.8cm" svg:y="10.6cm">
          <draw:text-box>
            <text:p>[8]</text:p>
          </draw:text-box>
        </draw:frame>
        <draw:frame draw:style-name="gr205" draw:text-style-name="P1" draw:layer="layout" svg:width="3.4cm" svg:height="0.962cm" svg:x="2cm" svg:y="2.238cm">
          <draw:text-box>
            <text:p>A termék</text:p>
          </draw:text-box>
        </draw:frame>
        <draw:frame draw:style-name="gr205" draw:text-style-name="P1" draw:layer="layout" svg:width="1.6cm" svg:height="0.962cm" svg:x="2.8cm" svg:y="12.6cm">
          <draw:text-box>
            <text:p>[4]</text:p>
          </draw:text-box>
        </draw:frame>
        <draw:frame draw:style-name="gr205" draw:text-style-name="P1" draw:layer="layout" svg:width="1.6cm" svg:height="0.962cm" svg:x="6.4cm" svg:y="16.362cm">
          <draw:text-box>
            <text:p>[3]</text:p>
          </draw:text-box>
        </draw:frame>
        <draw:frame draw:style-name="gr205" draw:text-style-name="P1" draw:layer="layout" svg:width="1.6cm" svg:height="0.962cm" svg:x="8.4cm" svg:y="16.438cm">
          <draw:text-box>
            <text:p>[6]</text:p>
          </draw:text-box>
        </draw:frame>
        <draw:frame draw:style-name="gr205" draw:text-style-name="P1" draw:layer="layout" svg:width="1.6cm" svg:height="0.962cm" svg:x="2.8cm" svg:y="12.6cm">
          <draw:text-box>
            <text:p>[4]</text:p>
          </draw:text-box>
        </draw:frame>
        <draw:frame draw:style-name="gr205" draw:text-style-name="P1" draw:layer="layout" svg:width="1.6cm" svg:height="0.962cm" svg:x="10.4cm" svg:y="16.438cm">
          <draw:text-box>
            <text:p>[9]</text:p>
          </draw:text-box>
        </draw:frame>
        <draw:frame draw:style-name="gr205" draw:text-style-name="P1" draw:layer="layout" svg:width="1.6cm" svg:height="0.962cm" svg:x="12.4cm" svg:y="16.438cm">
          <draw:text-box>
            <text:p>[12]</text:p>
          </draw:text-box>
        </draw:frame>
        <draw:custom-shape draw:style-name="gr206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208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209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208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210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211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212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1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213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215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1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apértelmezett" presentation:presentation-page-layout-name="AL2T1">
        <draw:custom-shape draw:style-name="gr216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7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18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219" draw:text-style-name="P1" draw:layer="layout" svg:width="3.4cm" svg:height="1cm" svg:x="17cm" svg:y="15.4cm">
          <draw:text-box>
            <text:p>B termék</text:p>
          </draw:text-box>
        </draw:frame>
        <draw:line draw:style-name="gr220" draw:text-style-name="P2" draw:layer="layout" svg:x1="5cm" svg:y1="15cm" svg:x2="5cm" svg:y2="3cm">
          <text:p/>
        </draw:line>
        <draw:line draw:style-name="gr220" draw:text-style-name="P2" draw:layer="layout" svg:x1="5cm" svg:y1="15cm" svg:x2="19cm" svg:y2="15cm">
          <text:p/>
        </draw:line>
        <draw:line draw:style-name="gr221" draw:text-style-name="P2" draw:layer="layout" svg:x1="5cm" svg:y1="5cm" svg:x2="19cm" svg:y2="5cm">
          <text:p/>
        </draw:line>
        <draw:line draw:style-name="gr221" draw:text-style-name="P2" draw:layer="layout" svg:x1="5cm" svg:y1="7cm" svg:x2="19cm" svg:y2="7cm">
          <text:p/>
        </draw:line>
        <draw:line draw:style-name="gr221" draw:text-style-name="P2" draw:layer="layout" svg:x1="7cm" svg:y1="3cm" svg:x2="7cm" svg:y2="15cm">
          <text:p/>
        </draw:line>
        <draw:line draw:style-name="gr221" draw:text-style-name="P2" draw:layer="layout" svg:x1="5cm" svg:y1="9cm" svg:x2="19cm" svg:y2="9cm">
          <text:p/>
        </draw:line>
        <draw:line draw:style-name="gr221" draw:text-style-name="P2" draw:layer="layout" svg:x1="5cm" svg:y1="11cm" svg:x2="19cm" svg:y2="11cm">
          <text:p/>
        </draw:line>
        <draw:line draw:style-name="gr221" draw:text-style-name="P2" draw:layer="layout" svg:x1="5cm" svg:y1="13cm" svg:x2="19cm" svg:y2="13cm">
          <text:p/>
        </draw:line>
        <draw:line draw:style-name="gr221" draw:text-style-name="P2" draw:layer="layout" svg:x1="9cm" svg:y1="3cm" svg:x2="9cm" svg:y2="15cm">
          <text:p/>
        </draw:line>
        <draw:line draw:style-name="gr221" draw:text-style-name="P2" draw:layer="layout" svg:x1="11cm" svg:y1="3cm" svg:x2="11cm" svg:y2="15cm">
          <text:p/>
        </draw:line>
        <draw:line draw:style-name="gr221" draw:text-style-name="P2" draw:layer="layout" svg:x1="13cm" svg:y1="3cm" svg:x2="13cm" svg:y2="15cm">
          <text:p/>
        </draw:line>
        <draw:line draw:style-name="gr221" draw:text-style-name="P2" draw:layer="layout" svg:x1="15cm" svg:y1="3cm" svg:x2="15cm" svg:y2="15cm">
          <text:p/>
        </draw:line>
        <draw:line draw:style-name="gr221" draw:text-style-name="P2" draw:layer="layout" svg:x1="17cm" svg:y1="3cm" svg:x2="17cm" svg:y2="15cm">
          <text:p/>
        </draw:line>
        <draw:custom-shape draw:style-name="gr222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7" draw:text-style-name="P1" draw:layer="layout" svg:width="0.8cm" svg:height="0.962cm" svg:x="4.4cm" svg:y="15.4cm">
          <draw:text-box>
            <text:p>0</text:p>
          </draw:text-box>
        </draw:frame>
        <draw:frame draw:style-name="gr227" draw:text-style-name="P1" draw:layer="layout" svg:width="1.4cm" svg:height="0.962cm" svg:x="6.6cm" svg:y="15.4cm">
          <draw:text-box>
            <text:p>1</text:p>
          </draw:text-box>
        </draw:frame>
        <draw:frame draw:style-name="gr227" draw:text-style-name="P1" draw:layer="layout" svg:width="1cm" svg:height="0.962cm" svg:x="8.6cm" svg:y="15.4cm">
          <draw:text-box>
            <text:p>2</text:p>
          </draw:text-box>
        </draw:frame>
        <draw:frame draw:style-name="gr227" draw:text-style-name="P1" draw:layer="layout" svg:width="0.8cm" svg:height="0.962cm" svg:x="10.6cm" svg:y="15.4cm">
          <draw:text-box>
            <text:p>3</text:p>
          </draw:text-box>
        </draw:frame>
        <draw:frame draw:style-name="gr227" draw:text-style-name="P1" draw:layer="layout" svg:width="0.8cm" svg:height="0.962cm" svg:x="12.6cm" svg:y="15.438cm">
          <draw:text-box>
            <text:p>4</text:p>
          </draw:text-box>
        </draw:frame>
        <draw:frame draw:style-name="gr227" draw:text-style-name="P1" draw:layer="layout" svg:width="0.8cm" svg:height="0.962cm" svg:x="14.6cm" svg:y="15.438cm">
          <draw:text-box>
            <text:p>5</text:p>
          </draw:text-box>
        </draw:frame>
        <draw:frame draw:style-name="gr227" draw:text-style-name="P1" draw:layer="layout" svg:width="0.8cm" svg:height="0.962cm" svg:x="3.8cm" svg:y="12.6cm">
          <draw:text-box>
            <text:p>1</text:p>
          </draw:text-box>
        </draw:frame>
        <draw:frame draw:style-name="gr227" draw:text-style-name="P1" draw:layer="layout" svg:width="1cm" svg:height="0.962cm" svg:x="3.8cm" svg:y="10.6cm">
          <draw:text-box>
            <text:p>2</text:p>
          </draw:text-box>
        </draw:frame>
        <draw:frame draw:style-name="gr227" draw:text-style-name="P1" draw:layer="layout" svg:width="1cm" svg:height="0.962cm" svg:x="3.8cm" svg:y="8.6cm">
          <draw:text-box>
            <text:p>3</text:p>
          </draw:text-box>
        </draw:frame>
        <draw:frame draw:style-name="gr227" draw:text-style-name="P1" draw:layer="layout" svg:width="0.8cm" svg:height="0.962cm" svg:x="3.8cm" svg:y="6.6cm">
          <draw:text-box>
            <text:p>4</text:p>
          </draw:text-box>
        </draw:frame>
        <draw:frame draw:style-name="gr227" draw:text-style-name="P1" draw:layer="layout" svg:width="1.6cm" svg:height="0.962cm" svg:x="2.6cm" svg:y="8.6cm">
          <draw:text-box>
            <text:p>[12]</text:p>
          </draw:text-box>
        </draw:frame>
        <draw:frame draw:style-name="gr227" draw:text-style-name="P1" draw:layer="layout" svg:width="1.6cm" svg:height="0.962cm" svg:x="2.8cm" svg:y="10.6cm">
          <draw:text-box>
            <text:p>[8]</text:p>
          </draw:text-box>
        </draw:frame>
        <draw:frame draw:style-name="gr227" draw:text-style-name="P1" draw:layer="layout" svg:width="3.4cm" svg:height="0.962cm" svg:x="2cm" svg:y="2.238cm">
          <draw:text-box>
            <text:p>A termék</text:p>
          </draw:text-box>
        </draw:frame>
        <draw:frame draw:style-name="gr227" draw:text-style-name="P1" draw:layer="layout" svg:width="1.6cm" svg:height="0.962cm" svg:x="2.8cm" svg:y="12.6cm">
          <draw:text-box>
            <text:p>[4]</text:p>
          </draw:text-box>
        </draw:frame>
        <draw:frame draw:style-name="gr227" draw:text-style-name="P1" draw:layer="layout" svg:width="1.6cm" svg:height="0.962cm" svg:x="6.4cm" svg:y="16.362cm">
          <draw:text-box>
            <text:p>[3]</text:p>
          </draw:text-box>
        </draw:frame>
        <draw:frame draw:style-name="gr227" draw:text-style-name="P1" draw:layer="layout" svg:width="1.6cm" svg:height="0.962cm" svg:x="8.4cm" svg:y="16.438cm">
          <draw:text-box>
            <text:p>[6]</text:p>
          </draw:text-box>
        </draw:frame>
        <draw:frame draw:style-name="gr227" draw:text-style-name="P1" draw:layer="layout" svg:width="1.6cm" svg:height="0.962cm" svg:x="2.8cm" svg:y="12.6cm">
          <draw:text-box>
            <text:p>[4]</text:p>
          </draw:text-box>
        </draw:frame>
        <draw:frame draw:style-name="gr227" draw:text-style-name="P1" draw:layer="layout" svg:width="1.6cm" svg:height="0.962cm" svg:x="10.4cm" svg:y="16.438cm">
          <draw:text-box>
            <text:p>[9]</text:p>
          </draw:text-box>
        </draw:frame>
        <draw:frame draw:style-name="gr227" draw:text-style-name="P1" draw:layer="layout" svg:width="1.6cm" svg:height="0.962cm" svg:x="12.4cm" svg:y="16.438cm">
          <draw:text-box>
            <text:p>[12]</text:p>
          </draw:text-box>
        </draw:frame>
        <draw:custom-shape draw:style-name="gr228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230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231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230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232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233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234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3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235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6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237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3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5" draw:text-style-name="P1" draw:layer="layout" svg:width="5.4cm" svg:height="0.962cm" svg:x="21.2cm" svg:y="12.8cm">
          <draw:text-box>
            <text:p>Revenue: 16</text:p>
          </draw:text-box>
        </draw:frame>
        <draw:frame draw:style-name="gr238" draw:text-style-name="P13" draw:layer="layout" svg:width="1.56cm" svg:height="0.963cm" svg:x="2.6cm" svg:y="6.599cm">
          <draw:text-box>
            <text:p>[16]</text:p>
          </draw:text-box>
        </draw:frame>
        <draw:line draw:style-name="gr239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apértelmezett" presentation:presentation-page-layout-name="AL2T1">
        <draw:custom-shape draw:style-name="gr240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1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42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243" draw:text-style-name="P1" draw:layer="layout" svg:width="3.4cm" svg:height="1cm" svg:x="17cm" svg:y="15.4cm">
          <draw:text-box>
            <text:p>B termék</text:p>
          </draw:text-box>
        </draw:frame>
        <draw:line draw:style-name="gr244" draw:text-style-name="P2" draw:layer="layout" svg:x1="5cm" svg:y1="15cm" svg:x2="5cm" svg:y2="3cm">
          <text:p/>
        </draw:line>
        <draw:line draw:style-name="gr244" draw:text-style-name="P2" draw:layer="layout" svg:x1="5cm" svg:y1="15cm" svg:x2="19cm" svg:y2="15cm">
          <text:p/>
        </draw:line>
        <draw:line draw:style-name="gr245" draw:text-style-name="P2" draw:layer="layout" svg:x1="5cm" svg:y1="5cm" svg:x2="19cm" svg:y2="5cm">
          <text:p/>
        </draw:line>
        <draw:line draw:style-name="gr245" draw:text-style-name="P2" draw:layer="layout" svg:x1="5cm" svg:y1="7cm" svg:x2="19cm" svg:y2="7cm">
          <text:p/>
        </draw:line>
        <draw:line draw:style-name="gr245" draw:text-style-name="P2" draw:layer="layout" svg:x1="7cm" svg:y1="3cm" svg:x2="7cm" svg:y2="15cm">
          <text:p/>
        </draw:line>
        <draw:line draw:style-name="gr245" draw:text-style-name="P2" draw:layer="layout" svg:x1="5cm" svg:y1="9cm" svg:x2="19cm" svg:y2="9cm">
          <text:p/>
        </draw:line>
        <draw:line draw:style-name="gr245" draw:text-style-name="P2" draw:layer="layout" svg:x1="5cm" svg:y1="11cm" svg:x2="19cm" svg:y2="11cm">
          <text:p/>
        </draw:line>
        <draw:line draw:style-name="gr245" draw:text-style-name="P2" draw:layer="layout" svg:x1="5cm" svg:y1="13cm" svg:x2="19cm" svg:y2="13cm">
          <text:p/>
        </draw:line>
        <draw:line draw:style-name="gr245" draw:text-style-name="P2" draw:layer="layout" svg:x1="9cm" svg:y1="3cm" svg:x2="9cm" svg:y2="15cm">
          <text:p/>
        </draw:line>
        <draw:line draw:style-name="gr245" draw:text-style-name="P2" draw:layer="layout" svg:x1="11cm" svg:y1="3cm" svg:x2="11cm" svg:y2="15cm">
          <text:p/>
        </draw:line>
        <draw:line draw:style-name="gr245" draw:text-style-name="P2" draw:layer="layout" svg:x1="13cm" svg:y1="3cm" svg:x2="13cm" svg:y2="15cm">
          <text:p/>
        </draw:line>
        <draw:line draw:style-name="gr245" draw:text-style-name="P2" draw:layer="layout" svg:x1="15cm" svg:y1="3cm" svg:x2="15cm" svg:y2="15cm">
          <text:p/>
        </draw:line>
        <draw:line draw:style-name="gr245" draw:text-style-name="P2" draw:layer="layout" svg:x1="17cm" svg:y1="3cm" svg:x2="17cm" svg:y2="15cm">
          <text:p/>
        </draw:line>
        <draw:custom-shape draw:style-name="gr246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3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1" draw:text-style-name="P1" draw:layer="layout" svg:width="0.8cm" svg:height="0.962cm" svg:x="4.4cm" svg:y="15.4cm">
          <draw:text-box>
            <text:p>0</text:p>
          </draw:text-box>
        </draw:frame>
        <draw:frame draw:style-name="gr251" draw:text-style-name="P1" draw:layer="layout" svg:width="1.4cm" svg:height="0.962cm" svg:x="6.6cm" svg:y="15.4cm">
          <draw:text-box>
            <text:p>1</text:p>
          </draw:text-box>
        </draw:frame>
        <draw:frame draw:style-name="gr251" draw:text-style-name="P1" draw:layer="layout" svg:width="1cm" svg:height="0.962cm" svg:x="8.6cm" svg:y="15.4cm">
          <draw:text-box>
            <text:p>2</text:p>
          </draw:text-box>
        </draw:frame>
        <draw:frame draw:style-name="gr251" draw:text-style-name="P1" draw:layer="layout" svg:width="0.8cm" svg:height="0.962cm" svg:x="10.6cm" svg:y="15.4cm">
          <draw:text-box>
            <text:p>3</text:p>
          </draw:text-box>
        </draw:frame>
        <draw:frame draw:style-name="gr251" draw:text-style-name="P1" draw:layer="layout" svg:width="0.8cm" svg:height="0.962cm" svg:x="12.6cm" svg:y="15.438cm">
          <draw:text-box>
            <text:p>4</text:p>
          </draw:text-box>
        </draw:frame>
        <draw:frame draw:style-name="gr251" draw:text-style-name="P1" draw:layer="layout" svg:width="0.8cm" svg:height="0.962cm" svg:x="14.6cm" svg:y="15.438cm">
          <draw:text-box>
            <text:p>5</text:p>
          </draw:text-box>
        </draw:frame>
        <draw:frame draw:style-name="gr251" draw:text-style-name="P1" draw:layer="layout" svg:width="0.8cm" svg:height="0.962cm" svg:x="3.8cm" svg:y="12.6cm">
          <draw:text-box>
            <text:p>1</text:p>
          </draw:text-box>
        </draw:frame>
        <draw:frame draw:style-name="gr251" draw:text-style-name="P1" draw:layer="layout" svg:width="1cm" svg:height="0.962cm" svg:x="3.8cm" svg:y="10.6cm">
          <draw:text-box>
            <text:p>2</text:p>
          </draw:text-box>
        </draw:frame>
        <draw:frame draw:style-name="gr251" draw:text-style-name="P1" draw:layer="layout" svg:width="1cm" svg:height="0.962cm" svg:x="3.8cm" svg:y="8.6cm">
          <draw:text-box>
            <text:p>3</text:p>
          </draw:text-box>
        </draw:frame>
        <draw:frame draw:style-name="gr251" draw:text-style-name="P1" draw:layer="layout" svg:width="0.8cm" svg:height="0.962cm" svg:x="3.8cm" svg:y="6.6cm">
          <draw:text-box>
            <text:p>4</text:p>
          </draw:text-box>
        </draw:frame>
        <draw:frame draw:style-name="gr251" draw:text-style-name="P1" draw:layer="layout" svg:width="1.6cm" svg:height="0.962cm" svg:x="2.6cm" svg:y="8.6cm">
          <draw:text-box>
            <text:p>[12]</text:p>
          </draw:text-box>
        </draw:frame>
        <draw:frame draw:style-name="gr251" draw:text-style-name="P1" draw:layer="layout" svg:width="1.6cm" svg:height="0.962cm" svg:x="2.8cm" svg:y="10.6cm">
          <draw:text-box>
            <text:p>[8]</text:p>
          </draw:text-box>
        </draw:frame>
        <draw:frame draw:style-name="gr251" draw:text-style-name="P1" draw:layer="layout" svg:width="3.4cm" svg:height="0.962cm" svg:x="2cm" svg:y="2.238cm">
          <draw:text-box>
            <text:p>A termék</text:p>
          </draw:text-box>
        </draw:frame>
        <draw:frame draw:style-name="gr251" draw:text-style-name="P1" draw:layer="layout" svg:width="1.6cm" svg:height="0.962cm" svg:x="2.8cm" svg:y="12.6cm">
          <draw:text-box>
            <text:p>[4]</text:p>
          </draw:text-box>
        </draw:frame>
        <draw:frame draw:style-name="gr251" draw:text-style-name="P1" draw:layer="layout" svg:width="1.6cm" svg:height="0.962cm" svg:x="6.4cm" svg:y="16.362cm">
          <draw:text-box>
            <text:p>[3]</text:p>
          </draw:text-box>
        </draw:frame>
        <draw:frame draw:style-name="gr251" draw:text-style-name="P1" draw:layer="layout" svg:width="1.6cm" svg:height="0.962cm" svg:x="8.4cm" svg:y="16.438cm">
          <draw:text-box>
            <text:p>[6]</text:p>
          </draw:text-box>
        </draw:frame>
        <draw:frame draw:style-name="gr251" draw:text-style-name="P1" draw:layer="layout" svg:width="1.6cm" svg:height="0.962cm" svg:x="2.8cm" svg:y="12.6cm">
          <draw:text-box>
            <text:p>[4]</text:p>
          </draw:text-box>
        </draw:frame>
        <draw:frame draw:style-name="gr251" draw:text-style-name="P1" draw:layer="layout" svg:width="1.6cm" svg:height="0.962cm" svg:x="10.4cm" svg:y="16.438cm">
          <draw:text-box>
            <text:p>[9]</text:p>
          </draw:text-box>
        </draw:frame>
        <draw:frame draw:style-name="gr251" draw:text-style-name="P1" draw:layer="layout" svg:width="1.6cm" svg:height="0.962cm" svg:x="12.4cm" svg:y="16.438cm">
          <draw:text-box>
            <text:p>[12]</text:p>
          </draw:text-box>
        </draw:frame>
        <draw:custom-shape draw:style-name="gr252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254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255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254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256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257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258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7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259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0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261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7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262" draw:text-style-name="P1" draw:layer="layout" svg:width="5.4cm" svg:height="0.962cm" svg:x="21.2cm" svg:y="12.8cm">
          <draw:text-box>
            <text:p>Revenue: 19</text:p>
          </draw:text-box>
        </draw:frame>
        <draw:frame draw:style-name="gr263" draw:text-style-name="P13" draw:layer="layout" svg:width="1.56cm" svg:height="0.963cm" svg:x="2.6cm" svg:y="6.599cm">
          <draw:text-box>
            <text:p>[16]</text:p>
          </draw:text-box>
        </draw:frame>
        <draw:line draw:style-name="gr264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apértelmezett" presentation:presentation-page-layout-name="AL2T1">
        <draw:custom-shape draw:style-name="gr265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6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67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268" draw:text-style-name="P1" draw:layer="layout" svg:width="3.4cm" svg:height="1cm" svg:x="17cm" svg:y="15.4cm">
          <draw:text-box>
            <text:p>B termék</text:p>
          </draw:text-box>
        </draw:frame>
        <draw:line draw:style-name="gr269" draw:text-style-name="P2" draw:layer="layout" svg:x1="5cm" svg:y1="15cm" svg:x2="5cm" svg:y2="3cm">
          <text:p/>
        </draw:line>
        <draw:line draw:style-name="gr269" draw:text-style-name="P2" draw:layer="layout" svg:x1="5cm" svg:y1="15cm" svg:x2="19cm" svg:y2="15cm">
          <text:p/>
        </draw:line>
        <draw:line draw:style-name="gr270" draw:text-style-name="P2" draw:layer="layout" svg:x1="5cm" svg:y1="5cm" svg:x2="19cm" svg:y2="5cm">
          <text:p/>
        </draw:line>
        <draw:line draw:style-name="gr270" draw:text-style-name="P2" draw:layer="layout" svg:x1="5cm" svg:y1="7cm" svg:x2="19cm" svg:y2="7cm">
          <text:p/>
        </draw:line>
        <draw:line draw:style-name="gr270" draw:text-style-name="P2" draw:layer="layout" svg:x1="7cm" svg:y1="3cm" svg:x2="7cm" svg:y2="15cm">
          <text:p/>
        </draw:line>
        <draw:line draw:style-name="gr270" draw:text-style-name="P2" draw:layer="layout" svg:x1="5cm" svg:y1="9cm" svg:x2="19cm" svg:y2="9cm">
          <text:p/>
        </draw:line>
        <draw:line draw:style-name="gr270" draw:text-style-name="P2" draw:layer="layout" svg:x1="5cm" svg:y1="11cm" svg:x2="19cm" svg:y2="11cm">
          <text:p/>
        </draw:line>
        <draw:line draw:style-name="gr270" draw:text-style-name="P2" draw:layer="layout" svg:x1="5cm" svg:y1="13cm" svg:x2="19cm" svg:y2="13cm">
          <text:p/>
        </draw:line>
        <draw:line draw:style-name="gr270" draw:text-style-name="P2" draw:layer="layout" svg:x1="9cm" svg:y1="3cm" svg:x2="9cm" svg:y2="15cm">
          <text:p/>
        </draw:line>
        <draw:line draw:style-name="gr270" draw:text-style-name="P2" draw:layer="layout" svg:x1="11cm" svg:y1="3cm" svg:x2="11cm" svg:y2="15cm">
          <text:p/>
        </draw:line>
        <draw:line draw:style-name="gr270" draw:text-style-name="P2" draw:layer="layout" svg:x1="13cm" svg:y1="3cm" svg:x2="13cm" svg:y2="15cm">
          <text:p/>
        </draw:line>
        <draw:line draw:style-name="gr270" draw:text-style-name="P2" draw:layer="layout" svg:x1="15cm" svg:y1="3cm" svg:x2="15cm" svg:y2="15cm">
          <text:p/>
        </draw:line>
        <draw:line draw:style-name="gr270" draw:text-style-name="P2" draw:layer="layout" svg:x1="17cm" svg:y1="3cm" svg:x2="17cm" svg:y2="15cm">
          <text:p/>
        </draw:line>
        <draw:custom-shape draw:style-name="gr271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6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3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6" draw:text-style-name="P1" draw:layer="layout" svg:width="0.8cm" svg:height="0.962cm" svg:x="4.4cm" svg:y="15.4cm">
          <draw:text-box>
            <text:p>0</text:p>
          </draw:text-box>
        </draw:frame>
        <draw:frame draw:style-name="gr276" draw:text-style-name="P1" draw:layer="layout" svg:width="1.4cm" svg:height="0.962cm" svg:x="6.6cm" svg:y="15.4cm">
          <draw:text-box>
            <text:p>1</text:p>
          </draw:text-box>
        </draw:frame>
        <draw:frame draw:style-name="gr276" draw:text-style-name="P1" draw:layer="layout" svg:width="1cm" svg:height="0.962cm" svg:x="8.6cm" svg:y="15.4cm">
          <draw:text-box>
            <text:p>2</text:p>
          </draw:text-box>
        </draw:frame>
        <draw:frame draw:style-name="gr276" draw:text-style-name="P1" draw:layer="layout" svg:width="0.8cm" svg:height="0.962cm" svg:x="10.6cm" svg:y="15.4cm">
          <draw:text-box>
            <text:p>3</text:p>
          </draw:text-box>
        </draw:frame>
        <draw:frame draw:style-name="gr276" draw:text-style-name="P1" draw:layer="layout" svg:width="0.8cm" svg:height="0.962cm" svg:x="12.6cm" svg:y="15.438cm">
          <draw:text-box>
            <text:p>4</text:p>
          </draw:text-box>
        </draw:frame>
        <draw:frame draw:style-name="gr276" draw:text-style-name="P1" draw:layer="layout" svg:width="0.8cm" svg:height="0.962cm" svg:x="14.6cm" svg:y="15.438cm">
          <draw:text-box>
            <text:p>5</text:p>
          </draw:text-box>
        </draw:frame>
        <draw:frame draw:style-name="gr276" draw:text-style-name="P1" draw:layer="layout" svg:width="0.8cm" svg:height="0.962cm" svg:x="3.8cm" svg:y="12.6cm">
          <draw:text-box>
            <text:p>1</text:p>
          </draw:text-box>
        </draw:frame>
        <draw:frame draw:style-name="gr276" draw:text-style-name="P1" draw:layer="layout" svg:width="1cm" svg:height="0.962cm" svg:x="3.8cm" svg:y="10.6cm">
          <draw:text-box>
            <text:p>2</text:p>
          </draw:text-box>
        </draw:frame>
        <draw:frame draw:style-name="gr276" draw:text-style-name="P1" draw:layer="layout" svg:width="1cm" svg:height="0.962cm" svg:x="3.8cm" svg:y="8.6cm">
          <draw:text-box>
            <text:p>3</text:p>
          </draw:text-box>
        </draw:frame>
        <draw:frame draw:style-name="gr276" draw:text-style-name="P1" draw:layer="layout" svg:width="0.8cm" svg:height="0.962cm" svg:x="3.8cm" svg:y="6.6cm">
          <draw:text-box>
            <text:p>4</text:p>
          </draw:text-box>
        </draw:frame>
        <draw:frame draw:style-name="gr276" draw:text-style-name="P1" draw:layer="layout" svg:width="1.6cm" svg:height="0.962cm" svg:x="2.6cm" svg:y="8.6cm">
          <draw:text-box>
            <text:p>[12]</text:p>
          </draw:text-box>
        </draw:frame>
        <draw:frame draw:style-name="gr276" draw:text-style-name="P1" draw:layer="layout" svg:width="1.6cm" svg:height="0.962cm" svg:x="2.8cm" svg:y="10.6cm">
          <draw:text-box>
            <text:p>[8]</text:p>
          </draw:text-box>
        </draw:frame>
        <draw:frame draw:style-name="gr276" draw:text-style-name="P1" draw:layer="layout" svg:width="3.4cm" svg:height="0.962cm" svg:x="2cm" svg:y="2.238cm">
          <draw:text-box>
            <text:p>A termék</text:p>
          </draw:text-box>
        </draw:frame>
        <draw:frame draw:style-name="gr276" draw:text-style-name="P1" draw:layer="layout" svg:width="1.6cm" svg:height="0.962cm" svg:x="2.8cm" svg:y="12.6cm">
          <draw:text-box>
            <text:p>[4]</text:p>
          </draw:text-box>
        </draw:frame>
        <draw:frame draw:style-name="gr276" draw:text-style-name="P1" draw:layer="layout" svg:width="1.6cm" svg:height="0.962cm" svg:x="6.4cm" svg:y="16.362cm">
          <draw:text-box>
            <text:p>[3]</text:p>
          </draw:text-box>
        </draw:frame>
        <draw:frame draw:style-name="gr276" draw:text-style-name="P1" draw:layer="layout" svg:width="1.6cm" svg:height="0.962cm" svg:x="8.4cm" svg:y="16.438cm">
          <draw:text-box>
            <text:p>[6]</text:p>
          </draw:text-box>
        </draw:frame>
        <draw:frame draw:style-name="gr276" draw:text-style-name="P1" draw:layer="layout" svg:width="1.6cm" svg:height="0.962cm" svg:x="2.8cm" svg:y="12.6cm">
          <draw:text-box>
            <text:p>[4]</text:p>
          </draw:text-box>
        </draw:frame>
        <draw:frame draw:style-name="gr276" draw:text-style-name="P1" draw:layer="layout" svg:width="1.6cm" svg:height="0.962cm" svg:x="10.4cm" svg:y="16.438cm">
          <draw:text-box>
            <text:p>[9]</text:p>
          </draw:text-box>
        </draw:frame>
        <draw:frame draw:style-name="gr276" draw:text-style-name="P1" draw:layer="layout" svg:width="1.6cm" svg:height="0.962cm" svg:x="12.4cm" svg:y="16.438cm">
          <draw:text-box>
            <text:p>[12]</text:p>
          </draw:text-box>
        </draw:frame>
        <draw:custom-shape draw:style-name="gr277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279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280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279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281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282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283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2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284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5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286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2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287" draw:text-style-name="P1" draw:layer="layout" svg:width="5.4cm" svg:height="0.962cm" svg:x="21.2cm" svg:y="12.8cm">
          <draw:text-box>
            <text:p>Revenue: 22</text:p>
          </draw:text-box>
        </draw:frame>
        <draw:frame draw:style-name="gr288" draw:text-style-name="P13" draw:layer="layout" svg:width="1.56cm" svg:height="0.963cm" svg:x="2.6cm" svg:y="6.599cm">
          <draw:text-box>
            <text:p>[16]</text:p>
          </draw:text-box>
        </draw:frame>
        <draw:line draw:style-name="gr289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apértelmezett" presentation:presentation-page-layout-name="AL2T1">
        <draw:custom-shape draw:style-name="gr290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1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92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293" draw:text-style-name="P1" draw:layer="layout" svg:width="3.4cm" svg:height="1cm" svg:x="17cm" svg:y="15.4cm">
          <draw:text-box>
            <text:p>B termék</text:p>
          </draw:text-box>
        </draw:frame>
        <draw:line draw:style-name="gr294" draw:text-style-name="P2" draw:layer="layout" svg:x1="5cm" svg:y1="15cm" svg:x2="5cm" svg:y2="3cm">
          <text:p/>
        </draw:line>
        <draw:line draw:style-name="gr294" draw:text-style-name="P2" draw:layer="layout" svg:x1="5cm" svg:y1="15cm" svg:x2="19cm" svg:y2="15cm">
          <text:p/>
        </draw:line>
        <draw:line draw:style-name="gr295" draw:text-style-name="P2" draw:layer="layout" svg:x1="5cm" svg:y1="5cm" svg:x2="19cm" svg:y2="5cm">
          <text:p/>
        </draw:line>
        <draw:line draw:style-name="gr295" draw:text-style-name="P2" draw:layer="layout" svg:x1="5cm" svg:y1="7cm" svg:x2="19cm" svg:y2="7cm">
          <text:p/>
        </draw:line>
        <draw:line draw:style-name="gr295" draw:text-style-name="P2" draw:layer="layout" svg:x1="7cm" svg:y1="3cm" svg:x2="7cm" svg:y2="15cm">
          <text:p/>
        </draw:line>
        <draw:line draw:style-name="gr295" draw:text-style-name="P2" draw:layer="layout" svg:x1="5cm" svg:y1="9cm" svg:x2="19cm" svg:y2="9cm">
          <text:p/>
        </draw:line>
        <draw:line draw:style-name="gr295" draw:text-style-name="P2" draw:layer="layout" svg:x1="5cm" svg:y1="11cm" svg:x2="19cm" svg:y2="11cm">
          <text:p/>
        </draw:line>
        <draw:line draw:style-name="gr295" draw:text-style-name="P2" draw:layer="layout" svg:x1="5cm" svg:y1="13cm" svg:x2="19cm" svg:y2="13cm">
          <text:p/>
        </draw:line>
        <draw:line draw:style-name="gr295" draw:text-style-name="P2" draw:layer="layout" svg:x1="9cm" svg:y1="3cm" svg:x2="9cm" svg:y2="15cm">
          <text:p/>
        </draw:line>
        <draw:line draw:style-name="gr295" draw:text-style-name="P2" draw:layer="layout" svg:x1="11cm" svg:y1="3cm" svg:x2="11cm" svg:y2="15cm">
          <text:p/>
        </draw:line>
        <draw:line draw:style-name="gr295" draw:text-style-name="P2" draw:layer="layout" svg:x1="13cm" svg:y1="3cm" svg:x2="13cm" svg:y2="15cm">
          <text:p/>
        </draw:line>
        <draw:line draw:style-name="gr295" draw:text-style-name="P2" draw:layer="layout" svg:x1="15cm" svg:y1="3cm" svg:x2="15cm" svg:y2="15cm">
          <text:p/>
        </draw:line>
        <draw:line draw:style-name="gr295" draw:text-style-name="P2" draw:layer="layout" svg:x1="17cm" svg:y1="3cm" svg:x2="17cm" svg:y2="15cm">
          <text:p/>
        </draw:line>
        <draw:custom-shape draw:style-name="gr296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3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1" draw:text-style-name="P1" draw:layer="layout" svg:width="0.8cm" svg:height="0.962cm" svg:x="4.4cm" svg:y="15.4cm">
          <draw:text-box>
            <text:p>0</text:p>
          </draw:text-box>
        </draw:frame>
        <draw:frame draw:style-name="gr301" draw:text-style-name="P1" draw:layer="layout" svg:width="1.4cm" svg:height="0.962cm" svg:x="6.6cm" svg:y="15.4cm">
          <draw:text-box>
            <text:p>1</text:p>
          </draw:text-box>
        </draw:frame>
        <draw:frame draw:style-name="gr301" draw:text-style-name="P1" draw:layer="layout" svg:width="1cm" svg:height="0.962cm" svg:x="8.6cm" svg:y="15.4cm">
          <draw:text-box>
            <text:p>2</text:p>
          </draw:text-box>
        </draw:frame>
        <draw:frame draw:style-name="gr301" draw:text-style-name="P1" draw:layer="layout" svg:width="0.8cm" svg:height="0.962cm" svg:x="10.6cm" svg:y="15.4cm">
          <draw:text-box>
            <text:p>3</text:p>
          </draw:text-box>
        </draw:frame>
        <draw:frame draw:style-name="gr301" draw:text-style-name="P1" draw:layer="layout" svg:width="0.8cm" svg:height="0.962cm" svg:x="12.6cm" svg:y="15.438cm">
          <draw:text-box>
            <text:p>4</text:p>
          </draw:text-box>
        </draw:frame>
        <draw:frame draw:style-name="gr301" draw:text-style-name="P1" draw:layer="layout" svg:width="0.8cm" svg:height="0.962cm" svg:x="14.6cm" svg:y="15.438cm">
          <draw:text-box>
            <text:p>5</text:p>
          </draw:text-box>
        </draw:frame>
        <draw:frame draw:style-name="gr301" draw:text-style-name="P1" draw:layer="layout" svg:width="0.8cm" svg:height="0.962cm" svg:x="3.8cm" svg:y="12.6cm">
          <draw:text-box>
            <text:p>1</text:p>
          </draw:text-box>
        </draw:frame>
        <draw:frame draw:style-name="gr301" draw:text-style-name="P1" draw:layer="layout" svg:width="1cm" svg:height="0.962cm" svg:x="3.8cm" svg:y="10.6cm">
          <draw:text-box>
            <text:p>2</text:p>
          </draw:text-box>
        </draw:frame>
        <draw:frame draw:style-name="gr301" draw:text-style-name="P1" draw:layer="layout" svg:width="1cm" svg:height="0.962cm" svg:x="3.8cm" svg:y="8.6cm">
          <draw:text-box>
            <text:p>3</text:p>
          </draw:text-box>
        </draw:frame>
        <draw:frame draw:style-name="gr301" draw:text-style-name="P1" draw:layer="layout" svg:width="0.8cm" svg:height="0.962cm" svg:x="3.8cm" svg:y="6.6cm">
          <draw:text-box>
            <text:p>4</text:p>
          </draw:text-box>
        </draw:frame>
        <draw:frame draw:style-name="gr301" draw:text-style-name="P1" draw:layer="layout" svg:width="1.6cm" svg:height="0.962cm" svg:x="2.6cm" svg:y="8.6cm">
          <draw:text-box>
            <text:p>[12]</text:p>
          </draw:text-box>
        </draw:frame>
        <draw:frame draw:style-name="gr301" draw:text-style-name="P1" draw:layer="layout" svg:width="1.6cm" svg:height="0.962cm" svg:x="2.8cm" svg:y="10.6cm">
          <draw:text-box>
            <text:p>[8]</text:p>
          </draw:text-box>
        </draw:frame>
        <draw:frame draw:style-name="gr301" draw:text-style-name="P1" draw:layer="layout" svg:width="3.4cm" svg:height="0.962cm" svg:x="2cm" svg:y="2.238cm">
          <draw:text-box>
            <text:p>A termék</text:p>
          </draw:text-box>
        </draw:frame>
        <draw:frame draw:style-name="gr301" draw:text-style-name="P1" draw:layer="layout" svg:width="1.6cm" svg:height="0.962cm" svg:x="2.8cm" svg:y="12.6cm">
          <draw:text-box>
            <text:p>[4]</text:p>
          </draw:text-box>
        </draw:frame>
        <draw:frame draw:style-name="gr301" draw:text-style-name="P1" draw:layer="layout" svg:width="1.6cm" svg:height="0.962cm" svg:x="6.4cm" svg:y="16.362cm">
          <draw:text-box>
            <text:p>[3]</text:p>
          </draw:text-box>
        </draw:frame>
        <draw:frame draw:style-name="gr301" draw:text-style-name="P1" draw:layer="layout" svg:width="1.6cm" svg:height="0.962cm" svg:x="8.4cm" svg:y="16.438cm">
          <draw:text-box>
            <text:p>[6]</text:p>
          </draw:text-box>
        </draw:frame>
        <draw:frame draw:style-name="gr301" draw:text-style-name="P1" draw:layer="layout" svg:width="1.6cm" svg:height="0.962cm" svg:x="2.8cm" svg:y="12.6cm">
          <draw:text-box>
            <text:p>[4]</text:p>
          </draw:text-box>
        </draw:frame>
        <draw:frame draw:style-name="gr301" draw:text-style-name="P1" draw:layer="layout" svg:width="1.6cm" svg:height="0.962cm" svg:x="10.4cm" svg:y="16.438cm">
          <draw:text-box>
            <text:p>[9]</text:p>
          </draw:text-box>
        </draw:frame>
        <draw:frame draw:style-name="gr301" draw:text-style-name="P1" draw:layer="layout" svg:width="1.6cm" svg:height="0.962cm" svg:x="12.4cm" svg:y="16.438cm">
          <draw:text-box>
            <text:p>[12]</text:p>
          </draw:text-box>
        </draw:frame>
        <draw:custom-shape draw:style-name="gr302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304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305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304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306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307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308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7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309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0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311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7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312" draw:text-style-name="P1" draw:layer="layout" svg:width="5.4cm" svg:height="0.962cm" svg:x="21.2cm" svg:y="12.8cm">
          <draw:text-box>
            <text:p>Revenue: 25</text:p>
          </draw:text-box>
        </draw:frame>
        <draw:frame draw:style-name="gr313" draw:text-style-name="P13" draw:layer="layout" svg:width="1.56cm" svg:height="0.963cm" svg:x="2.6cm" svg:y="6.599cm">
          <draw:text-box>
            <text:p>[16]</text:p>
          </draw:text-box>
        </draw:frame>
        <draw:line draw:style-name="gr314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apértelmezett" presentation:presentation-page-layout-name="AL2T1">
        <draw:custom-shape draw:style-name="gr315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6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17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318" draw:text-style-name="P1" draw:layer="layout" svg:width="3.4cm" svg:height="1cm" svg:x="17cm" svg:y="15.4cm">
          <draw:text-box>
            <text:p>B termék</text:p>
          </draw:text-box>
        </draw:frame>
        <draw:line draw:style-name="gr319" draw:text-style-name="P2" draw:layer="layout" svg:x1="5cm" svg:y1="15cm" svg:x2="5cm" svg:y2="3cm">
          <text:p/>
        </draw:line>
        <draw:line draw:style-name="gr319" draw:text-style-name="P2" draw:layer="layout" svg:x1="5cm" svg:y1="15cm" svg:x2="19cm" svg:y2="15cm">
          <text:p/>
        </draw:line>
        <draw:line draw:style-name="gr320" draw:text-style-name="P2" draw:layer="layout" svg:x1="5cm" svg:y1="5cm" svg:x2="19cm" svg:y2="5cm">
          <text:p/>
        </draw:line>
        <draw:line draw:style-name="gr320" draw:text-style-name="P2" draw:layer="layout" svg:x1="5cm" svg:y1="7cm" svg:x2="19cm" svg:y2="7cm">
          <text:p/>
        </draw:line>
        <draw:line draw:style-name="gr320" draw:text-style-name="P2" draw:layer="layout" svg:x1="7cm" svg:y1="3cm" svg:x2="7cm" svg:y2="15cm">
          <text:p/>
        </draw:line>
        <draw:line draw:style-name="gr320" draw:text-style-name="P2" draw:layer="layout" svg:x1="5cm" svg:y1="9cm" svg:x2="19cm" svg:y2="9cm">
          <text:p/>
        </draw:line>
        <draw:line draw:style-name="gr320" draw:text-style-name="P2" draw:layer="layout" svg:x1="5cm" svg:y1="11cm" svg:x2="19cm" svg:y2="11cm">
          <text:p/>
        </draw:line>
        <draw:line draw:style-name="gr320" draw:text-style-name="P2" draw:layer="layout" svg:x1="5cm" svg:y1="13cm" svg:x2="19cm" svg:y2="13cm">
          <text:p/>
        </draw:line>
        <draw:line draw:style-name="gr320" draw:text-style-name="P2" draw:layer="layout" svg:x1="9cm" svg:y1="3cm" svg:x2="9cm" svg:y2="15cm">
          <text:p/>
        </draw:line>
        <draw:line draw:style-name="gr320" draw:text-style-name="P2" draw:layer="layout" svg:x1="11cm" svg:y1="3cm" svg:x2="11cm" svg:y2="15cm">
          <text:p/>
        </draw:line>
        <draw:line draw:style-name="gr320" draw:text-style-name="P2" draw:layer="layout" svg:x1="13cm" svg:y1="3cm" svg:x2="13cm" svg:y2="15cm">
          <text:p/>
        </draw:line>
        <draw:line draw:style-name="gr320" draw:text-style-name="P2" draw:layer="layout" svg:x1="15cm" svg:y1="3cm" svg:x2="15cm" svg:y2="15cm">
          <text:p/>
        </draw:line>
        <draw:line draw:style-name="gr320" draw:text-style-name="P2" draw:layer="layout" svg:x1="17cm" svg:y1="3cm" svg:x2="17cm" svg:y2="15cm">
          <text:p/>
        </draw:line>
        <draw:custom-shape draw:style-name="gr321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3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5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5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5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5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5" draw:text-style-name="P3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5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3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6" draw:text-style-name="P1" draw:layer="layout" svg:width="0.8cm" svg:height="0.962cm" svg:x="4.4cm" svg:y="15.4cm">
          <draw:text-box>
            <text:p>0</text:p>
          </draw:text-box>
        </draw:frame>
        <draw:frame draw:style-name="gr326" draw:text-style-name="P1" draw:layer="layout" svg:width="1.4cm" svg:height="0.962cm" svg:x="6.6cm" svg:y="15.4cm">
          <draw:text-box>
            <text:p>1</text:p>
          </draw:text-box>
        </draw:frame>
        <draw:frame draw:style-name="gr326" draw:text-style-name="P1" draw:layer="layout" svg:width="1cm" svg:height="0.962cm" svg:x="8.6cm" svg:y="15.4cm">
          <draw:text-box>
            <text:p>2</text:p>
          </draw:text-box>
        </draw:frame>
        <draw:frame draw:style-name="gr326" draw:text-style-name="P1" draw:layer="layout" svg:width="0.8cm" svg:height="0.962cm" svg:x="10.6cm" svg:y="15.4cm">
          <draw:text-box>
            <text:p>3</text:p>
          </draw:text-box>
        </draw:frame>
        <draw:frame draw:style-name="gr326" draw:text-style-name="P1" draw:layer="layout" svg:width="0.8cm" svg:height="0.962cm" svg:x="12.6cm" svg:y="15.438cm">
          <draw:text-box>
            <text:p>4</text:p>
          </draw:text-box>
        </draw:frame>
        <draw:frame draw:style-name="gr326" draw:text-style-name="P1" draw:layer="layout" svg:width="0.8cm" svg:height="0.962cm" svg:x="14.6cm" svg:y="15.438cm">
          <draw:text-box>
            <text:p>5</text:p>
          </draw:text-box>
        </draw:frame>
        <draw:frame draw:style-name="gr326" draw:text-style-name="P1" draw:layer="layout" svg:width="0.8cm" svg:height="0.962cm" svg:x="3.8cm" svg:y="12.6cm">
          <draw:text-box>
            <text:p>1</text:p>
          </draw:text-box>
        </draw:frame>
        <draw:frame draw:style-name="gr326" draw:text-style-name="P1" draw:layer="layout" svg:width="1cm" svg:height="0.962cm" svg:x="3.8cm" svg:y="10.6cm">
          <draw:text-box>
            <text:p>2</text:p>
          </draw:text-box>
        </draw:frame>
        <draw:frame draw:style-name="gr326" draw:text-style-name="P1" draw:layer="layout" svg:width="1cm" svg:height="0.962cm" svg:x="3.8cm" svg:y="8.6cm">
          <draw:text-box>
            <text:p>3</text:p>
          </draw:text-box>
        </draw:frame>
        <draw:frame draw:style-name="gr326" draw:text-style-name="P1" draw:layer="layout" svg:width="0.8cm" svg:height="0.962cm" svg:x="3.8cm" svg:y="6.6cm">
          <draw:text-box>
            <text:p>4</text:p>
          </draw:text-box>
        </draw:frame>
        <draw:frame draw:style-name="gr326" draw:text-style-name="P1" draw:layer="layout" svg:width="1.6cm" svg:height="0.962cm" svg:x="2.6cm" svg:y="8.6cm">
          <draw:text-box>
            <text:p>[12]</text:p>
          </draw:text-box>
        </draw:frame>
        <draw:frame draw:style-name="gr326" draw:text-style-name="P1" draw:layer="layout" svg:width="1.6cm" svg:height="0.962cm" svg:x="2.8cm" svg:y="10.6cm">
          <draw:text-box>
            <text:p>[8]</text:p>
          </draw:text-box>
        </draw:frame>
        <draw:frame draw:style-name="gr326" draw:text-style-name="P1" draw:layer="layout" svg:width="3.4cm" svg:height="0.962cm" svg:x="2cm" svg:y="2.238cm">
          <draw:text-box>
            <text:p>A termék</text:p>
          </draw:text-box>
        </draw:frame>
        <draw:frame draw:style-name="gr326" draw:text-style-name="P1" draw:layer="layout" svg:width="1.6cm" svg:height="0.962cm" svg:x="2.8cm" svg:y="12.6cm">
          <draw:text-box>
            <text:p>[4]</text:p>
          </draw:text-box>
        </draw:frame>
        <draw:frame draw:style-name="gr326" draw:text-style-name="P1" draw:layer="layout" svg:width="1.6cm" svg:height="0.962cm" svg:x="6.4cm" svg:y="16.362cm">
          <draw:text-box>
            <text:p>[3]</text:p>
          </draw:text-box>
        </draw:frame>
        <draw:frame draw:style-name="gr326" draw:text-style-name="P1" draw:layer="layout" svg:width="1.6cm" svg:height="0.962cm" svg:x="8.4cm" svg:y="16.438cm">
          <draw:text-box>
            <text:p>[6]</text:p>
          </draw:text-box>
        </draw:frame>
        <draw:frame draw:style-name="gr326" draw:text-style-name="P1" draw:layer="layout" svg:width="1.6cm" svg:height="0.962cm" svg:x="2.8cm" svg:y="12.6cm">
          <draw:text-box>
            <text:p>[4]</text:p>
          </draw:text-box>
        </draw:frame>
        <draw:frame draw:style-name="gr326" draw:text-style-name="P1" draw:layer="layout" svg:width="1.6cm" svg:height="0.962cm" svg:x="10.4cm" svg:y="16.438cm">
          <draw:text-box>
            <text:p>[9]</text:p>
          </draw:text-box>
        </draw:frame>
        <draw:frame draw:style-name="gr326" draw:text-style-name="P1" draw:layer="layout" svg:width="1.6cm" svg:height="0.962cm" svg:x="12.4cm" svg:y="16.438cm">
          <draw:text-box>
            <text:p>[12]</text:p>
          </draw:text-box>
        </draw:frame>
        <draw:custom-shape draw:style-name="gr327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8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329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330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329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331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332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333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2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334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5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336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2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337" draw:text-style-name="P1" draw:layer="layout" svg:width="5.4cm" svg:height="0.962cm" svg:x="21.2cm" svg:y="12.8cm">
          <draw:text-box>
            <text:p>Revenue: 25</text:p>
          </draw:text-box>
        </draw:frame>
        <draw:frame draw:style-name="gr338" draw:text-style-name="P13" draw:layer="layout" svg:width="1.56cm" svg:height="0.963cm" svg:x="2.6cm" svg:y="6.599cm">
          <draw:text-box>
            <text:p>[16]</text:p>
          </draw:text-box>
        </draw:frame>
        <draw:line draw:style-name="gr339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apértelmezett" presentation:presentation-page-layout-name="AL2T1">
        <draw:custom-shape draw:style-name="gr340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1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42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343" draw:text-style-name="P1" draw:layer="layout" svg:width="3.4cm" svg:height="1cm" svg:x="17cm" svg:y="15.4cm">
          <draw:text-box>
            <text:p>B termék</text:p>
          </draw:text-box>
        </draw:frame>
        <draw:line draw:style-name="gr344" draw:text-style-name="P2" draw:layer="layout" svg:x1="5cm" svg:y1="15cm" svg:x2="5cm" svg:y2="3cm">
          <text:p/>
        </draw:line>
        <draw:line draw:style-name="gr344" draw:text-style-name="P2" draw:layer="layout" svg:x1="5cm" svg:y1="15cm" svg:x2="19cm" svg:y2="15cm">
          <text:p/>
        </draw:line>
        <draw:line draw:style-name="gr345" draw:text-style-name="P2" draw:layer="layout" svg:x1="5cm" svg:y1="5cm" svg:x2="19cm" svg:y2="5cm">
          <text:p/>
        </draw:line>
        <draw:line draw:style-name="gr345" draw:text-style-name="P2" draw:layer="layout" svg:x1="5cm" svg:y1="7cm" svg:x2="19cm" svg:y2="7cm">
          <text:p/>
        </draw:line>
        <draw:line draw:style-name="gr345" draw:text-style-name="P2" draw:layer="layout" svg:x1="7cm" svg:y1="3cm" svg:x2="7cm" svg:y2="15cm">
          <text:p/>
        </draw:line>
        <draw:line draw:style-name="gr345" draw:text-style-name="P2" draw:layer="layout" svg:x1="5cm" svg:y1="9cm" svg:x2="19cm" svg:y2="9cm">
          <text:p/>
        </draw:line>
        <draw:line draw:style-name="gr345" draw:text-style-name="P2" draw:layer="layout" svg:x1="5cm" svg:y1="11cm" svg:x2="19cm" svg:y2="11cm">
          <text:p/>
        </draw:line>
        <draw:line draw:style-name="gr345" draw:text-style-name="P2" draw:layer="layout" svg:x1="5cm" svg:y1="13cm" svg:x2="19cm" svg:y2="13cm">
          <text:p/>
        </draw:line>
        <draw:line draw:style-name="gr345" draw:text-style-name="P2" draw:layer="layout" svg:x1="9cm" svg:y1="3cm" svg:x2="9cm" svg:y2="15cm">
          <text:p/>
        </draw:line>
        <draw:line draw:style-name="gr345" draw:text-style-name="P2" draw:layer="layout" svg:x1="11cm" svg:y1="3cm" svg:x2="11cm" svg:y2="15cm">
          <text:p/>
        </draw:line>
        <draw:line draw:style-name="gr345" draw:text-style-name="P2" draw:layer="layout" svg:x1="13cm" svg:y1="3cm" svg:x2="13cm" svg:y2="15cm">
          <text:p/>
        </draw:line>
        <draw:line draw:style-name="gr345" draw:text-style-name="P2" draw:layer="layout" svg:x1="15cm" svg:y1="3cm" svg:x2="15cm" svg:y2="15cm">
          <text:p/>
        </draw:line>
        <draw:line draw:style-name="gr345" draw:text-style-name="P2" draw:layer="layout" svg:x1="17cm" svg:y1="3cm" svg:x2="17cm" svg:y2="15cm">
          <text:p/>
        </draw:line>
        <draw:custom-shape draw:style-name="gr346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8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9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0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0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0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0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9" draw:text-style-name="P10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0" draw:text-style-name="P3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9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8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1" draw:text-style-name="P1" draw:layer="layout" svg:width="0.8cm" svg:height="0.962cm" svg:x="4.4cm" svg:y="15.4cm">
          <draw:text-box>
            <text:p>0</text:p>
          </draw:text-box>
        </draw:frame>
        <draw:frame draw:style-name="gr351" draw:text-style-name="P1" draw:layer="layout" svg:width="1.4cm" svg:height="0.962cm" svg:x="6.6cm" svg:y="15.4cm">
          <draw:text-box>
            <text:p>1</text:p>
          </draw:text-box>
        </draw:frame>
        <draw:frame draw:style-name="gr351" draw:text-style-name="P1" draw:layer="layout" svg:width="1cm" svg:height="0.962cm" svg:x="8.6cm" svg:y="15.4cm">
          <draw:text-box>
            <text:p>2</text:p>
          </draw:text-box>
        </draw:frame>
        <draw:frame draw:style-name="gr351" draw:text-style-name="P1" draw:layer="layout" svg:width="0.8cm" svg:height="0.962cm" svg:x="10.6cm" svg:y="15.4cm">
          <draw:text-box>
            <text:p>3</text:p>
          </draw:text-box>
        </draw:frame>
        <draw:frame draw:style-name="gr351" draw:text-style-name="P1" draw:layer="layout" svg:width="0.8cm" svg:height="0.962cm" svg:x="12.6cm" svg:y="15.438cm">
          <draw:text-box>
            <text:p>4</text:p>
          </draw:text-box>
        </draw:frame>
        <draw:frame draw:style-name="gr351" draw:text-style-name="P1" draw:layer="layout" svg:width="0.8cm" svg:height="0.962cm" svg:x="14.6cm" svg:y="15.438cm">
          <draw:text-box>
            <text:p>5</text:p>
          </draw:text-box>
        </draw:frame>
        <draw:frame draw:style-name="gr351" draw:text-style-name="P1" draw:layer="layout" svg:width="0.8cm" svg:height="0.962cm" svg:x="3.8cm" svg:y="12.6cm">
          <draw:text-box>
            <text:p>1</text:p>
          </draw:text-box>
        </draw:frame>
        <draw:frame draw:style-name="gr351" draw:text-style-name="P1" draw:layer="layout" svg:width="1cm" svg:height="0.962cm" svg:x="3.8cm" svg:y="10.6cm">
          <draw:text-box>
            <text:p>2</text:p>
          </draw:text-box>
        </draw:frame>
        <draw:frame draw:style-name="gr351" draw:text-style-name="P1" draw:layer="layout" svg:width="1cm" svg:height="0.962cm" svg:x="3.8cm" svg:y="8.6cm">
          <draw:text-box>
            <text:p>3</text:p>
          </draw:text-box>
        </draw:frame>
        <draw:frame draw:style-name="gr351" draw:text-style-name="P1" draw:layer="layout" svg:width="0.8cm" svg:height="0.962cm" svg:x="3.8cm" svg:y="6.6cm">
          <draw:text-box>
            <text:p>4</text:p>
          </draw:text-box>
        </draw:frame>
        <draw:frame draw:style-name="gr351" draw:text-style-name="P1" draw:layer="layout" svg:width="1.6cm" svg:height="0.962cm" svg:x="2.6cm" svg:y="8.6cm">
          <draw:text-box>
            <text:p>[12]</text:p>
          </draw:text-box>
        </draw:frame>
        <draw:frame draw:style-name="gr351" draw:text-style-name="P1" draw:layer="layout" svg:width="1.6cm" svg:height="0.962cm" svg:x="2.8cm" svg:y="10.6cm">
          <draw:text-box>
            <text:p>[8]</text:p>
          </draw:text-box>
        </draw:frame>
        <draw:frame draw:style-name="gr351" draw:text-style-name="P1" draw:layer="layout" svg:width="3.4cm" svg:height="0.962cm" svg:x="2cm" svg:y="2.238cm">
          <draw:text-box>
            <text:p>A termék</text:p>
          </draw:text-box>
        </draw:frame>
        <draw:frame draw:style-name="gr351" draw:text-style-name="P1" draw:layer="layout" svg:width="1.6cm" svg:height="0.962cm" svg:x="2.8cm" svg:y="12.6cm">
          <draw:text-box>
            <text:p>[4]</text:p>
          </draw:text-box>
        </draw:frame>
        <draw:frame draw:style-name="gr351" draw:text-style-name="P1" draw:layer="layout" svg:width="1.6cm" svg:height="0.962cm" svg:x="6.4cm" svg:y="16.362cm">
          <draw:text-box>
            <text:p>[3]</text:p>
          </draw:text-box>
        </draw:frame>
        <draw:frame draw:style-name="gr351" draw:text-style-name="P1" draw:layer="layout" svg:width="1.6cm" svg:height="0.962cm" svg:x="8.4cm" svg:y="16.438cm">
          <draw:text-box>
            <text:p>[6]</text:p>
          </draw:text-box>
        </draw:frame>
        <draw:frame draw:style-name="gr351" draw:text-style-name="P1" draw:layer="layout" svg:width="1.6cm" svg:height="0.962cm" svg:x="2.8cm" svg:y="12.6cm">
          <draw:text-box>
            <text:p>[4]</text:p>
          </draw:text-box>
        </draw:frame>
        <draw:frame draw:style-name="gr351" draw:text-style-name="P1" draw:layer="layout" svg:width="1.6cm" svg:height="0.962cm" svg:x="10.4cm" svg:y="16.438cm">
          <draw:text-box>
            <text:p>[9]</text:p>
          </draw:text-box>
        </draw:frame>
        <draw:frame draw:style-name="gr351" draw:text-style-name="P1" draw:layer="layout" svg:width="1.6cm" svg:height="0.962cm" svg:x="12.4cm" svg:y="16.438cm">
          <draw:text-box>
            <text:p>[12]</text:p>
          </draw:text-box>
        </draw:frame>
        <draw:custom-shape draw:style-name="gr352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3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354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355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354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356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357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358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7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359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0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361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7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362" draw:text-style-name="P1" draw:layer="layout" svg:width="5.4cm" svg:height="0.962cm" svg:x="21.2cm" svg:y="12.8cm">
          <draw:text-box>
            <text:p>Revenue: 25</text:p>
          </draw:text-box>
        </draw:frame>
        <draw:frame draw:style-name="gr363" draw:text-style-name="P13" draw:layer="layout" svg:width="1.56cm" svg:height="0.963cm" svg:x="2.6cm" svg:y="6.599cm">
          <draw:text-box>
            <text:p>[16]</text:p>
          </draw:text-box>
        </draw:frame>
        <draw:line draw:style-name="gr364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apértelmezett" presentation:presentation-page-layout-name="AL2T1">
        <draw:custom-shape draw:style-name="gr365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6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67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368" draw:text-style-name="P1" draw:layer="layout" svg:width="3.4cm" svg:height="1cm" svg:x="17cm" svg:y="15.4cm">
          <draw:text-box>
            <text:p>B termék</text:p>
          </draw:text-box>
        </draw:frame>
        <draw:line draw:style-name="gr369" draw:text-style-name="P2" draw:layer="layout" svg:x1="5cm" svg:y1="15cm" svg:x2="5cm" svg:y2="3cm">
          <text:p/>
        </draw:line>
        <draw:line draw:style-name="gr369" draw:text-style-name="P2" draw:layer="layout" svg:x1="5cm" svg:y1="15cm" svg:x2="19cm" svg:y2="15cm">
          <text:p/>
        </draw:line>
        <draw:line draw:style-name="gr370" draw:text-style-name="P2" draw:layer="layout" svg:x1="5cm" svg:y1="5cm" svg:x2="19cm" svg:y2="5cm">
          <text:p/>
        </draw:line>
        <draw:line draw:style-name="gr370" draw:text-style-name="P2" draw:layer="layout" svg:x1="5cm" svg:y1="7cm" svg:x2="19cm" svg:y2="7cm">
          <text:p/>
        </draw:line>
        <draw:line draw:style-name="gr370" draw:text-style-name="P2" draw:layer="layout" svg:x1="7cm" svg:y1="3cm" svg:x2="7cm" svg:y2="15cm">
          <text:p/>
        </draw:line>
        <draw:line draw:style-name="gr370" draw:text-style-name="P2" draw:layer="layout" svg:x1="5cm" svg:y1="9cm" svg:x2="19cm" svg:y2="9cm">
          <text:p/>
        </draw:line>
        <draw:line draw:style-name="gr370" draw:text-style-name="P2" draw:layer="layout" svg:x1="5cm" svg:y1="11cm" svg:x2="19cm" svg:y2="11cm">
          <text:p/>
        </draw:line>
        <draw:line draw:style-name="gr370" draw:text-style-name="P2" draw:layer="layout" svg:x1="5cm" svg:y1="13cm" svg:x2="19cm" svg:y2="13cm">
          <text:p/>
        </draw:line>
        <draw:line draw:style-name="gr370" draw:text-style-name="P2" draw:layer="layout" svg:x1="9cm" svg:y1="3cm" svg:x2="9cm" svg:y2="15cm">
          <text:p/>
        </draw:line>
        <draw:line draw:style-name="gr370" draw:text-style-name="P2" draw:layer="layout" svg:x1="11cm" svg:y1="3cm" svg:x2="11cm" svg:y2="15cm">
          <text:p/>
        </draw:line>
        <draw:line draw:style-name="gr370" draw:text-style-name="P2" draw:layer="layout" svg:x1="13cm" svg:y1="3cm" svg:x2="13cm" svg:y2="15cm">
          <text:p/>
        </draw:line>
        <draw:line draw:style-name="gr370" draw:text-style-name="P2" draw:layer="layout" svg:x1="15cm" svg:y1="3cm" svg:x2="15cm" svg:y2="15cm">
          <text:p/>
        </draw:line>
        <draw:line draw:style-name="gr370" draw:text-style-name="P2" draw:layer="layout" svg:x1="17cm" svg:y1="3cm" svg:x2="17cm" svg:y2="15cm">
          <text:p/>
        </draw:line>
        <draw:custom-shape draw:style-name="gr371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5" draw:text-style-name="P3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5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5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5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4" draw:text-style-name="P10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4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6" draw:text-style-name="P1" draw:layer="layout" svg:width="0.8cm" svg:height="0.962cm" svg:x="4.4cm" svg:y="15.4cm">
          <draw:text-box>
            <text:p>0</text:p>
          </draw:text-box>
        </draw:frame>
        <draw:frame draw:style-name="gr376" draw:text-style-name="P1" draw:layer="layout" svg:width="1.4cm" svg:height="0.962cm" svg:x="6.6cm" svg:y="15.4cm">
          <draw:text-box>
            <text:p>1</text:p>
          </draw:text-box>
        </draw:frame>
        <draw:frame draw:style-name="gr376" draw:text-style-name="P1" draw:layer="layout" svg:width="1cm" svg:height="0.962cm" svg:x="8.6cm" svg:y="15.4cm">
          <draw:text-box>
            <text:p>2</text:p>
          </draw:text-box>
        </draw:frame>
        <draw:frame draw:style-name="gr376" draw:text-style-name="P1" draw:layer="layout" svg:width="0.8cm" svg:height="0.962cm" svg:x="10.6cm" svg:y="15.4cm">
          <draw:text-box>
            <text:p>3</text:p>
          </draw:text-box>
        </draw:frame>
        <draw:frame draw:style-name="gr376" draw:text-style-name="P1" draw:layer="layout" svg:width="0.8cm" svg:height="0.962cm" svg:x="12.6cm" svg:y="15.438cm">
          <draw:text-box>
            <text:p>4</text:p>
          </draw:text-box>
        </draw:frame>
        <draw:frame draw:style-name="gr376" draw:text-style-name="P1" draw:layer="layout" svg:width="0.8cm" svg:height="0.962cm" svg:x="14.6cm" svg:y="15.438cm">
          <draw:text-box>
            <text:p>5</text:p>
          </draw:text-box>
        </draw:frame>
        <draw:frame draw:style-name="gr376" draw:text-style-name="P1" draw:layer="layout" svg:width="0.8cm" svg:height="0.962cm" svg:x="3.8cm" svg:y="12.6cm">
          <draw:text-box>
            <text:p>1</text:p>
          </draw:text-box>
        </draw:frame>
        <draw:frame draw:style-name="gr376" draw:text-style-name="P1" draw:layer="layout" svg:width="1cm" svg:height="0.962cm" svg:x="3.8cm" svg:y="10.6cm">
          <draw:text-box>
            <text:p>2</text:p>
          </draw:text-box>
        </draw:frame>
        <draw:frame draw:style-name="gr376" draw:text-style-name="P1" draw:layer="layout" svg:width="1cm" svg:height="0.962cm" svg:x="3.8cm" svg:y="8.6cm">
          <draw:text-box>
            <text:p>3</text:p>
          </draw:text-box>
        </draw:frame>
        <draw:frame draw:style-name="gr376" draw:text-style-name="P1" draw:layer="layout" svg:width="0.8cm" svg:height="0.962cm" svg:x="3.8cm" svg:y="6.6cm">
          <draw:text-box>
            <text:p>4</text:p>
          </draw:text-box>
        </draw:frame>
        <draw:frame draw:style-name="gr376" draw:text-style-name="P1" draw:layer="layout" svg:width="1.6cm" svg:height="0.962cm" svg:x="2.6cm" svg:y="8.6cm">
          <draw:text-box>
            <text:p>[12]</text:p>
          </draw:text-box>
        </draw:frame>
        <draw:frame draw:style-name="gr376" draw:text-style-name="P1" draw:layer="layout" svg:width="1.6cm" svg:height="0.962cm" svg:x="2.8cm" svg:y="10.6cm">
          <draw:text-box>
            <text:p>[8]</text:p>
          </draw:text-box>
        </draw:frame>
        <draw:frame draw:style-name="gr376" draw:text-style-name="P1" draw:layer="layout" svg:width="3.4cm" svg:height="0.962cm" svg:x="2cm" svg:y="2.238cm">
          <draw:text-box>
            <text:p>A termék</text:p>
          </draw:text-box>
        </draw:frame>
        <draw:frame draw:style-name="gr376" draw:text-style-name="P1" draw:layer="layout" svg:width="1.6cm" svg:height="0.962cm" svg:x="2.8cm" svg:y="12.6cm">
          <draw:text-box>
            <text:p>[4]</text:p>
          </draw:text-box>
        </draw:frame>
        <draw:frame draw:style-name="gr376" draw:text-style-name="P1" draw:layer="layout" svg:width="1.6cm" svg:height="0.962cm" svg:x="6.4cm" svg:y="16.362cm">
          <draw:text-box>
            <text:p>[3]</text:p>
          </draw:text-box>
        </draw:frame>
        <draw:frame draw:style-name="gr376" draw:text-style-name="P1" draw:layer="layout" svg:width="1.6cm" svg:height="0.962cm" svg:x="8.4cm" svg:y="16.438cm">
          <draw:text-box>
            <text:p>[6]</text:p>
          </draw:text-box>
        </draw:frame>
        <draw:frame draw:style-name="gr376" draw:text-style-name="P1" draw:layer="layout" svg:width="1.6cm" svg:height="0.962cm" svg:x="2.8cm" svg:y="12.6cm">
          <draw:text-box>
            <text:p>[4]</text:p>
          </draw:text-box>
        </draw:frame>
        <draw:frame draw:style-name="gr376" draw:text-style-name="P1" draw:layer="layout" svg:width="1.6cm" svg:height="0.962cm" svg:x="10.4cm" svg:y="16.438cm">
          <draw:text-box>
            <text:p>[9]</text:p>
          </draw:text-box>
        </draw:frame>
        <draw:frame draw:style-name="gr376" draw:text-style-name="P1" draw:layer="layout" svg:width="1.6cm" svg:height="0.962cm" svg:x="12.4cm" svg:y="16.438cm">
          <draw:text-box>
            <text:p>[12]</text:p>
          </draw:text-box>
        </draw:frame>
        <draw:custom-shape draw:style-name="gr377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8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379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380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379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381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382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383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2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384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5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386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2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387" draw:text-style-name="P1" draw:layer="layout" svg:width="5.4cm" svg:height="0.962cm" svg:x="21.2cm" svg:y="12.8cm">
          <draw:text-box>
            <text:p>Revenue: 25</text:p>
          </draw:text-box>
        </draw:frame>
        <draw:frame draw:style-name="gr388" draw:text-style-name="P13" draw:layer="layout" svg:width="1.56cm" svg:height="0.963cm" svg:x="2.6cm" svg:y="6.599cm">
          <draw:text-box>
            <text:p>[16]</text:p>
          </draw:text-box>
        </draw:frame>
        <draw:line draw:style-name="gr389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apértelmezett" presentation:presentation-page-layout-name="AL2T1">
        <draw:custom-shape draw:style-name="gr390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1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92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393" draw:text-style-name="P1" draw:layer="layout" svg:width="3.4cm" svg:height="1cm" svg:x="17cm" svg:y="15.4cm">
          <draw:text-box>
            <text:p>B termék</text:p>
          </draw:text-box>
        </draw:frame>
        <draw:line draw:style-name="gr394" draw:text-style-name="P2" draw:layer="layout" svg:x1="5cm" svg:y1="15cm" svg:x2="5cm" svg:y2="3cm">
          <text:p/>
        </draw:line>
        <draw:line draw:style-name="gr394" draw:text-style-name="P2" draw:layer="layout" svg:x1="5cm" svg:y1="15cm" svg:x2="19cm" svg:y2="15cm">
          <text:p/>
        </draw:line>
        <draw:line draw:style-name="gr395" draw:text-style-name="P2" draw:layer="layout" svg:x1="5cm" svg:y1="5cm" svg:x2="19cm" svg:y2="5cm">
          <text:p/>
        </draw:line>
        <draw:line draw:style-name="gr395" draw:text-style-name="P2" draw:layer="layout" svg:x1="5cm" svg:y1="7cm" svg:x2="19cm" svg:y2="7cm">
          <text:p/>
        </draw:line>
        <draw:line draw:style-name="gr395" draw:text-style-name="P2" draw:layer="layout" svg:x1="7cm" svg:y1="3cm" svg:x2="7cm" svg:y2="15cm">
          <text:p/>
        </draw:line>
        <draw:line draw:style-name="gr395" draw:text-style-name="P2" draw:layer="layout" svg:x1="5cm" svg:y1="9cm" svg:x2="19cm" svg:y2="9cm">
          <text:p/>
        </draw:line>
        <draw:line draw:style-name="gr395" draw:text-style-name="P2" draw:layer="layout" svg:x1="5cm" svg:y1="11cm" svg:x2="19cm" svg:y2="11cm">
          <text:p/>
        </draw:line>
        <draw:line draw:style-name="gr395" draw:text-style-name="P2" draw:layer="layout" svg:x1="5cm" svg:y1="13cm" svg:x2="19cm" svg:y2="13cm">
          <text:p/>
        </draw:line>
        <draw:line draw:style-name="gr395" draw:text-style-name="P2" draw:layer="layout" svg:x1="9cm" svg:y1="3cm" svg:x2="9cm" svg:y2="15cm">
          <text:p/>
        </draw:line>
        <draw:line draw:style-name="gr395" draw:text-style-name="P2" draw:layer="layout" svg:x1="11cm" svg:y1="3cm" svg:x2="11cm" svg:y2="15cm">
          <text:p/>
        </draw:line>
        <draw:line draw:style-name="gr395" draw:text-style-name="P2" draw:layer="layout" svg:x1="13cm" svg:y1="3cm" svg:x2="13cm" svg:y2="15cm">
          <text:p/>
        </draw:line>
        <draw:line draw:style-name="gr395" draw:text-style-name="P2" draw:layer="layout" svg:x1="15cm" svg:y1="3cm" svg:x2="15cm" svg:y2="15cm">
          <text:p/>
        </draw:line>
        <draw:line draw:style-name="gr395" draw:text-style-name="P2" draw:layer="layout" svg:x1="17cm" svg:y1="3cm" svg:x2="17cm" svg:y2="15cm">
          <text:p/>
        </draw:line>
        <draw:custom-shape draw:style-name="gr396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8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3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10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8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1" draw:text-style-name="P1" draw:layer="layout" svg:width="0.8cm" svg:height="0.962cm" svg:x="4.4cm" svg:y="15.4cm">
          <draw:text-box>
            <text:p>0</text:p>
          </draw:text-box>
        </draw:frame>
        <draw:frame draw:style-name="gr401" draw:text-style-name="P1" draw:layer="layout" svg:width="1.4cm" svg:height="0.962cm" svg:x="6.6cm" svg:y="15.4cm">
          <draw:text-box>
            <text:p>1</text:p>
          </draw:text-box>
        </draw:frame>
        <draw:frame draw:style-name="gr401" draw:text-style-name="P1" draw:layer="layout" svg:width="1cm" svg:height="0.962cm" svg:x="8.6cm" svg:y="15.4cm">
          <draw:text-box>
            <text:p>2</text:p>
          </draw:text-box>
        </draw:frame>
        <draw:frame draw:style-name="gr401" draw:text-style-name="P1" draw:layer="layout" svg:width="0.8cm" svg:height="0.962cm" svg:x="10.6cm" svg:y="15.4cm">
          <draw:text-box>
            <text:p>3</text:p>
          </draw:text-box>
        </draw:frame>
        <draw:frame draw:style-name="gr401" draw:text-style-name="P1" draw:layer="layout" svg:width="0.8cm" svg:height="0.962cm" svg:x="12.6cm" svg:y="15.438cm">
          <draw:text-box>
            <text:p>4</text:p>
          </draw:text-box>
        </draw:frame>
        <draw:frame draw:style-name="gr401" draw:text-style-name="P1" draw:layer="layout" svg:width="0.8cm" svg:height="0.962cm" svg:x="14.6cm" svg:y="15.438cm">
          <draw:text-box>
            <text:p>5</text:p>
          </draw:text-box>
        </draw:frame>
        <draw:frame draw:style-name="gr401" draw:text-style-name="P1" draw:layer="layout" svg:width="0.8cm" svg:height="0.962cm" svg:x="3.8cm" svg:y="12.6cm">
          <draw:text-box>
            <text:p>1</text:p>
          </draw:text-box>
        </draw:frame>
        <draw:frame draw:style-name="gr401" draw:text-style-name="P1" draw:layer="layout" svg:width="1cm" svg:height="0.962cm" svg:x="3.8cm" svg:y="10.6cm">
          <draw:text-box>
            <text:p>2</text:p>
          </draw:text-box>
        </draw:frame>
        <draw:frame draw:style-name="gr401" draw:text-style-name="P1" draw:layer="layout" svg:width="1cm" svg:height="0.962cm" svg:x="3.8cm" svg:y="8.6cm">
          <draw:text-box>
            <text:p>3</text:p>
          </draw:text-box>
        </draw:frame>
        <draw:frame draw:style-name="gr401" draw:text-style-name="P1" draw:layer="layout" svg:width="0.8cm" svg:height="0.962cm" svg:x="3.8cm" svg:y="6.6cm">
          <draw:text-box>
            <text:p>4</text:p>
          </draw:text-box>
        </draw:frame>
        <draw:frame draw:style-name="gr401" draw:text-style-name="P1" draw:layer="layout" svg:width="1.6cm" svg:height="0.962cm" svg:x="2.6cm" svg:y="8.6cm">
          <draw:text-box>
            <text:p>[12]</text:p>
          </draw:text-box>
        </draw:frame>
        <draw:frame draw:style-name="gr401" draw:text-style-name="P1" draw:layer="layout" svg:width="1.6cm" svg:height="0.962cm" svg:x="2.8cm" svg:y="10.6cm">
          <draw:text-box>
            <text:p>[8]</text:p>
          </draw:text-box>
        </draw:frame>
        <draw:frame draw:style-name="gr401" draw:text-style-name="P1" draw:layer="layout" svg:width="3.4cm" svg:height="0.962cm" svg:x="2cm" svg:y="2.238cm">
          <draw:text-box>
            <text:p>A termék</text:p>
          </draw:text-box>
        </draw:frame>
        <draw:frame draw:style-name="gr401" draw:text-style-name="P1" draw:layer="layout" svg:width="1.6cm" svg:height="0.962cm" svg:x="2.8cm" svg:y="12.6cm">
          <draw:text-box>
            <text:p>[4]</text:p>
          </draw:text-box>
        </draw:frame>
        <draw:frame draw:style-name="gr401" draw:text-style-name="P1" draw:layer="layout" svg:width="1.6cm" svg:height="0.962cm" svg:x="6.4cm" svg:y="16.362cm">
          <draw:text-box>
            <text:p>[3]</text:p>
          </draw:text-box>
        </draw:frame>
        <draw:frame draw:style-name="gr401" draw:text-style-name="P1" draw:layer="layout" svg:width="1.6cm" svg:height="0.962cm" svg:x="8.4cm" svg:y="16.438cm">
          <draw:text-box>
            <text:p>[6]</text:p>
          </draw:text-box>
        </draw:frame>
        <draw:frame draw:style-name="gr401" draw:text-style-name="P1" draw:layer="layout" svg:width="1.6cm" svg:height="0.962cm" svg:x="2.8cm" svg:y="12.6cm">
          <draw:text-box>
            <text:p>[4]</text:p>
          </draw:text-box>
        </draw:frame>
        <draw:frame draw:style-name="gr401" draw:text-style-name="P1" draw:layer="layout" svg:width="1.6cm" svg:height="0.962cm" svg:x="10.4cm" svg:y="16.438cm">
          <draw:text-box>
            <text:p>[9]</text:p>
          </draw:text-box>
        </draw:frame>
        <draw:frame draw:style-name="gr401" draw:text-style-name="P1" draw:layer="layout" svg:width="1.6cm" svg:height="0.962cm" svg:x="12.4cm" svg:y="16.438cm">
          <draw:text-box>
            <text:p>[12]</text:p>
          </draw:text-box>
        </draw:frame>
        <draw:custom-shape draw:style-name="gr402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3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404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405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404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406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407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408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7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409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0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411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7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412" draw:text-style-name="P1" draw:layer="layout" svg:width="5.4cm" svg:height="0.962cm" svg:x="21.2cm" svg:y="12.8cm">
          <draw:text-box>
            <text:p>Revenue: 25</text:p>
          </draw:text-box>
        </draw:frame>
        <draw:frame draw:style-name="gr413" draw:text-style-name="P13" draw:layer="layout" svg:width="1.56cm" svg:height="0.963cm" svg:x="2.6cm" svg:y="6.599cm">
          <draw:text-box>
            <text:p>[16]</text:p>
          </draw:text-box>
        </draw:frame>
        <draw:line draw:style-name="gr414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apértelmezett" presentation:presentation-page-layout-name="AL2T1">
        <draw:custom-shape draw:style-name="gr415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6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17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418" draw:text-style-name="P1" draw:layer="layout" svg:width="3.4cm" svg:height="1cm" svg:x="17cm" svg:y="15.4cm">
          <draw:text-box>
            <text:p>B termék</text:p>
          </draw:text-box>
        </draw:frame>
        <draw:line draw:style-name="gr419" draw:text-style-name="P2" draw:layer="layout" svg:x1="5cm" svg:y1="15cm" svg:x2="5cm" svg:y2="3cm">
          <text:p/>
        </draw:line>
        <draw:line draw:style-name="gr419" draw:text-style-name="P2" draw:layer="layout" svg:x1="5cm" svg:y1="15cm" svg:x2="19cm" svg:y2="15cm">
          <text:p/>
        </draw:line>
        <draw:line draw:style-name="gr420" draw:text-style-name="P2" draw:layer="layout" svg:x1="5cm" svg:y1="5cm" svg:x2="19cm" svg:y2="5cm">
          <text:p/>
        </draw:line>
        <draw:line draw:style-name="gr420" draw:text-style-name="P2" draw:layer="layout" svg:x1="5cm" svg:y1="7cm" svg:x2="19cm" svg:y2="7cm">
          <text:p/>
        </draw:line>
        <draw:line draw:style-name="gr420" draw:text-style-name="P2" draw:layer="layout" svg:x1="7cm" svg:y1="3cm" svg:x2="7cm" svg:y2="15cm">
          <text:p/>
        </draw:line>
        <draw:line draw:style-name="gr420" draw:text-style-name="P2" draw:layer="layout" svg:x1="5cm" svg:y1="9cm" svg:x2="19cm" svg:y2="9cm">
          <text:p/>
        </draw:line>
        <draw:line draw:style-name="gr420" draw:text-style-name="P2" draw:layer="layout" svg:x1="5cm" svg:y1="11cm" svg:x2="19cm" svg:y2="11cm">
          <text:p/>
        </draw:line>
        <draw:line draw:style-name="gr420" draw:text-style-name="P2" draw:layer="layout" svg:x1="5cm" svg:y1="13cm" svg:x2="19cm" svg:y2="13cm">
          <text:p/>
        </draw:line>
        <draw:line draw:style-name="gr420" draw:text-style-name="P2" draw:layer="layout" svg:x1="9cm" svg:y1="3cm" svg:x2="9cm" svg:y2="15cm">
          <text:p/>
        </draw:line>
        <draw:line draw:style-name="gr420" draw:text-style-name="P2" draw:layer="layout" svg:x1="11cm" svg:y1="3cm" svg:x2="11cm" svg:y2="15cm">
          <text:p/>
        </draw:line>
        <draw:line draw:style-name="gr420" draw:text-style-name="P2" draw:layer="layout" svg:x1="13cm" svg:y1="3cm" svg:x2="13cm" svg:y2="15cm">
          <text:p/>
        </draw:line>
        <draw:line draw:style-name="gr420" draw:text-style-name="P2" draw:layer="layout" svg:x1="15cm" svg:y1="3cm" svg:x2="15cm" svg:y2="15cm">
          <text:p/>
        </draw:line>
        <draw:line draw:style-name="gr420" draw:text-style-name="P2" draw:layer="layout" svg:x1="17cm" svg:y1="3cm" svg:x2="17cm" svg:y2="15cm">
          <text:p/>
        </draw:line>
        <draw:custom-shape draw:style-name="gr421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5" draw:text-style-name="P3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5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4" draw:text-style-name="P10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4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6" draw:text-style-name="P1" draw:layer="layout" svg:width="0.8cm" svg:height="0.962cm" svg:x="4.4cm" svg:y="15.4cm">
          <draw:text-box>
            <text:p>0</text:p>
          </draw:text-box>
        </draw:frame>
        <draw:frame draw:style-name="gr426" draw:text-style-name="P1" draw:layer="layout" svg:width="1.4cm" svg:height="0.962cm" svg:x="6.6cm" svg:y="15.4cm">
          <draw:text-box>
            <text:p>1</text:p>
          </draw:text-box>
        </draw:frame>
        <draw:frame draw:style-name="gr426" draw:text-style-name="P1" draw:layer="layout" svg:width="1cm" svg:height="0.962cm" svg:x="8.6cm" svg:y="15.4cm">
          <draw:text-box>
            <text:p>2</text:p>
          </draw:text-box>
        </draw:frame>
        <draw:frame draw:style-name="gr426" draw:text-style-name="P1" draw:layer="layout" svg:width="0.8cm" svg:height="0.962cm" svg:x="10.6cm" svg:y="15.4cm">
          <draw:text-box>
            <text:p>3</text:p>
          </draw:text-box>
        </draw:frame>
        <draw:frame draw:style-name="gr426" draw:text-style-name="P1" draw:layer="layout" svg:width="0.8cm" svg:height="0.962cm" svg:x="12.6cm" svg:y="15.438cm">
          <draw:text-box>
            <text:p>4</text:p>
          </draw:text-box>
        </draw:frame>
        <draw:frame draw:style-name="gr426" draw:text-style-name="P1" draw:layer="layout" svg:width="0.8cm" svg:height="0.962cm" svg:x="14.6cm" svg:y="15.438cm">
          <draw:text-box>
            <text:p>5</text:p>
          </draw:text-box>
        </draw:frame>
        <draw:frame draw:style-name="gr426" draw:text-style-name="P1" draw:layer="layout" svg:width="0.8cm" svg:height="0.962cm" svg:x="3.8cm" svg:y="12.6cm">
          <draw:text-box>
            <text:p>1</text:p>
          </draw:text-box>
        </draw:frame>
        <draw:frame draw:style-name="gr426" draw:text-style-name="P1" draw:layer="layout" svg:width="1cm" svg:height="0.962cm" svg:x="3.8cm" svg:y="10.6cm">
          <draw:text-box>
            <text:p>2</text:p>
          </draw:text-box>
        </draw:frame>
        <draw:frame draw:style-name="gr426" draw:text-style-name="P1" draw:layer="layout" svg:width="1cm" svg:height="0.962cm" svg:x="3.8cm" svg:y="8.6cm">
          <draw:text-box>
            <text:p>3</text:p>
          </draw:text-box>
        </draw:frame>
        <draw:frame draw:style-name="gr426" draw:text-style-name="P1" draw:layer="layout" svg:width="0.8cm" svg:height="0.962cm" svg:x="3.8cm" svg:y="6.6cm">
          <draw:text-box>
            <text:p>4</text:p>
          </draw:text-box>
        </draw:frame>
        <draw:frame draw:style-name="gr426" draw:text-style-name="P1" draw:layer="layout" svg:width="1.6cm" svg:height="0.962cm" svg:x="2.6cm" svg:y="8.6cm">
          <draw:text-box>
            <text:p>[12]</text:p>
          </draw:text-box>
        </draw:frame>
        <draw:frame draw:style-name="gr426" draw:text-style-name="P1" draw:layer="layout" svg:width="1.6cm" svg:height="0.962cm" svg:x="2.8cm" svg:y="10.6cm">
          <draw:text-box>
            <text:p>[8]</text:p>
          </draw:text-box>
        </draw:frame>
        <draw:frame draw:style-name="gr426" draw:text-style-name="P1" draw:layer="layout" svg:width="3.4cm" svg:height="0.962cm" svg:x="2cm" svg:y="2.238cm">
          <draw:text-box>
            <text:p>A termék</text:p>
          </draw:text-box>
        </draw:frame>
        <draw:frame draw:style-name="gr426" draw:text-style-name="P1" draw:layer="layout" svg:width="1.6cm" svg:height="0.962cm" svg:x="2.8cm" svg:y="12.6cm">
          <draw:text-box>
            <text:p>[4]</text:p>
          </draw:text-box>
        </draw:frame>
        <draw:frame draw:style-name="gr426" draw:text-style-name="P1" draw:layer="layout" svg:width="1.6cm" svg:height="0.962cm" svg:x="6.4cm" svg:y="16.362cm">
          <draw:text-box>
            <text:p>[3]</text:p>
          </draw:text-box>
        </draw:frame>
        <draw:frame draw:style-name="gr426" draw:text-style-name="P1" draw:layer="layout" svg:width="1.6cm" svg:height="0.962cm" svg:x="8.4cm" svg:y="16.438cm">
          <draw:text-box>
            <text:p>[6]</text:p>
          </draw:text-box>
        </draw:frame>
        <draw:frame draw:style-name="gr426" draw:text-style-name="P1" draw:layer="layout" svg:width="1.6cm" svg:height="0.962cm" svg:x="2.8cm" svg:y="12.6cm">
          <draw:text-box>
            <text:p>[4]</text:p>
          </draw:text-box>
        </draw:frame>
        <draw:frame draw:style-name="gr426" draw:text-style-name="P1" draw:layer="layout" svg:width="1.6cm" svg:height="0.962cm" svg:x="10.4cm" svg:y="16.438cm">
          <draw:text-box>
            <text:p>[9]</text:p>
          </draw:text-box>
        </draw:frame>
        <draw:frame draw:style-name="gr426" draw:text-style-name="P1" draw:layer="layout" svg:width="1.6cm" svg:height="0.962cm" svg:x="12.4cm" svg:y="16.438cm">
          <draw:text-box>
            <text:p>[12]</text:p>
          </draw:text-box>
        </draw:frame>
        <draw:custom-shape draw:style-name="gr427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8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429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430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429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431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432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433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2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434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5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436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2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437" draw:text-style-name="P1" draw:layer="layout" svg:width="5.4cm" svg:height="0.962cm" svg:x="21.2cm" svg:y="12.8cm">
          <draw:text-box>
            <text:p>Revenue: 25</text:p>
          </draw:text-box>
        </draw:frame>
        <draw:frame draw:style-name="gr438" draw:text-style-name="P13" draw:layer="layout" svg:width="1.56cm" svg:height="0.963cm" svg:x="2.6cm" svg:y="6.599cm">
          <draw:text-box>
            <text:p>[16]</text:p>
          </draw:text-box>
        </draw:frame>
        <draw:line draw:style-name="gr439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apértelmezett" presentation:presentation-page-layout-name="AL2T1">
        <draw:custom-shape draw:style-name="gr440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1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42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443" draw:text-style-name="P1" draw:layer="layout" svg:width="3.4cm" svg:height="1cm" svg:x="17cm" svg:y="15.4cm">
          <draw:text-box>
            <text:p>B termék</text:p>
          </draw:text-box>
        </draw:frame>
        <draw:line draw:style-name="gr444" draw:text-style-name="P2" draw:layer="layout" svg:x1="5cm" svg:y1="15cm" svg:x2="5cm" svg:y2="3cm">
          <text:p/>
        </draw:line>
        <draw:line draw:style-name="gr444" draw:text-style-name="P2" draw:layer="layout" svg:x1="5cm" svg:y1="15cm" svg:x2="19cm" svg:y2="15cm">
          <text:p/>
        </draw:line>
        <draw:line draw:style-name="gr445" draw:text-style-name="P2" draw:layer="layout" svg:x1="5cm" svg:y1="5cm" svg:x2="19cm" svg:y2="5cm">
          <text:p/>
        </draw:line>
        <draw:line draw:style-name="gr445" draw:text-style-name="P2" draw:layer="layout" svg:x1="5cm" svg:y1="7cm" svg:x2="19cm" svg:y2="7cm">
          <text:p/>
        </draw:line>
        <draw:line draw:style-name="gr445" draw:text-style-name="P2" draw:layer="layout" svg:x1="7cm" svg:y1="3cm" svg:x2="7cm" svg:y2="15cm">
          <text:p/>
        </draw:line>
        <draw:line draw:style-name="gr445" draw:text-style-name="P2" draw:layer="layout" svg:x1="5cm" svg:y1="9cm" svg:x2="19cm" svg:y2="9cm">
          <text:p/>
        </draw:line>
        <draw:line draw:style-name="gr445" draw:text-style-name="P2" draw:layer="layout" svg:x1="5cm" svg:y1="11cm" svg:x2="19cm" svg:y2="11cm">
          <text:p/>
        </draw:line>
        <draw:line draw:style-name="gr445" draw:text-style-name="P2" draw:layer="layout" svg:x1="5cm" svg:y1="13cm" svg:x2="19cm" svg:y2="13cm">
          <text:p/>
        </draw:line>
        <draw:line draw:style-name="gr445" draw:text-style-name="P2" draw:layer="layout" svg:x1="9cm" svg:y1="3cm" svg:x2="9cm" svg:y2="15cm">
          <text:p/>
        </draw:line>
        <draw:line draw:style-name="gr445" draw:text-style-name="P2" draw:layer="layout" svg:x1="11cm" svg:y1="3cm" svg:x2="11cm" svg:y2="15cm">
          <text:p/>
        </draw:line>
        <draw:line draw:style-name="gr445" draw:text-style-name="P2" draw:layer="layout" svg:x1="13cm" svg:y1="3cm" svg:x2="13cm" svg:y2="15cm">
          <text:p/>
        </draw:line>
        <draw:line draw:style-name="gr445" draw:text-style-name="P2" draw:layer="layout" svg:x1="15cm" svg:y1="3cm" svg:x2="15cm" svg:y2="15cm">
          <text:p/>
        </draw:line>
        <draw:line draw:style-name="gr445" draw:text-style-name="P2" draw:layer="layout" svg:x1="17cm" svg:y1="3cm" svg:x2="17cm" svg:y2="15cm">
          <text:p/>
        </draw:line>
        <draw:custom-shape draw:style-name="gr446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8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0" draw:text-style-name="P3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0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8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1" draw:text-style-name="P1" draw:layer="layout" svg:width="0.8cm" svg:height="0.962cm" svg:x="4.4cm" svg:y="15.4cm">
          <draw:text-box>
            <text:p>0</text:p>
          </draw:text-box>
        </draw:frame>
        <draw:frame draw:style-name="gr451" draw:text-style-name="P1" draw:layer="layout" svg:width="1.4cm" svg:height="0.962cm" svg:x="6.6cm" svg:y="15.4cm">
          <draw:text-box>
            <text:p>1</text:p>
          </draw:text-box>
        </draw:frame>
        <draw:frame draw:style-name="gr451" draw:text-style-name="P1" draw:layer="layout" svg:width="1cm" svg:height="0.962cm" svg:x="8.6cm" svg:y="15.4cm">
          <draw:text-box>
            <text:p>2</text:p>
          </draw:text-box>
        </draw:frame>
        <draw:frame draw:style-name="gr451" draw:text-style-name="P1" draw:layer="layout" svg:width="0.8cm" svg:height="0.962cm" svg:x="10.6cm" svg:y="15.4cm">
          <draw:text-box>
            <text:p>3</text:p>
          </draw:text-box>
        </draw:frame>
        <draw:frame draw:style-name="gr451" draw:text-style-name="P1" draw:layer="layout" svg:width="0.8cm" svg:height="0.962cm" svg:x="12.6cm" svg:y="15.438cm">
          <draw:text-box>
            <text:p>4</text:p>
          </draw:text-box>
        </draw:frame>
        <draw:frame draw:style-name="gr451" draw:text-style-name="P1" draw:layer="layout" svg:width="0.8cm" svg:height="0.962cm" svg:x="14.6cm" svg:y="15.438cm">
          <draw:text-box>
            <text:p>5</text:p>
          </draw:text-box>
        </draw:frame>
        <draw:frame draw:style-name="gr451" draw:text-style-name="P1" draw:layer="layout" svg:width="0.8cm" svg:height="0.962cm" svg:x="3.8cm" svg:y="12.6cm">
          <draw:text-box>
            <text:p>1</text:p>
          </draw:text-box>
        </draw:frame>
        <draw:frame draw:style-name="gr451" draw:text-style-name="P1" draw:layer="layout" svg:width="1cm" svg:height="0.962cm" svg:x="3.8cm" svg:y="10.6cm">
          <draw:text-box>
            <text:p>2</text:p>
          </draw:text-box>
        </draw:frame>
        <draw:frame draw:style-name="gr451" draw:text-style-name="P1" draw:layer="layout" svg:width="1cm" svg:height="0.962cm" svg:x="3.8cm" svg:y="8.6cm">
          <draw:text-box>
            <text:p>3</text:p>
          </draw:text-box>
        </draw:frame>
        <draw:frame draw:style-name="gr451" draw:text-style-name="P1" draw:layer="layout" svg:width="0.8cm" svg:height="0.962cm" svg:x="3.8cm" svg:y="6.6cm">
          <draw:text-box>
            <text:p>4</text:p>
          </draw:text-box>
        </draw:frame>
        <draw:frame draw:style-name="gr451" draw:text-style-name="P1" draw:layer="layout" svg:width="1.6cm" svg:height="0.962cm" svg:x="2.6cm" svg:y="8.6cm">
          <draw:text-box>
            <text:p>[12]</text:p>
          </draw:text-box>
        </draw:frame>
        <draw:frame draw:style-name="gr451" draw:text-style-name="P1" draw:layer="layout" svg:width="1.6cm" svg:height="0.962cm" svg:x="2.8cm" svg:y="10.6cm">
          <draw:text-box>
            <text:p>[8]</text:p>
          </draw:text-box>
        </draw:frame>
        <draw:frame draw:style-name="gr451" draw:text-style-name="P1" draw:layer="layout" svg:width="3.4cm" svg:height="0.962cm" svg:x="2cm" svg:y="2.238cm">
          <draw:text-box>
            <text:p>A termék</text:p>
          </draw:text-box>
        </draw:frame>
        <draw:frame draw:style-name="gr451" draw:text-style-name="P1" draw:layer="layout" svg:width="1.6cm" svg:height="0.962cm" svg:x="2.8cm" svg:y="12.6cm">
          <draw:text-box>
            <text:p>[4]</text:p>
          </draw:text-box>
        </draw:frame>
        <draw:frame draw:style-name="gr451" draw:text-style-name="P1" draw:layer="layout" svg:width="1.6cm" svg:height="0.962cm" svg:x="6.4cm" svg:y="16.362cm">
          <draw:text-box>
            <text:p>[3]</text:p>
          </draw:text-box>
        </draw:frame>
        <draw:frame draw:style-name="gr451" draw:text-style-name="P1" draw:layer="layout" svg:width="1.6cm" svg:height="0.962cm" svg:x="8.4cm" svg:y="16.438cm">
          <draw:text-box>
            <text:p>[6]</text:p>
          </draw:text-box>
        </draw:frame>
        <draw:frame draw:style-name="gr451" draw:text-style-name="P1" draw:layer="layout" svg:width="1.6cm" svg:height="0.962cm" svg:x="2.8cm" svg:y="12.6cm">
          <draw:text-box>
            <text:p>[4]</text:p>
          </draw:text-box>
        </draw:frame>
        <draw:frame draw:style-name="gr451" draw:text-style-name="P1" draw:layer="layout" svg:width="1.6cm" svg:height="0.962cm" svg:x="10.4cm" svg:y="16.438cm">
          <draw:text-box>
            <text:p>[9]</text:p>
          </draw:text-box>
        </draw:frame>
        <draw:frame draw:style-name="gr451" draw:text-style-name="P1" draw:layer="layout" svg:width="1.6cm" svg:height="0.962cm" svg:x="12.4cm" svg:y="16.438cm">
          <draw:text-box>
            <text:p>[12]</text:p>
          </draw:text-box>
        </draw:frame>
        <draw:custom-shape draw:style-name="gr452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454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455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454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456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457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458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7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459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0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461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7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462" draw:text-style-name="P1" draw:layer="layout" svg:width="5.4cm" svg:height="0.962cm" svg:x="21.2cm" svg:y="12.8cm">
          <draw:text-box>
            <text:p>Revenue: 25</text:p>
          </draw:text-box>
        </draw:frame>
        <draw:frame draw:style-name="gr463" draw:text-style-name="P13" draw:layer="layout" svg:width="1.56cm" svg:height="0.963cm" svg:x="2.6cm" svg:y="6.599cm">
          <draw:text-box>
            <text:p>[16]</text:p>
          </draw:text-box>
        </draw:frame>
        <draw:line draw:style-name="gr464" draw:text-style-name="P2" draw:layer="layout" svg:x1="4.4cm" svg:y1="6.6cm" svg:x2="16cm" svg:y2="15.2cm">
          <text:p/>
        </draw:line>
        <presentation:notes draw:style-name="dp2">
          <draw:page-thumbnail draw:style-name="gr15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apértelmezett" presentation:presentation-page-layout-name="AL2T1">
        <draw:custom-shape draw:style-name="gr465" draw:text-style-name="P6" draw:layer="layout" svg:width="8cm" svg:height="6cm" svg:x="5cm" svg:y="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6" draw:text-style-name="P12" draw:layer="layout" svg:width="6cm" svg:height="8cm" svg:x="13cm" svg:y="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67" draw:text-style-name="P12" draw:layer="layout" svg:width="14cm" svg:height="5cm" svg:x="5cm" svg:y="2cm">
          <text:p/>
          <draw:enhanced-geometry svg:viewBox="0 0 21600 21600" draw:type="rectangle" draw:enhanced-path="M 0 0 L 21600 0 21600 21600 0 21600 0 0 Z N"/>
        </draw:custom-shape>
        <draw:frame draw:style-name="gr468" draw:text-style-name="P1" draw:layer="layout" svg:width="3.4cm" svg:height="1cm" svg:x="17cm" svg:y="15.4cm">
          <draw:text-box>
            <text:p>B termék</text:p>
          </draw:text-box>
        </draw:frame>
        <draw:line draw:style-name="gr469" draw:text-style-name="P2" draw:layer="layout" svg:x1="5cm" svg:y1="15cm" svg:x2="5cm" svg:y2="3cm">
          <text:p/>
        </draw:line>
        <draw:line draw:style-name="gr469" draw:text-style-name="P2" draw:layer="layout" svg:x1="5cm" svg:y1="15cm" svg:x2="19cm" svg:y2="15cm">
          <text:p/>
        </draw:line>
        <draw:line draw:style-name="gr470" draw:text-style-name="P2" draw:layer="layout" svg:x1="5cm" svg:y1="5cm" svg:x2="19cm" svg:y2="5cm">
          <text:p/>
        </draw:line>
        <draw:line draw:style-name="gr470" draw:text-style-name="P2" draw:layer="layout" svg:x1="5cm" svg:y1="7cm" svg:x2="19cm" svg:y2="7cm">
          <text:p/>
        </draw:line>
        <draw:line draw:style-name="gr470" draw:text-style-name="P2" draw:layer="layout" svg:x1="7cm" svg:y1="3cm" svg:x2="7cm" svg:y2="15cm">
          <text:p/>
        </draw:line>
        <draw:line draw:style-name="gr470" draw:text-style-name="P2" draw:layer="layout" svg:x1="5cm" svg:y1="9cm" svg:x2="19cm" svg:y2="9cm">
          <text:p/>
        </draw:line>
        <draw:line draw:style-name="gr470" draw:text-style-name="P2" draw:layer="layout" svg:x1="5cm" svg:y1="11cm" svg:x2="19cm" svg:y2="11cm">
          <text:p/>
        </draw:line>
        <draw:line draw:style-name="gr470" draw:text-style-name="P2" draw:layer="layout" svg:x1="5cm" svg:y1="13cm" svg:x2="19cm" svg:y2="13cm">
          <text:p/>
        </draw:line>
        <draw:line draw:style-name="gr470" draw:text-style-name="P2" draw:layer="layout" svg:x1="9cm" svg:y1="3cm" svg:x2="9cm" svg:y2="15cm">
          <text:p/>
        </draw:line>
        <draw:line draw:style-name="gr470" draw:text-style-name="P2" draw:layer="layout" svg:x1="11cm" svg:y1="3cm" svg:x2="11cm" svg:y2="15cm">
          <text:p/>
        </draw:line>
        <draw:line draw:style-name="gr470" draw:text-style-name="P2" draw:layer="layout" svg:x1="13cm" svg:y1="3cm" svg:x2="13cm" svg:y2="15cm">
          <text:p/>
        </draw:line>
        <draw:line draw:style-name="gr470" draw:text-style-name="P2" draw:layer="layout" svg:x1="15cm" svg:y1="3cm" svg:x2="15cm" svg:y2="15cm">
          <text:p/>
        </draw:line>
        <draw:line draw:style-name="gr470" draw:text-style-name="P2" draw:layer="layout" svg:x1="17cm" svg:y1="3cm" svg:x2="17cm" svg:y2="15cm">
          <text:p/>
        </draw:line>
        <draw:custom-shape draw:style-name="gr471" draw:text-style-name="P4" draw:layer="layout" svg:width="0.4cm" svg:height="0.4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3" draw:text-style-name="P8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4" draw:text-style-name="P10" draw:layer="layout" svg:width="0.4cm" svg:height="0.4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8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1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1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5" draw:text-style-name="P14" draw:layer="layout" svg:width="0.4cm" svg:height="0.4cm" svg:x="1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3" draw:text-style-name="P8" draw:layer="layout" svg:width="0.4cm" svg:height="0.4cm" svg:x="1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4" draw:text-style-name="P10" draw:layer="layout" svg:width="0.4cm" svg:height="0.4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1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8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0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12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6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6" draw:layer="layout" svg:width="0.4cm" svg:height="0.4cm" svg:x="1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4" draw:text-style-name="P10" draw:layer="layout" svg:width="0.4cm" svg:height="0.4cm" svg:x="12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3" draw:text-style-name="P8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4" draw:layer="layout" svg:width="0.4cm" svg:height="0.4cm" svg:x="1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6" draw:text-style-name="P1" draw:layer="layout" svg:width="0.8cm" svg:height="0.962cm" svg:x="4.4cm" svg:y="15.4cm">
          <draw:text-box>
            <text:p>0</text:p>
          </draw:text-box>
        </draw:frame>
        <draw:frame draw:style-name="gr476" draw:text-style-name="P1" draw:layer="layout" svg:width="1.4cm" svg:height="0.962cm" svg:x="6.6cm" svg:y="15.4cm">
          <draw:text-box>
            <text:p>1</text:p>
          </draw:text-box>
        </draw:frame>
        <draw:frame draw:style-name="gr476" draw:text-style-name="P1" draw:layer="layout" svg:width="1cm" svg:height="0.962cm" svg:x="8.6cm" svg:y="15.4cm">
          <draw:text-box>
            <text:p>2</text:p>
          </draw:text-box>
        </draw:frame>
        <draw:frame draw:style-name="gr476" draw:text-style-name="P1" draw:layer="layout" svg:width="0.8cm" svg:height="0.962cm" svg:x="10.6cm" svg:y="15.4cm">
          <draw:text-box>
            <text:p>3</text:p>
          </draw:text-box>
        </draw:frame>
        <draw:frame draw:style-name="gr476" draw:text-style-name="P1" draw:layer="layout" svg:width="0.8cm" svg:height="0.962cm" svg:x="12.6cm" svg:y="15.438cm">
          <draw:text-box>
            <text:p>4</text:p>
          </draw:text-box>
        </draw:frame>
        <draw:frame draw:style-name="gr476" draw:text-style-name="P1" draw:layer="layout" svg:width="0.8cm" svg:height="0.962cm" svg:x="14.6cm" svg:y="15.438cm">
          <draw:text-box>
            <text:p>5</text:p>
          </draw:text-box>
        </draw:frame>
        <draw:frame draw:style-name="gr476" draw:text-style-name="P1" draw:layer="layout" svg:width="0.8cm" svg:height="0.962cm" svg:x="3.8cm" svg:y="12.6cm">
          <draw:text-box>
            <text:p>1</text:p>
          </draw:text-box>
        </draw:frame>
        <draw:frame draw:style-name="gr476" draw:text-style-name="P1" draw:layer="layout" svg:width="1cm" svg:height="0.962cm" svg:x="3.8cm" svg:y="10.6cm">
          <draw:text-box>
            <text:p>2</text:p>
          </draw:text-box>
        </draw:frame>
        <draw:frame draw:style-name="gr476" draw:text-style-name="P1" draw:layer="layout" svg:width="1cm" svg:height="0.962cm" svg:x="3.8cm" svg:y="8.6cm">
          <draw:text-box>
            <text:p>3</text:p>
          </draw:text-box>
        </draw:frame>
        <draw:frame draw:style-name="gr476" draw:text-style-name="P1" draw:layer="layout" svg:width="0.8cm" svg:height="0.962cm" svg:x="3.8cm" svg:y="6.6cm">
          <draw:text-box>
            <text:p>4</text:p>
          </draw:text-box>
        </draw:frame>
        <draw:frame draw:style-name="gr476" draw:text-style-name="P1" draw:layer="layout" svg:width="1.6cm" svg:height="0.962cm" svg:x="2.6cm" svg:y="8.6cm">
          <draw:text-box>
            <text:p>[12]</text:p>
          </draw:text-box>
        </draw:frame>
        <draw:frame draw:style-name="gr476" draw:text-style-name="P1" draw:layer="layout" svg:width="1.6cm" svg:height="0.962cm" svg:x="2.8cm" svg:y="10.6cm">
          <draw:text-box>
            <text:p>[8]</text:p>
          </draw:text-box>
        </draw:frame>
        <draw:frame draw:style-name="gr476" draw:text-style-name="P1" draw:layer="layout" svg:width="3.4cm" svg:height="0.962cm" svg:x="2cm" svg:y="2.238cm">
          <draw:text-box>
            <text:p>A termék</text:p>
          </draw:text-box>
        </draw:frame>
        <draw:frame draw:style-name="gr476" draw:text-style-name="P1" draw:layer="layout" svg:width="1.6cm" svg:height="0.962cm" svg:x="2.8cm" svg:y="12.6cm">
          <draw:text-box>
            <text:p>[4]</text:p>
          </draw:text-box>
        </draw:frame>
        <draw:frame draw:style-name="gr476" draw:text-style-name="P1" draw:layer="layout" svg:width="1.6cm" svg:height="0.962cm" svg:x="6.4cm" svg:y="16.362cm">
          <draw:text-box>
            <text:p>[3]</text:p>
          </draw:text-box>
        </draw:frame>
        <draw:frame draw:style-name="gr476" draw:text-style-name="P1" draw:layer="layout" svg:width="1.6cm" svg:height="0.962cm" svg:x="8.4cm" svg:y="16.438cm">
          <draw:text-box>
            <text:p>[6]</text:p>
          </draw:text-box>
        </draw:frame>
        <draw:frame draw:style-name="gr476" draw:text-style-name="P1" draw:layer="layout" svg:width="1.6cm" svg:height="0.962cm" svg:x="2.8cm" svg:y="12.6cm">
          <draw:text-box>
            <text:p>[4]</text:p>
          </draw:text-box>
        </draw:frame>
        <draw:frame draw:style-name="gr476" draw:text-style-name="P1" draw:layer="layout" svg:width="1.6cm" svg:height="0.962cm" svg:x="10.4cm" svg:y="16.438cm">
          <draw:text-box>
            <text:p>[9]</text:p>
          </draw:text-box>
        </draw:frame>
        <draw:frame draw:style-name="gr476" draw:text-style-name="P1" draw:layer="layout" svg:width="1.6cm" svg:height="0.962cm" svg:x="12.4cm" svg:y="16.438cm">
          <draw:text-box>
            <text:p>[12]</text:p>
          </draw:text-box>
        </draw:frame>
        <draw:custom-shape draw:style-name="gr477" draw:text-style-name="P3" draw:layer="layout" svg:width="0.4cm" svg:height="0.4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8" draw:text-style-name="P4" draw:layer="layout" svg:width="2cm" svg:height="1cm" svg:x="20.4cm" svg:y="3cm">
          <text:p/>
          <draw:enhanced-geometry svg:viewBox="0 0 21600 21600" draw:type="rectangle" draw:enhanced-path="M 0 0 L 21600 0 21600 21600 0 21600 0 0 Z N"/>
        </draw:custom-shape>
        <draw:frame draw:style-name="gr479" draw:text-style-name="P5" draw:layer="layout" svg:width="5.2cm" svg:height="1.273cm" svg:x="22.6cm" svg:y="2.927cm">
          <draw:text-box>
            <text:p><text:span text:style-name="T1">Region with suboptimal revenue</text:span></text:p>
          </draw:text-box>
        </draw:frame>
        <draw:custom-shape draw:style-name="gr480" draw:text-style-name="P6" draw:layer="layout" svg:width="2cm" svg:height="1cm" svg:x="20.4cm" svg:y="4.8cm">
          <text:p/>
          <draw:enhanced-geometry svg:viewBox="0 0 21600 21600" draw:type="rectangle" draw:enhanced-path="M 0 0 L 21600 0 21600 21600 0 21600 0 0 Z N"/>
        </draw:custom-shape>
        <draw:frame draw:style-name="gr479" draw:text-style-name="P5" draw:layer="layout" svg:width="5.2cm" svg:height="1.273cm" svg:x="22.6cm" svg:y="4.727cm">
          <draw:text-box>
            <text:p><text:span text:style-name="T1">Region containing the optimal solution</text:span></text:p>
          </draw:text-box>
        </draw:frame>
        <draw:frame draw:style-name="gr481" draw:text-style-name="P7" draw:layer="layout" svg:width="6.4cm" svg:height="2.015cm" svg:x="20.4cm" svg:y="6.4cm">
          <draw:text-box>
            <text:p><text:span text:style-name="T2">Time Horizon: 20 óra</text:span></text:p>
            <text:p><text:span text:style-name="T2">A termék: 4$</text:span></text:p>
            <text:p><text:span text:style-name="T2">B termék: 3$</text:span></text:p>
          </draw:text-box>
        </draw:frame>
        <draw:frame draw:style-name="gr482" draw:text-style-name="P5" draw:layer="layout" svg:width="6.2cm" svg:height="0.8cm" svg:x="21.4cm" svg:y="9cm">
          <draw:text-box>
            <text:p><text:span text:style-name="T1">Configuration yet to be tested</text:span></text:p>
          </draw:text-box>
        </draw:frame>
        <draw:custom-shape draw:style-name="gr483" draw:text-style-name="P6" draw:layer="layout" svg:width="0.4cm" svg:height="0.4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2" draw:text-style-name="P5" draw:layer="layout" svg:width="6.8cm" svg:height="0.8cm" svg:x="21.4cm" svg:y="9.8cm">
          <draw:text-box>
            <text:p><text:span text:style-name="T1">Tested and feasible configuration</text:span></text:p>
          </draw:text-box>
        </draw:frame>
        <draw:custom-shape draw:style-name="gr484" draw:text-style-name="P8" draw:layer="layout" svg:width="0.4cm" svg:height="0.4cm" svg:x="2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5" draw:text-style-name="P5" draw:layer="layout" svg:width="7.07cm" svg:height="1.199cm" svg:x="21.2cm" svg:y="10.6cm">
          <draw:text-box>
            <text:p><text:span text:style-name="T1">Tested and infeasible configuration</text:span></text:p>
          </draw:text-box>
        </draw:frame>
        <draw:custom-shape draw:style-name="gr486" draw:text-style-name="P4" draw:layer="layout" svg:width="0.4cm" svg:height="0.4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2" draw:text-style-name="P5" draw:layer="layout" svg:width="6.2cm" svg:height="0.8cm" svg:x="21.4cm" svg:y="11.4cm">
          <draw:text-box>
            <text:p><text:span text:style-name="T1">Configuration removed from S</text:span></text:p>
          </draw:text-box>
        </draw:frame>
        <draw:frame draw:style-name="gr487" draw:text-style-name="P1" draw:layer="layout" svg:width="5.4cm" svg:height="0.962cm" svg:x="21.2cm" svg:y="12.8cm">
          <draw:text-box>
            <text:p>Revenue: 25</text:p>
          </draw:text-box>
        </draw:frame>
        <draw:frame draw:style-name="gr488" draw:text-style-name="P13" draw:layer="layout" svg:width="1.56cm" svg:height="0.963cm" svg:x="2.6cm" svg:y="6.599cm">
          <draw:text-box>
            <text:p>[16]</text:p>
          </draw:text-box>
        </draw:frame>
        <draw:line draw:style-name="gr489" draw:text-style-name="P2" draw:layer="layout" svg:x1="4.4cm" svg:y1="6.6cm" svg:x2="16cm" svg:y2="15.2cm">
          <text:p/>
        </draw:line>
        <draw:custom-shape draw:style-name="gr475" draw:text-style-name="P14" draw:layer="layout" svg:width="0.4cm" svg:height="0.4cm" svg:x="20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2" draw:text-style-name="P5" draw:layer="layout" svg:width="6.2cm" svg:height="0.8cm" svg:x="21.4cm" svg:y="13.8cm">
          <draw:text-box>
            <text:p><text:span text:style-name="T1">Best revenue: 4A+3B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_5f_1" style:display-name="Alapértelmezet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" style:display-name="Alapértelmezet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" style:display-name="Alapértelmezet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" style:display-name="Alapértelmezet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" style:display-name="Kitöltetlen objektum_1" style:family="graphic" style:parent-style-name="Alapértelmezett_5f_2">
      <style:graphic-properties svg:stroke-color="#000000" draw:fill="none"/>
    </style:style>
    <style:style style:name="Alapértelmezett_5f_1_5f_1" style:display-name="Alapértelmezet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" style:display-name="Alapértelmezet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" style:display-name="Alapértelmezet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" style:display-name="Alapértelmezet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" style:display-name="Kitöltetlen objektum_1_1" style:family="graphic" style:parent-style-name="Alapértelmezett_5f_2_5f_1">
      <style:graphic-properties svg:stroke-color="#000000" draw:fill="none"/>
    </style:style>
    <style:style style:name="Alapértelmezett_5f_1_5f_1_5f_1" style:display-name="Alapértelmezet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" style:display-name="Alapértelmezet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" style:display-name="Alapértelmezet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" style:display-name="Alapértelmezet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" style:display-name="Kitöltetlen objektum_1_1_1" style:family="graphic" style:parent-style-name="Alapértelmezett_5f_2_5f_1_5f_1">
      <style:graphic-properties svg:stroke-color="#000000" draw:fill="none"/>
    </style:style>
    <style:style style:name="Alapértelmezett_5f_1_5f_1_5f_1_5f_1" style:display-name="Alapértelmezet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" style:display-name="Alapértelmezet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" style:display-name="Alapértelmezet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" style:display-name="Alapértelmezet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" style:display-name="Kitöltetlen objektum_1_1_1_1" style:family="graphic" style:parent-style-name="Alapértelmezett_5f_2_5f_1_5f_1_5f_1">
      <style:graphic-properties svg:stroke-color="#000000" draw:fill="none"/>
    </style:style>
    <style:style style:name="Alapértelmezett_5f_1_5f_1_5f_1_5f_1_5f_1" style:display-name="Alapértelmezet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" style:display-name="Alapértelmezet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2" style:display-name="Alapértelmezett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2" style:display-name="Alapértelmezett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2" style:display-name="Kitöltetlen objektum_1_1_1_2" style:family="graphic" style:parent-style-name="Alapértelmezett_5f_2_5f_1_5f_1_5f_2">
      <style:graphic-properties svg:stroke-color="#000000" draw:fill="none"/>
    </style:style>
    <style:style style:name="Alapértelmezett_5f_1_5f_1_5f_1_5f_1_5f_2" style:display-name="Alapértelmezett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2" style:display-name="Alapértelmezet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" style:display-name="Alapértelmezett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" style:display-name="Alapértelmezett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" style:display-name="Kitöltetlen objektum_1_1_1_1_1" style:family="graphic" style:parent-style-name="Alapértelmezett_5f_2_5f_1_5f_1_5f_1_5f_1">
      <style:graphic-properties svg:stroke-color="#000000" draw:fill="none"/>
    </style:style>
    <style:style style:name="Alapértelmezett_5f_1_5f_1_5f_1_5f_1_5f_1_5f_1" style:display-name="Alapértelmezet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" style:display-name="Alapértelmezet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3" style:display-name="Alapértelmezet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" style:display-name="Alapértelmezet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" style:display-name="Alapértelmezett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" style:display-name="Alapértelmezett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" style:display-name="Kitöltetlen objektum_1_1_1_1_1_1" style:family="graphic" style:parent-style-name="Alapértelmezett_5f_2_5f_1_5f_1_5f_1_5f_1_5f_1">
      <style:graphic-properties svg:stroke-color="#000000" draw:fill="none"/>
    </style:style>
    <style:style style:name="Alapértelmezett_5f_1_5f_1_5f_1_5f_1_5f_1_5f_1_5f_1" style:display-name="Alapértelmezet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" style:display-name="Alapértelmezet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3_5f_1" style:display-name="Alapértelmezet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" style:display-name="Alapértelmezet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" style:display-name="Alapértelmezett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" style:display-name="Alapértelmezett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" style:display-name="Kitöltetlen objektum_1_1_1_1_1_1_1" style:family="graphic" style:parent-style-name="Alapértelmezett_5f_2_5f_1_5f_1_5f_1_5f_1_5f_1_5f_1">
      <style:graphic-properties svg:stroke-color="#000000" draw:fill="none"/>
    </style:style>
    <style:style style:name="Alapértelmezett_5f_1_5f_1_5f_1_5f_1_5f_1_5f_1_5f_1_5f_1" style:display-name="Alapértelmezet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" style:display-name="Alapértelmezet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3_5f_1_5f_1" style:display-name="Alapértelmezett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" style:display-name="Alapértelmezet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" style:display-name="Alapértelmezett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" style:display-name="Alapértelmezett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" style:display-name="Kitöltetlen objektum_1_1_1_1_1_1_1_1" style:family="graphic" style:parent-style-name="Alapértelmezett_5f_2_5f_1_5f_1_5f_1_5f_1_5f_1_5f_1_5f_1">
      <style:graphic-properties svg:stroke-color="#000000" draw:fill="none"/>
    </style:style>
    <style:style style:name="Alapértelmezett_5f_1_5f_1_5f_1_5f_1_5f_1_5f_1_5f_1_5f_1_5f_1" style:display-name="Alapértelmezet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" style:display-name="Alapértelmezet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3_5f_1_5f_1_5f_1" style:display-name="Alapértelmezett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" style:display-name="Alapértelmezett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" style:display-name="Alapértelmezett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" style:display-name="Alapértelmezett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" style:display-name="Kitöltetlen objektum_1_1_1_1_1_1_1_1_1" style:family="graphic" style:parent-style-name="Alapértelmezett_5f_2_5f_1_5f_1_5f_1_5f_1_5f_1_5f_1_5f_1_5f_1">
      <style:graphic-properties svg:stroke-color="#000000" draw:fill="none"/>
    </style:style>
    <style:style style:name="Alapértelmezett_5f_1_5f_1_5f_1_5f_1_5f_1_5f_1_5f_1_5f_1_5f_1_5f_1" style:display-name="Alapértelmezett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" style:display-name="Alapértelmezett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3_5f_1_5f_1_5f_1_5f_1" style:display-name="Alapértelmezett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" style:display-name="Alapértelmezett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" style:display-name="Alapértelmezett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" style:display-name="Alapértelmezett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" style:display-name="Kitöltetlen objektum_1_1_1_1_1_1_1_1_1_1" style:family="graphic" style:parent-style-name="Alapértelmezett_5f_2_5f_1_5f_1_5f_1_5f_1_5f_1_5f_1_5f_1_5f_1_5f_1">
      <style:graphic-properties svg:stroke-color="#000000" draw:fill="none"/>
    </style:style>
    <style:style style:name="Alapértelmezett_5f_1_5f_1_5f_1_5f_1_5f_1_5f_1_5f_1_5f_1_5f_1_5f_1_5f_1" style:display-name="Alapértelmezett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" style:display-name="Alapértelmezett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3_5f_1_5f_1_5f_1_5f_1_5f_1" style:display-name="Alapértelmezett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" style:display-name="Alapértelmezett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" style:display-name="Alapértelmezett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" style:display-name="Alapértelmezett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" style:display-name="Kitöltetlen objektum_1_1_1_1_1_1_1_1_1_1_1" style:family="graphic" style:parent-style-name="Alapértelmezett_5f_2_5f_1_5f_1_5f_1_5f_1_5f_1_5f_1_5f_1_5f_1_5f_1_5f_1">
      <style:graphic-properties svg:stroke-color="#000000" draw:fill="none"/>
    </style:style>
    <style:style style:name="Alapértelmezett_5f_1_5f_1_5f_1_5f_1_5f_1_5f_1_5f_1_5f_1_5f_1_5f_1_5f_1_5f_1" style:display-name="Alapértelmezett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" style:display-name="Alapértelmezett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3_5f_1_5f_1_5f_1_5f_1_5f_1_5f_1" style:display-name="Alapértelmezett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1" style:display-name="Alapértelmezett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1" style:display-name="Alapértelmezett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1" style:display-name="Alapértelmezett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1" style:display-name="Kitöltetlen objektum_1_1_1_1_1_1_1_1_1_1_1_1" style:family="graphic" style:parent-style-name="Alapértelmezett_5f_2_5f_1_5f_1_5f_1_5f_1_5f_1_5f_1_5f_1_5f_1_5f_1_5f_1_5f_1">
      <style:graphic-properties svg:stroke-color="#000000" draw:fill="none"/>
    </style:style>
    <style:style style:name="Alapértelmezett_5f_1_5f_1_5f_1_5f_1_5f_1_5f_1_5f_1_5f_1_5f_1_5f_1_5f_1_5f_1_5f_1" style:display-name="Alapértelmezett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1" style:display-name="Alapértelmezett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" style:display-name="Alapértelmezet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" style:display-name="Alapértelmezet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" style:display-name="Kitöltetlen objektum_2" style:family="graphic" style:parent-style-name="Alapértelmezett_5f_4">
      <style:graphic-properties svg:stroke-color="#000000" draw:fill="none"/>
    </style:style>
    <style:style style:name="Alapértelmezett_5f_3_5f_1_5f_1_5f_1_5f_1_5f_1_5f_2" style:display-name="Alapértelmezett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" style:display-name="Alapértelmezett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" style:display-name="Alapértelmezett_2_1_1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" style:display-name="Alapértelmezett_2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" style:display-name="Kitöltetlen objektum_1_1_1_1_1_1_1_1_1_1_1_2" style:family="graphic" style:parent-style-name="Alapértelmezett_5f_2_5f_1_5f_1_5f_1_5f_1_5f_1_5f_1_5f_1_5f_1_5f_1_5f_1_5f_2">
      <style:graphic-properties svg:stroke-color="#000000" draw:fill="none"/>
    </style:style>
    <style:style style:name="Alapértelmezett_5f_1_5f_1_5f_1_5f_1_5f_1_5f_1_5f_1_5f_1_5f_1_5f_1_5f_1_5f_1_5f_2" style:display-name="Alapértelmezett_1_1_1_1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" style:display-name="Alapértelmezett_1_1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_5f_1" style:display-name="Alapértelmezet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_5f_1" style:display-name="Alapértelmezet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_5f_1" style:display-name="Kitöltetlen objektum_2_1" style:family="graphic" style:parent-style-name="Alapértelmezett_5f_4_5f_1">
      <style:graphic-properties svg:stroke-color="#000000" draw:fill="none"/>
    </style:style>
    <style:style style:name="Alapértelmezett_5f_3_5f_1_5f_1_5f_1_5f_1_5f_1_5f_2_5f_1" style:display-name="Alapértelmezett_3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_5f_1" style:display-name="Alapértelmezett_3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_5f_1" style:display-name="Alapértelmezett_2_1_1_1_1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_5f_1" style:display-name="Alapértelmezett_2_1_1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_5f_1" style:display-name="Kitöltetlen objektum_1_1_1_1_1_1_1_1_1_1_1_2_1" style:family="graphic" style:parent-style-name="Alapértelmezett_5f_2_5f_1_5f_1_5f_1_5f_1_5f_1_5f_1_5f_1_5f_1_5f_1_5f_1_5f_2_5f_1">
      <style:graphic-properties svg:stroke-color="#000000" draw:fill="none"/>
    </style:style>
    <style:style style:name="Alapértelmezett_5f_1_5f_1_5f_1_5f_1_5f_1_5f_1_5f_1_5f_1_5f_1_5f_1_5f_1_5f_1_5f_2_5f_1" style:display-name="Alapértelmezett_1_1_1_1_1_1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_5f_1" style:display-name="Alapértelmezett_1_1_1_1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_5f_1_5f_1" style:display-name="Alapértelmezet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_5f_1_5f_1" style:display-name="Alapértelmezet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_5f_1_5f_1" style:display-name="Kitöltetlen objektum_2_1_1" style:family="graphic" style:parent-style-name="Alapértelmezett_5f_4_5f_1_5f_1">
      <style:graphic-properties svg:stroke-color="#000000" draw:fill="none"/>
    </style:style>
    <style:style style:name="Alapértelmezett_5f_3_5f_1_5f_1_5f_1_5f_1_5f_1_5f_2_5f_1_5f_1" style:display-name="Alapértelmezett_3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_5f_1_5f_1" style:display-name="Alapértelmezett_3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_5f_1_5f_1" style:display-name="Alapértelmezett_2_1_1_1_1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_5f_1_5f_1" style:display-name="Alapértelmezett_2_1_1_1_1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_5f_1_5f_1" style:display-name="Kitöltetlen objektum_1_1_1_1_1_1_1_1_1_1_1_2_1_1" style:family="graphic" style:parent-style-name="Alapértelmezett_5f_2_5f_1_5f_1_5f_1_5f_1_5f_1_5f_1_5f_1_5f_1_5f_1_5f_1_5f_2_5f_1_5f_1">
      <style:graphic-properties svg:stroke-color="#000000" draw:fill="none"/>
    </style:style>
    <style:style style:name="Alapértelmezett_5f_1_5f_1_5f_1_5f_1_5f_1_5f_1_5f_1_5f_1_5f_1_5f_1_5f_1_5f_1_5f_2_5f_1_5f_1" style:display-name="Alapértelmezett_1_1_1_1_1_1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_5f_1_5f_1" style:display-name="Alapértelmezett_1_1_1_1_1_1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_5f_1_5f_1_5f_1" style:display-name="Alapértelmezett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_5f_1_5f_1_5f_1" style:display-name="Alapértelmezett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_5f_1_5f_1_5f_1" style:display-name="Kitöltetlen objektum_2_1_1_1" style:family="graphic" style:parent-style-name="Alapértelmezett_5f_4_5f_1_5f_1_5f_1">
      <style:graphic-properties svg:stroke-color="#000000" draw:fill="none"/>
    </style:style>
    <style:style style:name="Alapértelmezett_5f_3_5f_1_5f_1_5f_1_5f_1_5f_1_5f_2_5f_1_5f_1_5f_1" style:display-name="Alapértelmezett_3_1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_5f_1_5f_1_5f_1" style:display-name="Alapértelmezett_3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_5f_1_5f_1_5f_1" style:display-name="Alapértelmezett_2_1_1_1_1_1_1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_5f_1_5f_1_5f_1" style:display-name="Alapértelmezett_2_1_1_1_1_1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_5f_1_5f_1_5f_1" style:display-name="Kitöltetlen objektum_1_1_1_1_1_1_1_1_1_1_1_2_1_1_1" style:family="graphic" style:parent-style-name="Alapértelmezett_5f_2_5f_1_5f_1_5f_1_5f_1_5f_1_5f_1_5f_1_5f_1_5f_1_5f_1_5f_2_5f_1_5f_1_5f_1">
      <style:graphic-properties svg:stroke-color="#000000" draw:fill="none"/>
    </style:style>
    <style:style style:name="Alapértelmezett_5f_1_5f_1_5f_1_5f_1_5f_1_5f_1_5f_1_5f_1_5f_1_5f_1_5f_1_5f_1_5f_2_5f_1_5f_1_5f_1" style:display-name="Alapértelmezett_1_1_1_1_1_1_1_1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_5f_1_5f_1_5f_1" style:display-name="Alapértelmezett_1_1_1_1_1_1_1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_5f_1_5f_1_5f_1_5f_1" style:display-name="Alapértelmezett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_5f_1_5f_1_5f_1_5f_1" style:display-name="Alapértelmezett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_5f_1_5f_1_5f_1_5f_1" style:display-name="Kitöltetlen objektum_2_1_1_1_1" style:family="graphic" style:parent-style-name="Alapértelmezett_5f_4_5f_1_5f_1_5f_1_5f_1">
      <style:graphic-properties svg:stroke-color="#000000" draw:fill="none"/>
    </style:style>
    <style:style style:name="Alapértelmezett_5f_3_5f_1_5f_1_5f_1_5f_1_5f_1_5f_2_5f_1_5f_1_5f_1_5f_1" style:display-name="Alapértelmezett_3_1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_5f_1_5f_1_5f_1_5f_1" style:display-name="Alapértelmezett_3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_5f_1_5f_1_5f_1_5f_1" style:display-name="Alapértelmezett_2_1_1_1_1_1_1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_5f_1_5f_1_5f_1_5f_1" style:display-name="Alapértelmezett_2_1_1_1_1_1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_5f_1_5f_1_5f_1_5f_1" style:display-name="Kitöltetlen objektum_1_1_1_1_1_1_1_1_1_1_1_2_1_1_1_1" style:family="graphic" style:parent-style-name="Alapértelmezett_5f_2_5f_1_5f_1_5f_1_5f_1_5f_1_5f_1_5f_1_5f_1_5f_1_5f_1_5f_2_5f_1_5f_1_5f_1_5f_1">
      <style:graphic-properties svg:stroke-color="#000000" draw:fill="none"/>
    </style:style>
    <style:style style:name="Alapértelmezett_5f_1_5f_1_5f_1_5f_1_5f_1_5f_1_5f_1_5f_1_5f_1_5f_1_5f_1_5f_1_5f_2_5f_1_5f_1_5f_1_5f_1" style:display-name="Alapértelmezett_1_1_1_1_1_1_1_1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_5f_1_5f_1_5f_1_5f_1" style:display-name="Alapértelmezett_1_1_1_1_1_1_1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_5f_1_5f_1_5f_1_5f_1_5f_1" style:display-name="Alapértelmezett_4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_5f_1_5f_1_5f_1_5f_1_5f_1" style:display-name="Alapértelmezett_4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_5f_1_5f_1_5f_1_5f_1_5f_1" style:display-name="Kitöltetlen objektum_2_1_1_1_1_1" style:family="graphic" style:parent-style-name="Alapértelmezett_5f_4_5f_1_5f_1_5f_1_5f_1_5f_1">
      <style:graphic-properties svg:stroke-color="#000000" draw:fill="none"/>
    </style:style>
    <style:style style:name="Alapértelmezett_5f_3_5f_1_5f_1_5f_1_5f_1_5f_1_5f_2_5f_1_5f_1_5f_1_5f_1_5f_1" style:display-name="Alapértelmezett_3_1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_5f_1_5f_1_5f_1_5f_1_5f_1" style:display-name="Alapértelmezett_3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_5f_1_5f_1_5f_1_5f_1_5f_1" style:display-name="Alapértelmezett_2_1_1_1_1_1_1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_5f_1_5f_1_5f_1_5f_1_5f_1" style:display-name="Alapértelmezett_2_1_1_1_1_1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_5f_1_5f_1_5f_1_5f_1_5f_1" style:display-name="Kitöltetlen objektum_1_1_1_1_1_1_1_1_1_1_1_2_1_1_1_1_1" style:family="graphic" style:parent-style-name="Alapértelmezett_5f_2_5f_1_5f_1_5f_1_5f_1_5f_1_5f_1_5f_1_5f_1_5f_1_5f_1_5f_2_5f_1_5f_1_5f_1_5f_1_5f_1">
      <style:graphic-properties svg:stroke-color="#000000" draw:fill="none"/>
    </style:style>
    <style:style style:name="Alapértelmezett_5f_1_5f_1_5f_1_5f_1_5f_1_5f_1_5f_1_5f_1_5f_1_5f_1_5f_1_5f_1_5f_2_5f_1_5f_1_5f_1_5f_1_5f_1" style:display-name="Alapértelmezett_1_1_1_1_1_1_1_1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_5f_1_5f_1_5f_1_5f_1_5f_1" style:display-name="Alapértelmezett_1_1_1_1_1_1_1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_5f_1_5f_1_5f_1_5f_1_5f_1_5f_1" style:display-name="Alapértelmezett_4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_5f_1_5f_1_5f_1_5f_1_5f_1_5f_1" style:display-name="Alapértelmezett_4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_5f_1_5f_1_5f_1_5f_1_5f_1_5f_1" style:display-name="Kitöltetlen objektum_2_1_1_1_1_1_1" style:family="graphic" style:parent-style-name="Alapértelmezett_5f_4_5f_1_5f_1_5f_1_5f_1_5f_1_5f_1">
      <style:graphic-properties svg:stroke-color="#000000" draw:fill="none"/>
    </style:style>
    <style:style style:name="Alapértelmezett_5f_3_5f_1_5f_1_5f_1_5f_1_5f_1_5f_2_5f_1_5f_1_5f_1_5f_1_5f_1_5f_1" style:display-name="Alapértelmezett_3_1_1_1_1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_5f_1_5f_1_5f_1_5f_1_5f_1_5f_1" style:display-name="Alapértelmezett_3_1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_5f_1_5f_1_5f_1_5f_1_5f_1_5f_1" style:display-name="Alapértelmezett_2_1_1_1_1_1_1_1_1_1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_5f_1_5f_1_5f_1_5f_1_5f_1_5f_1" style:display-name="Alapértelmezett_2_1_1_1_1_1_1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_5f_1_5f_1_5f_1_5f_1_5f_1_5f_1" style:display-name="Kitöltetlen objektum_1_1_1_1_1_1_1_1_1_1_1_2_1_1_1_1_1_1" style:family="graphic" style:parent-style-name="Alapértelmezett_5f_2_5f_1_5f_1_5f_1_5f_1_5f_1_5f_1_5f_1_5f_1_5f_1_5f_1_5f_2_5f_1_5f_1_5f_1_5f_1_5f_1_5f_1">
      <style:graphic-properties svg:stroke-color="#000000" draw:fill="none"/>
    </style:style>
    <style:style style:name="Alapértelmezett_5f_1_5f_1_5f_1_5f_1_5f_1_5f_1_5f_1_5f_1_5f_1_5f_1_5f_1_5f_1_5f_2_5f_1_5f_1_5f_1_5f_1_5f_1_5f_1" style:display-name="Alapértelmezett_1_1_1_1_1_1_1_1_1_1_1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_5f_1_5f_1_5f_1_5f_1_5f_1_5f_1" style:display-name="Alapértelmezett_1_1_1_1_1_1_1_1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_5f_1_5f_1_5f_1_5f_1_5f_1_5f_1_5f_1" style:display-name="Alapértelmezett_4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_5f_1_5f_1_5f_1_5f_1_5f_1_5f_1_5f_1" style:display-name="Alapértelmezett_4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_5f_1_5f_1_5f_1_5f_1_5f_1_5f_1_5f_1" style:display-name="Kitöltetlen objektum_2_1_1_1_1_1_1_1" style:family="graphic" style:parent-style-name="Alapértelmezett_5f_4_5f_1_5f_1_5f_1_5f_1_5f_1_5f_1_5f_1">
      <style:graphic-properties svg:stroke-color="#000000" draw:fill="none"/>
    </style:style>
    <style:style style:name="Alapértelmezett_5f_3_5f_1_5f_1_5f_1_5f_1_5f_1_5f_2_5f_1_5f_1_5f_1_5f_1_5f_1_5f_1_5f_1" style:display-name="Alapértelmezett_3_1_1_1_1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_5f_1_5f_1_5f_1_5f_1_5f_1_5f_1_5f_1" style:display-name="Alapértelmezett_3_1_1_1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_5f_1_5f_1_5f_1_5f_1_5f_1_5f_1_5f_1" style:display-name="Alapértelmezett_2_1_1_1_1_1_1_1_1_1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_5f_1_5f_1_5f_1_5f_1_5f_1_5f_1_5f_1" style:display-name="Alapértelmezett_2_1_1_1_1_1_1_1_1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_5f_1_5f_1_5f_1_5f_1_5f_1_5f_1_5f_1" style:display-name="Kitöltetlen objektum_1_1_1_1_1_1_1_1_1_1_1_2_1_1_1_1_1_1_1" style:family="graphic" style:parent-style-name="Alapértelmezett_5f_2_5f_1_5f_1_5f_1_5f_1_5f_1_5f_1_5f_1_5f_1_5f_1_5f_1_5f_2_5f_1_5f_1_5f_1_5f_1_5f_1_5f_1_5f_1">
      <style:graphic-properties svg:stroke-color="#000000" draw:fill="none"/>
    </style:style>
    <style:style style:name="Alapértelmezett_5f_1_5f_1_5f_1_5f_1_5f_1_5f_1_5f_1_5f_1_5f_1_5f_1_5f_1_5f_1_5f_2_5f_1_5f_1_5f_1_5f_1_5f_1_5f_1_5f_1" style:display-name="Alapértelmezett_1_1_1_1_1_1_1_1_1_1_1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_5f_1_5f_1_5f_1_5f_1_5f_1_5f_1_5f_1" style:display-name="Alapértelmezett_1_1_1_1_1_1_1_1_1_1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_5f_1_5f_1_5f_1_5f_1_5f_1_5f_1_5f_1_5f_1" style:display-name="Alapértelmezett_4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_5f_1_5f_1_5f_1_5f_1_5f_1_5f_1_5f_1_5f_1" style:display-name="Alapértelmezett_4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_5f_1_5f_1_5f_1_5f_1_5f_1_5f_1_5f_1_5f_1" style:display-name="Kitöltetlen objektum_2_1_1_1_1_1_1_1_1" style:family="graphic" style:parent-style-name="Alapértelmezett_5f_4_5f_1_5f_1_5f_1_5f_1_5f_1_5f_1_5f_1_5f_1">
      <style:graphic-properties svg:stroke-color="#000000" draw:fill="none"/>
    </style:style>
    <style:style style:name="Alapértelmezett_5f_3_5f_1_5f_1_5f_1_5f_1_5f_1_5f_2_5f_1_5f_1_5f_1_5f_1_5f_1_5f_1_5f_1_5f_1" style:display-name="Alapértelmezett_3_1_1_1_1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_5f_1_5f_1_5f_1_5f_1_5f_1_5f_1_5f_1_5f_1" style:display-name="Alapértelmezett_3_1_1_1_1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_5f_1_5f_1_5f_1_5f_1_5f_1_5f_1_5f_1_5f_1" style:display-name="Alapértelmezett_2_1_1_1_1_1_1_1_1_1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_5f_1_5f_1_5f_1_5f_1_5f_1_5f_1_5f_1_5f_1" style:display-name="Alapértelmezett_2_1_1_1_1_1_1_1_1_1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_5f_1_5f_1_5f_1_5f_1_5f_1_5f_1_5f_1_5f_1" style:display-name="Kitöltetlen objektum_1_1_1_1_1_1_1_1_1_1_1_2_1_1_1_1_1_1_1_1" style:family="graphic" style:parent-style-name="Alapértelmezett_5f_2_5f_1_5f_1_5f_1_5f_1_5f_1_5f_1_5f_1_5f_1_5f_1_5f_1_5f_2_5f_1_5f_1_5f_1_5f_1_5f_1_5f_1_5f_1_5f_1">
      <style:graphic-properties svg:stroke-color="#000000" draw:fill="none"/>
    </style:style>
    <style:style style:name="Alapértelmezett_5f_1_5f_1_5f_1_5f_1_5f_1_5f_1_5f_1_5f_1_5f_1_5f_1_5f_1_5f_1_5f_2_5f_1_5f_1_5f_1_5f_1_5f_1_5f_1_5f_1_5f_1" style:display-name="Alapértelmezett_1_1_1_1_1_1_1_1_1_1_1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_5f_1_5f_1_5f_1_5f_1_5f_1_5f_1_5f_1_5f_1" style:display-name="Alapértelmezett_1_1_1_1_1_1_1_1_1_1_1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4_5f_1_5f_1_5f_1_5f_1_5f_1_5f_1_5f_1_5f_1_5f_1" style:display-name="Alapértelmezett_4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4_5f_1_5f_1_5f_1_5f_1_5f_1_5f_1_5f_1_5f_1_5f_1" style:display-name="Alapértelmezett_4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2_5f_1_5f_1_5f_1_5f_1_5f_1_5f_1_5f_1_5f_1_5f_1" style:display-name="Kitöltetlen objektum_2_1_1_1_1_1_1_1_1_1" style:family="graphic" style:parent-style-name="Alapértelmezett_5f_4_5f_1_5f_1_5f_1_5f_1_5f_1_5f_1_5f_1_5f_1_5f_1">
      <style:graphic-properties svg:stroke-color="#000000" draw:fill="none"/>
    </style:style>
    <style:style style:name="Alapértelmezett_5f_3_5f_1_5f_1_5f_1_5f_1_5f_1_5f_2_5f_1_5f_1_5f_1_5f_1_5f_1_5f_1_5f_1_5f_1_5f_1" style:display-name="Alapértelmezett_3_1_1_1_1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3_5f_1_5f_1_5f_1_5f_1_5f_1_5f_2_5f_1_5f_1_5f_1_5f_1_5f_1_5f_1_5f_1_5f_1_5f_1" style:display-name="Alapértelmezett_3_1_1_1_1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_5f_2_5f_1_5f_1_5f_1_5f_1_5f_1_5f_1_5f_1_5f_1_5f_1_5f_1_5f_2_5f_1_5f_1_5f_1_5f_1_5f_1_5f_1_5f_1_5f_1_5f_1" style:display-name="Alapértelmezett_2_1_1_1_1_1_1_1_1_1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2_5f_1_5f_1_5f_1_5f_1_5f_1_5f_1_5f_1_5f_1_5f_1_5f_1_5f_2_5f_1_5f_1_5f_1_5f_1_5f_1_5f_1_5f_1_5f_1_5f_1" style:display-name="Alapértelmezett_2_1_1_1_1_1_1_1_1_1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itöltetlen_20_objektum_5f_1_5f_1_5f_1_5f_1_5f_1_5f_1_5f_1_5f_1_5f_1_5f_1_5f_1_5f_2_5f_1_5f_1_5f_1_5f_1_5f_1_5f_1_5f_1_5f_1_5f_1" style:display-name="Kitöltetlen objektum_1_1_1_1_1_1_1_1_1_1_1_2_1_1_1_1_1_1_1_1_1" style:family="graphic" style:parent-style-name="Alapértelmezett_5f_2_5f_1_5f_1_5f_1_5f_1_5f_1_5f_1_5f_1_5f_1_5f_1_5f_1_5f_2_5f_1_5f_1_5f_1_5f_1_5f_1_5f_1_5f_1_5f_1_5f_1">
      <style:graphic-properties svg:stroke-color="#000000" draw:fill="none"/>
    </style:style>
    <style:style style:name="Alapértelmezett_5f_1_5f_1_5f_1_5f_1_5f_1_5f_1_5f_1_5f_1_5f_1_5f_1_5f_1_5f_1_5f_2_5f_1_5f_1_5f_1_5f_1_5f_1_5f_1_5f_1_5f_1_5f_1" style:display-name="Alapértelmezett_1_1_1_1_1_1_1_1_1_1_1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_5f_1_5f_1_5f_1_5f_1_5f_1_5f_1_5f_1_5f_1_5f_1_5f_2_5f_1_5f_1_5f_1_5f_1_5f_1_5f_1_5f_1_5f_1_5f_1" style:display-name="Alapértelmezett_1_1_1_1_1_1_1_1_1_1_1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4cm" fo:margin-bottom="0cm" fo:text-indent="0cm"/>
      <style:text-properties fo:font-size="24.1000003814697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Alapértelmezett" style:page-layout-name="PM1" draw:style-name="Mdp1">
      <draw:frame presentation:style-name="Alapértelmezett-title" draw:layer="backgroundobjects" svg:width="24.542cm" svg:height="3.172cm" svg:x="2.362cm" svg:y="1.756cm" presentation:class="title" presentation:placeholder="true">
        <draw:text-box/>
      </draw:frame>
      <draw:frame presentation:style-name="Alapértelmezett-outline1" draw:layer="backgroundobjects" svg:width="24.542cm" svg:height="11.019cm" svg:x="2.362cm" svg:y="5.444cm" presentation:class="outline" presentation:placeholder="true">
        <draw:text-box/>
      </draw:frame>
      <draw:frame presentation:style-name="Mpr1" draw:text-style-name="MP2" draw:layer="backgroundobjects" svg:width="6.353cm" svg:height="1.309cm" svg:x="2.362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643cm" svg:height="1.309cm" svg:x="10.324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353cm" svg:height="1.309cm" svg:x="20.551cm" svg:y="18.30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8:13:03.457000000</meta:creation-date>
    <dc:date>2018-10-09T20:00:51.593000000</dc:date>
    <meta:editing-duration>PT1H24M42S</meta:editing-duration>
    <meta:editing-cycles>29</meta:editing-cycles>
    <meta:generator>LibreOffice/6.0.6.2$Windows_x86 LibreOffice_project/0c292870b25a325b5ed35f6b45599d2ea4458e77</meta:generator>
    <meta:document-statistic meta:object-count="2257"/>
  </office:meta>
</office:document-meta>
</file>